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formx="urn:openoffice:names:experimental:ooxml-odf-interop:xmlns:form:1.0" xmlns:svg="urn:oasis:names:tc:opendocument:xmlns:svg-compatible:1.0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steps="1000" table:maximum-difference="0.01"/>
      </table:calculation-settings>
      <table:table table:name="train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RAND()*10-5" office:value-type="float" office:value="4.49707504608087" calcext:value-type="float">
            <text:p>4.49707504608087</text:p>
          </table:table-cell>
          <table:table-cell table:formula="of:=IF(1/(1+EXP(-[.A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24484855986355" calcext:value-type="float">
            <text:p>-4.24484855986355</text:p>
          </table:table-cell>
          <table:table-cell table:formula="of:=IF(1/(1+EXP(-[.A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2941092025694" calcext:value-type="float">
            <text:p>1.72941092025694</text:p>
          </table:table-cell>
          <table:table-cell table:formula="of:=IF(1/(1+EXP(-[.A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90874187709188" calcext:value-type="float">
            <text:p>3.90874187709188</text:p>
          </table:table-cell>
          <table:table-cell table:formula="of:=IF(1/(1+EXP(-[.A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28005512757456" calcext:value-type="float">
            <text:p>-3.28005512757456</text:p>
          </table:table-cell>
          <table:table-cell table:formula="of:=IF(1/(1+EXP(-[.A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9776240095943" calcext:value-type="float">
            <text:p>-2.19776240095943</text:p>
          </table:table-cell>
          <table:table-cell table:formula="of:=IF(1/(1+EXP(-[.A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12492406273236" calcext:value-type="float">
            <text:p>2.12492406273236</text:p>
          </table:table-cell>
          <table:table-cell table:formula="of:=IF(1/(1+EXP(-[.A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0877251111600579" calcext:value-type="float">
            <text:p>-0.087725111160058</text:p>
          </table:table-cell>
          <table:table-cell table:formula="of:=IF(1/(1+EXP(-[.A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480264014635651" calcext:value-type="float">
            <text:p>0.480264014635651</text:p>
          </table:table-cell>
          <table:table-cell table:formula="of:=IF(1/(1+EXP(-[.A1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9675387724762" calcext:value-type="float">
            <text:p>2.49675387724762</text:p>
          </table:table-cell>
          <table:table-cell table:formula="of:=IF(1/(1+EXP(-[.A1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48319253216506" calcext:value-type="float">
            <text:p>4.48319253216506</text:p>
          </table:table-cell>
          <table:table-cell table:formula="of:=IF(1/(1+EXP(-[.A1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67250087756093" calcext:value-type="float">
            <text:p>3.67250087756093</text:p>
          </table:table-cell>
          <table:table-cell table:formula="of:=IF(1/(1+EXP(-[.A1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90470750676522" calcext:value-type="float">
            <text:p>0.90470750676522</text:p>
          </table:table-cell>
          <table:table-cell table:formula="of:=IF(1/(1+EXP(-[.A1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20116455140885" calcext:value-type="float">
            <text:p>3.20116455140885</text:p>
          </table:table-cell>
          <table:table-cell table:formula="of:=IF(1/(1+EXP(-[.A1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57261318197995" calcext:value-type="float">
            <text:p>4.57261318197995</text:p>
          </table:table-cell>
          <table:table-cell table:formula="of:=IF(1/(1+EXP(-[.A1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87775338097327" calcext:value-type="float">
            <text:p>4.87775338097327</text:p>
          </table:table-cell>
          <table:table-cell table:formula="of:=IF(1/(1+EXP(-[.A1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34949469959462" calcext:value-type="float">
            <text:p>-1.34949469959462</text:p>
          </table:table-cell>
          <table:table-cell table:formula="of:=IF(1/(1+EXP(-[.A1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3168781368969" calcext:value-type="float">
            <text:p>3.93168781368969</text:p>
          </table:table-cell>
          <table:table-cell table:formula="of:=IF(1/(1+EXP(-[.A1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33905578826055" calcext:value-type="float">
            <text:p>-0.533905578826055</text:p>
          </table:table-cell>
          <table:table-cell table:formula="of:=IF(1/(1+EXP(-[.A2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7033808299571" calcext:value-type="float">
            <text:p>-1.87033808299571</text:p>
          </table:table-cell>
          <table:table-cell table:formula="of:=IF(1/(1+EXP(-[.A2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4205169462349" calcext:value-type="float">
            <text:p>-3.44205169462349</text:p>
          </table:table-cell>
          <table:table-cell table:formula="of:=IF(1/(1+EXP(-[.A2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2117105110603" calcext:value-type="float">
            <text:p>4.32117105110603</text:p>
          </table:table-cell>
          <table:table-cell table:formula="of:=IF(1/(1+EXP(-[.A2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32319239642825" calcext:value-type="float">
            <text:p>-4.32319239642825</text:p>
          </table:table-cell>
          <table:table-cell table:formula="of:=IF(1/(1+EXP(-[.A2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5506932274115" calcext:value-type="float">
            <text:p>3.65506932274115</text:p>
          </table:table-cell>
          <table:table-cell table:formula="of:=IF(1/(1+EXP(-[.A2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75536096262317" calcext:value-type="float">
            <text:p>2.75536096262317</text:p>
          </table:table-cell>
          <table:table-cell table:formula="of:=IF(1/(1+EXP(-[.A2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543842437256911" calcext:value-type="float">
            <text:p>0.543842437256911</text:p>
          </table:table-cell>
          <table:table-cell table:formula="of:=IF(1/(1+EXP(-[.A2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57812998416408" calcext:value-type="float">
            <text:p>3.57812998416408</text:p>
          </table:table-cell>
          <table:table-cell table:formula="of:=IF(1/(1+EXP(-[.A2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9100758052129" calcext:value-type="float">
            <text:p>-4.9100758052129</text:p>
          </table:table-cell>
          <table:table-cell table:formula="of:=IF(1/(1+EXP(-[.A2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812618734936" calcext:value-type="float">
            <text:p>4.2812618734936</text:p>
          </table:table-cell>
          <table:table-cell table:formula="of:=IF(1/(1+EXP(-[.A3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18661639379568" calcext:value-type="float">
            <text:p>3.18661639379568</text:p>
          </table:table-cell>
          <table:table-cell table:formula="of:=IF(1/(1+EXP(-[.A3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3061577385161" calcext:value-type="float">
            <text:p>3.53061577385161</text:p>
          </table:table-cell>
          <table:table-cell table:formula="of:=IF(1/(1+EXP(-[.A3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10219980876292" calcext:value-type="float">
            <text:p>-4.10219980876292</text:p>
          </table:table-cell>
          <table:table-cell table:formula="of:=IF(1/(1+EXP(-[.A3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24678546337303" calcext:value-type="float">
            <text:p>-0.24678546337303</text:p>
          </table:table-cell>
          <table:table-cell table:formula="of:=IF(1/(1+EXP(-[.A3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2151132134445" calcext:value-type="float">
            <text:p>1.42151132134445</text:p>
          </table:table-cell>
          <table:table-cell table:formula="of:=IF(1/(1+EXP(-[.A3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4409223694254" calcext:value-type="float">
            <text:p>4.44409223694254</text:p>
          </table:table-cell>
          <table:table-cell table:formula="of:=IF(1/(1+EXP(-[.A3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55233935019657" calcext:value-type="float">
            <text:p>-1.55233935019657</text:p>
          </table:table-cell>
          <table:table-cell table:formula="of:=IF(1/(1+EXP(-[.A3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30893720476633" calcext:value-type="float">
            <text:p>1.30893720476633</text:p>
          </table:table-cell>
          <table:table-cell table:formula="of:=IF(1/(1+EXP(-[.A3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85969680871847" calcext:value-type="float">
            <text:p>-4.85969680871847</text:p>
          </table:table-cell>
          <table:table-cell table:formula="of:=IF(1/(1+EXP(-[.A3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3289257183759" calcext:value-type="float">
            <text:p>-2.43289257183759</text:p>
          </table:table-cell>
          <table:table-cell table:formula="of:=IF(1/(1+EXP(-[.A4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0298265226777" calcext:value-type="float">
            <text:p>3.0298265226777</text:p>
          </table:table-cell>
          <table:table-cell table:formula="of:=IF(1/(1+EXP(-[.A4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55017138282921" calcext:value-type="float">
            <text:p>-4.55017138282921</text:p>
          </table:table-cell>
          <table:table-cell table:formula="of:=IF(1/(1+EXP(-[.A4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1792785615644" calcext:value-type="float">
            <text:p>-2.41792785615644</text:p>
          </table:table-cell>
          <table:table-cell table:formula="of:=IF(1/(1+EXP(-[.A4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6164342773836" calcext:value-type="float">
            <text:p>-2.36164342773836</text:p>
          </table:table-cell>
          <table:table-cell table:formula="of:=IF(1/(1+EXP(-[.A4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58049830181341" calcext:value-type="float">
            <text:p>0.558049830181341</text:p>
          </table:table-cell>
          <table:table-cell table:formula="of:=IF(1/(1+EXP(-[.A4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83347365069894" calcext:value-type="float">
            <text:p>3.83347365069894</text:p>
          </table:table-cell>
          <table:table-cell table:formula="of:=IF(1/(1+EXP(-[.A4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72191513142791" calcext:value-type="float">
            <text:p>4.72191513142791</text:p>
          </table:table-cell>
          <table:table-cell table:formula="of:=IF(1/(1+EXP(-[.A4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15444033278969" calcext:value-type="float">
            <text:p>-0.515444033278969</text:p>
          </table:table-cell>
          <table:table-cell table:formula="of:=IF(1/(1+EXP(-[.A4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39560256581655" calcext:value-type="float">
            <text:p>1.39560256581655</text:p>
          </table:table-cell>
          <table:table-cell table:formula="of:=IF(1/(1+EXP(-[.A4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744026521900417" calcext:value-type="float">
            <text:p>0.744026521900417</text:p>
          </table:table-cell>
          <table:table-cell table:formula="of:=IF(1/(1+EXP(-[.A5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5440031585735" calcext:value-type="float">
            <text:p>-2.75440031585735</text:p>
          </table:table-cell>
          <table:table-cell table:formula="of:=IF(1/(1+EXP(-[.A5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84672885403681" calcext:value-type="float">
            <text:p>-0.584672885403681</text:p>
          </table:table-cell>
          <table:table-cell table:formula="of:=IF(1/(1+EXP(-[.A5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3758213292271" calcext:value-type="float">
            <text:p>-1.43758213292271</text:p>
          </table:table-cell>
          <table:table-cell table:formula="of:=IF(1/(1+EXP(-[.A5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8156205792724" calcext:value-type="float">
            <text:p>-2.68156205792724</text:p>
          </table:table-cell>
          <table:table-cell table:formula="of:=IF(1/(1+EXP(-[.A5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68173456050137" calcext:value-type="float">
            <text:p>1.68173456050137</text:p>
          </table:table-cell>
          <table:table-cell table:formula="of:=IF(1/(1+EXP(-[.A5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5022489001827" calcext:value-type="float">
            <text:p>-2.65022489001827</text:p>
          </table:table-cell>
          <table:table-cell table:formula="of:=IF(1/(1+EXP(-[.A5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13595826041809" calcext:value-type="float">
            <text:p>2.13595826041809</text:p>
          </table:table-cell>
          <table:table-cell table:formula="of:=IF(1/(1+EXP(-[.A5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83798285014142" calcext:value-type="float">
            <text:p>-1.83798285014142</text:p>
          </table:table-cell>
          <table:table-cell table:formula="of:=IF(1/(1+EXP(-[.A5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650631412882" calcext:value-type="float">
            <text:p>-2.5650631412882</text:p>
          </table:table-cell>
          <table:table-cell table:formula="of:=IF(1/(1+EXP(-[.A5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85412420582624" calcext:value-type="float">
            <text:p>0.685412420582624</text:p>
          </table:table-cell>
          <table:table-cell table:formula="of:=IF(1/(1+EXP(-[.A6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55103539235587" calcext:value-type="float">
            <text:p>4.55103539235587</text:p>
          </table:table-cell>
          <table:table-cell table:formula="of:=IF(1/(1+EXP(-[.A6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21786718115128" calcext:value-type="float">
            <text:p>4.21786718115128</text:p>
          </table:table-cell>
          <table:table-cell table:formula="of:=IF(1/(1+EXP(-[.A6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0701054892897561" calcext:value-type="float">
            <text:p>-0.070105489289756</text:p>
          </table:table-cell>
          <table:table-cell table:formula="of:=IF(1/(1+EXP(-[.A6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9806358329858" calcext:value-type="float">
            <text:p>0.39806358329858</text:p>
          </table:table-cell>
          <table:table-cell table:formula="of:=IF(1/(1+EXP(-[.A6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1230200168646" calcext:value-type="float">
            <text:p>1.51230200168646</text:p>
          </table:table-cell>
          <table:table-cell table:formula="of:=IF(1/(1+EXP(-[.A6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00907763539847" calcext:value-type="float">
            <text:p>2.00907763539847</text:p>
          </table:table-cell>
          <table:table-cell table:formula="of:=IF(1/(1+EXP(-[.A6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1722269408264" calcext:value-type="float">
            <text:p>-3.1722269408264</text:p>
          </table:table-cell>
          <table:table-cell table:formula="of:=IF(1/(1+EXP(-[.A6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15605758994" calcext:value-type="float">
            <text:p>0.515605758994</text:p>
          </table:table-cell>
          <table:table-cell table:formula="of:=IF(1/(1+EXP(-[.A6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24256807748083" calcext:value-type="float">
            <text:p>-0.24256807748083</text:p>
          </table:table-cell>
          <table:table-cell table:formula="of:=IF(1/(1+EXP(-[.A6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76425003660663" calcext:value-type="float">
            <text:p>2.76425003660663</text:p>
          </table:table-cell>
          <table:table-cell table:formula="of:=IF(1/(1+EXP(-[.A7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157856341114266" calcext:value-type="float">
            <text:p>0.157856341114266</text:p>
          </table:table-cell>
          <table:table-cell table:formula="of:=IF(1/(1+EXP(-[.A7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0399889691305" calcext:value-type="float">
            <text:p>-4.90399889691305</text:p>
          </table:table-cell>
          <table:table-cell table:formula="of:=IF(1/(1+EXP(-[.A7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0669357938383" calcext:value-type="float">
            <text:p>-1.60669357938383</text:p>
          </table:table-cell>
          <table:table-cell table:formula="of:=IF(1/(1+EXP(-[.A7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7599606940072" calcext:value-type="float">
            <text:p>1.57599606940072</text:p>
          </table:table-cell>
          <table:table-cell table:formula="of:=IF(1/(1+EXP(-[.A7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06633848512066" calcext:value-type="float">
            <text:p>4.06633848512066</text:p>
          </table:table-cell>
          <table:table-cell table:formula="of:=IF(1/(1+EXP(-[.A7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0257849656821314" calcext:value-type="float">
            <text:p>0.025784965682131</text:p>
          </table:table-cell>
          <table:table-cell table:formula="of:=IF(1/(1+EXP(-[.A7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9442751274579" calcext:value-type="float">
            <text:p>-1.89442751274579</text:p>
          </table:table-cell>
          <table:table-cell table:formula="of:=IF(1/(1+EXP(-[.A7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70092456299676" calcext:value-type="float">
            <text:p>3.70092456299676</text:p>
          </table:table-cell>
          <table:table-cell table:formula="of:=IF(1/(1+EXP(-[.A7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49527330307467" calcext:value-type="float">
            <text:p>4.49527330307467</text:p>
          </table:table-cell>
          <table:table-cell table:formula="of:=IF(1/(1+EXP(-[.A7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30298787371929" calcext:value-type="float">
            <text:p>-4.30298787371929</text:p>
          </table:table-cell>
          <table:table-cell table:formula="of:=IF(1/(1+EXP(-[.A8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94283651745023" calcext:value-type="float">
            <text:p>4.94283651745023</text:p>
          </table:table-cell>
          <table:table-cell table:formula="of:=IF(1/(1+EXP(-[.A8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84167233129407" calcext:value-type="float">
            <text:p>-4.84167233129407</text:p>
          </table:table-cell>
          <table:table-cell table:formula="of:=IF(1/(1+EXP(-[.A8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804934793838044" calcext:value-type="float">
            <text:p>0.804934793838044</text:p>
          </table:table-cell>
          <table:table-cell table:formula="of:=IF(1/(1+EXP(-[.A8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22417366899857" calcext:value-type="float">
            <text:p>1.22417366899857</text:p>
          </table:table-cell>
          <table:table-cell table:formula="of:=IF(1/(1+EXP(-[.A8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0408953103415" calcext:value-type="float">
            <text:p>1.40408953103415</text:p>
          </table:table-cell>
          <table:table-cell table:formula="of:=IF(1/(1+EXP(-[.A8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805617793366281" calcext:value-type="float">
            <text:p>-0.805617793366281</text:p>
          </table:table-cell>
          <table:table-cell table:formula="of:=IF(1/(1+EXP(-[.A8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53180882714405" calcext:value-type="float">
            <text:p>4.53180882714405</text:p>
          </table:table-cell>
          <table:table-cell table:formula="of:=IF(1/(1+EXP(-[.A8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291159819335618" calcext:value-type="float">
            <text:p>-0.291159819335618</text:p>
          </table:table-cell>
          <table:table-cell table:formula="of:=IF(1/(1+EXP(-[.A8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790206884660824" calcext:value-type="float">
            <text:p>-0.790206884660824</text:p>
          </table:table-cell>
          <table:table-cell table:formula="of:=IF(1/(1+EXP(-[.A8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11811404029319" calcext:value-type="float">
            <text:p>3.11811404029319</text:p>
          </table:table-cell>
          <table:table-cell table:formula="of:=IF(1/(1+EXP(-[.A9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34291168514943" calcext:value-type="float">
            <text:p>-1.34291168514943</text:p>
          </table:table-cell>
          <table:table-cell table:formula="of:=IF(1/(1+EXP(-[.A9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8339469974619" calcext:value-type="float">
            <text:p>-2.28339469974619</text:p>
          </table:table-cell>
          <table:table-cell table:formula="of:=IF(1/(1+EXP(-[.A9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2930348682659" calcext:value-type="float">
            <text:p>-2.62930348682659</text:p>
          </table:table-cell>
          <table:table-cell table:formula="of:=IF(1/(1+EXP(-[.A9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0022228965355" calcext:value-type="float">
            <text:p>-3.90022228965355</text:p>
          </table:table-cell>
          <table:table-cell table:formula="of:=IF(1/(1+EXP(-[.A9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76844171572822" calcext:value-type="float">
            <text:p>4.76844171572822</text:p>
          </table:table-cell>
          <table:table-cell table:formula="of:=IF(1/(1+EXP(-[.A9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53481464378336" calcext:value-type="float">
            <text:p>-3.53481464378336</text:p>
          </table:table-cell>
          <table:table-cell table:formula="of:=IF(1/(1+EXP(-[.A9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738830276105" calcext:value-type="float">
            <text:p>-1.8738830276105</text:p>
          </table:table-cell>
          <table:table-cell table:formula="of:=IF(1/(1+EXP(-[.A9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76929714828093" calcext:value-type="float">
            <text:p>0.676929714828093</text:p>
          </table:table-cell>
          <table:table-cell table:formula="of:=IF(1/(1+EXP(-[.A9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0989792574696269" calcext:value-type="float">
            <text:p>0.098979257469627</text:p>
          </table:table-cell>
          <table:table-cell table:formula="of:=IF(1/(1+EXP(-[.A9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98319759373115" calcext:value-type="float">
            <text:p>-0.198319759373115</text:p>
          </table:table-cell>
          <table:table-cell table:formula="of:=IF(1/(1+EXP(-[.A10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39067590558051" calcext:value-type="float">
            <text:p>-1.39067590558051</text:p>
          </table:table-cell>
          <table:table-cell table:formula="of:=IF(1/(1+EXP(-[.A10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3244747849925" calcext:value-type="float">
            <text:p>-2.73244747849925</text:p>
          </table:table-cell>
          <table:table-cell table:formula="of:=IF(1/(1+EXP(-[.A10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2374303703199" calcext:value-type="float">
            <text:p>-4.82374303703199</text:p>
          </table:table-cell>
          <table:table-cell table:formula="of:=IF(1/(1+EXP(-[.A10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80446739564778" calcext:value-type="float">
            <text:p>3.80446739564778</text:p>
          </table:table-cell>
          <table:table-cell table:formula="of:=IF(1/(1+EXP(-[.A10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39070674124847" calcext:value-type="float">
            <text:p>2.39070674124847</text:p>
          </table:table-cell>
          <table:table-cell table:formula="of:=IF(1/(1+EXP(-[.A10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34875396659998" calcext:value-type="float">
            <text:p>-2.34875396659998</text:p>
          </table:table-cell>
          <table:table-cell table:formula="of:=IF(1/(1+EXP(-[.A10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944825740681974" calcext:value-type="float">
            <text:p>0.944825740681974</text:p>
          </table:table-cell>
          <table:table-cell table:formula="of:=IF(1/(1+EXP(-[.A10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086194754796" calcext:value-type="float">
            <text:p>-4.1086194754796</text:p>
          </table:table-cell>
          <table:table-cell table:formula="of:=IF(1/(1+EXP(-[.A10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6336105592649" calcext:value-type="float">
            <text:p>-2.76336105592649</text:p>
          </table:table-cell>
          <table:table-cell table:formula="of:=IF(1/(1+EXP(-[.A10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12708406943871" calcext:value-type="float">
            <text:p>2.12708406943871</text:p>
          </table:table-cell>
          <table:table-cell table:formula="of:=IF(1/(1+EXP(-[.A11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63573912346231" calcext:value-type="float">
            <text:p>-0.63573912346231</text:p>
          </table:table-cell>
          <table:table-cell table:formula="of:=IF(1/(1+EXP(-[.A11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93450481770681" calcext:value-type="float">
            <text:p>4.93450481770681</text:p>
          </table:table-cell>
          <table:table-cell table:formula="of:=IF(1/(1+EXP(-[.A11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475420745537238" calcext:value-type="float">
            <text:p>-0.475420745537238</text:p>
          </table:table-cell>
          <table:table-cell table:formula="of:=IF(1/(1+EXP(-[.A11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52553427749329" calcext:value-type="float">
            <text:p>-0.552553427749329</text:p>
          </table:table-cell>
          <table:table-cell table:formula="of:=IF(1/(1+EXP(-[.A11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0214600337993" calcext:value-type="float">
            <text:p>-3.90214600337993</text:p>
          </table:table-cell>
          <table:table-cell table:formula="of:=IF(1/(1+EXP(-[.A11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357880402794" calcext:value-type="float">
            <text:p>-4.1357880402794</text:p>
          </table:table-cell>
          <table:table-cell table:formula="of:=IF(1/(1+EXP(-[.A11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465089947200169" calcext:value-type="float">
            <text:p>0.465089947200169</text:p>
          </table:table-cell>
          <table:table-cell table:formula="of:=IF(1/(1+EXP(-[.A11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3438703445369" calcext:value-type="float">
            <text:p>-1.93438703445369</text:p>
          </table:table-cell>
          <table:table-cell table:formula="of:=IF(1/(1+EXP(-[.A11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6860371994919" calcext:value-type="float">
            <text:p>-1.56860371994919</text:p>
          </table:table-cell>
          <table:table-cell table:formula="of:=IF(1/(1+EXP(-[.A11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6071241457098" calcext:value-type="float">
            <text:p>-3.86071241457098</text:p>
          </table:table-cell>
          <table:table-cell table:formula="of:=IF(1/(1+EXP(-[.A12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9819487931551" calcext:value-type="float">
            <text:p>-2.79819487931551</text:p>
          </table:table-cell>
          <table:table-cell table:formula="of:=IF(1/(1+EXP(-[.A12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1946603544031" calcext:value-type="float">
            <text:p>-2.01946603544031</text:p>
          </table:table-cell>
          <table:table-cell table:formula="of:=IF(1/(1+EXP(-[.A12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75669245155292" calcext:value-type="float">
            <text:p>2.75669245155292</text:p>
          </table:table-cell>
          <table:table-cell table:formula="of:=IF(1/(1+EXP(-[.A12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820841366657696" calcext:value-type="float">
            <text:p>-0.820841366657696</text:p>
          </table:table-cell>
          <table:table-cell table:formula="of:=IF(1/(1+EXP(-[.A12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53175588504288" calcext:value-type="float">
            <text:p>-4.53175588504288</text:p>
          </table:table-cell>
          <table:table-cell table:formula="of:=IF(1/(1+EXP(-[.A12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8662606787436" calcext:value-type="float">
            <text:p>-1.78662606787436</text:p>
          </table:table-cell>
          <table:table-cell table:formula="of:=IF(1/(1+EXP(-[.A12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39873742978888" calcext:value-type="float">
            <text:p>-4.39873742978888</text:p>
          </table:table-cell>
          <table:table-cell table:formula="of:=IF(1/(1+EXP(-[.A12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67382986787056" calcext:value-type="float">
            <text:p>0.667382986787056</text:p>
          </table:table-cell>
          <table:table-cell table:formula="of:=IF(1/(1+EXP(-[.A12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0191571630491838" calcext:value-type="float">
            <text:p>0.019157163049184</text:p>
          </table:table-cell>
          <table:table-cell table:formula="of:=IF(1/(1+EXP(-[.A12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489196601583517" calcext:value-type="float">
            <text:p>0.048919660158352</text:p>
          </table:table-cell>
          <table:table-cell table:formula="of:=IF(1/(1+EXP(-[.A13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4509084773399" calcext:value-type="float">
            <text:p>1.54509084773399</text:p>
          </table:table-cell>
          <table:table-cell table:formula="of:=IF(1/(1+EXP(-[.A13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20415499127049" calcext:value-type="float">
            <text:p>-1.20415499127049</text:p>
          </table:table-cell>
          <table:table-cell table:formula="of:=IF(1/(1+EXP(-[.A13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1372179888006" calcext:value-type="float">
            <text:p>4.61372179888006</text:p>
          </table:table-cell>
          <table:table-cell table:formula="of:=IF(1/(1+EXP(-[.A13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05911823389205" calcext:value-type="float">
            <text:p>3.05911823389205</text:p>
          </table:table-cell>
          <table:table-cell table:formula="of:=IF(1/(1+EXP(-[.A13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19317283671353" calcext:value-type="float">
            <text:p>2.19317283671353</text:p>
          </table:table-cell>
          <table:table-cell table:formula="of:=IF(1/(1+EXP(-[.A13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42646406952958" calcext:value-type="float">
            <text:p>-1.42646406952958</text:p>
          </table:table-cell>
          <table:table-cell table:formula="of:=IF(1/(1+EXP(-[.A13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0776515134721" calcext:value-type="float">
            <text:p>3.0776515134721</text:p>
          </table:table-cell>
          <table:table-cell table:formula="of:=IF(1/(1+EXP(-[.A13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07914312131782" calcext:value-type="float">
            <text:p>-1.07914312131782</text:p>
          </table:table-cell>
          <table:table-cell table:formula="of:=IF(1/(1+EXP(-[.A13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7199435021245" calcext:value-type="float">
            <text:p>-3.47199435021245</text:p>
          </table:table-cell>
          <table:table-cell table:formula="of:=IF(1/(1+EXP(-[.A13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3879926265584" calcext:value-type="float">
            <text:p>-4.73879926265584</text:p>
          </table:table-cell>
          <table:table-cell table:formula="of:=IF(1/(1+EXP(-[.A14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134461669989" calcext:value-type="float">
            <text:p>-2.5134461669989</text:p>
          </table:table-cell>
          <table:table-cell table:formula="of:=IF(1/(1+EXP(-[.A14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61738186267853" calcext:value-type="float">
            <text:p>-4.61738186267853</text:p>
          </table:table-cell>
          <table:table-cell table:formula="of:=IF(1/(1+EXP(-[.A14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260373067954696" calcext:value-type="float">
            <text:p>-0.02603730679547</text:p>
          </table:table-cell>
          <table:table-cell table:formula="of:=IF(1/(1+EXP(-[.A14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450823698262" calcext:value-type="float">
            <text:p>1.4450823698262</text:p>
          </table:table-cell>
          <table:table-cell table:formula="of:=IF(1/(1+EXP(-[.A14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767760994347865" calcext:value-type="float">
            <text:p>-0.767760994347865</text:p>
          </table:table-cell>
          <table:table-cell table:formula="of:=IF(1/(1+EXP(-[.A14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421296744582" calcext:value-type="float">
            <text:p>-1.4421296744582</text:p>
          </table:table-cell>
          <table:table-cell table:formula="of:=IF(1/(1+EXP(-[.A14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0272214928875" calcext:value-type="float">
            <text:p>4.40272214928875</text:p>
          </table:table-cell>
          <table:table-cell table:formula="of:=IF(1/(1+EXP(-[.A14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2685297096884" calcext:value-type="float">
            <text:p>-3.82685297096884</text:p>
          </table:table-cell>
          <table:table-cell table:formula="of:=IF(1/(1+EXP(-[.A14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28993921670066" calcext:value-type="float">
            <text:p>-1.28993921670066</text:p>
          </table:table-cell>
          <table:table-cell table:formula="of:=IF(1/(1+EXP(-[.A14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08573584707141" calcext:value-type="float">
            <text:p>1.08573584707141</text:p>
          </table:table-cell>
          <table:table-cell table:formula="of:=IF(1/(1+EXP(-[.A15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39243251788659" calcext:value-type="float">
            <text:p>-1.39243251788659</text:p>
          </table:table-cell>
          <table:table-cell table:formula="of:=IF(1/(1+EXP(-[.A15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2548582003153" calcext:value-type="float">
            <text:p>2.42548582003153</text:p>
          </table:table-cell>
          <table:table-cell table:formula="of:=IF(1/(1+EXP(-[.A15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35833933349074" calcext:value-type="float">
            <text:p>3.35833933349074</text:p>
          </table:table-cell>
          <table:table-cell table:formula="of:=IF(1/(1+EXP(-[.A15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29212137577452" calcext:value-type="float">
            <text:p>-2.29212137577452</text:p>
          </table:table-cell>
          <table:table-cell table:formula="of:=IF(1/(1+EXP(-[.A15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297308901794082" calcext:value-type="float">
            <text:p>-0.029730890179408</text:p>
          </table:table-cell>
          <table:table-cell table:formula="of:=IF(1/(1+EXP(-[.A15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003018433668" calcext:value-type="float">
            <text:p>-3.8003018433668</text:p>
          </table:table-cell>
          <table:table-cell table:formula="of:=IF(1/(1+EXP(-[.A15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0348752802284" calcext:value-type="float">
            <text:p>-1.80348752802284</text:p>
          </table:table-cell>
          <table:table-cell table:formula="of:=IF(1/(1+EXP(-[.A15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0827934428491" calcext:value-type="float">
            <text:p>-4.20827934428491</text:p>
          </table:table-cell>
          <table:table-cell table:formula="of:=IF(1/(1+EXP(-[.A15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9779993282594" calcext:value-type="float">
            <text:p>-1.79779993282594</text:p>
          </table:table-cell>
          <table:table-cell table:formula="of:=IF(1/(1+EXP(-[.A15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8978469474431" calcext:value-type="float">
            <text:p>1.58978469474431</text:p>
          </table:table-cell>
          <table:table-cell table:formula="of:=IF(1/(1+EXP(-[.A16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41966604673157" calcext:value-type="float">
            <text:p>-2.41966604673157</text:p>
          </table:table-cell>
          <table:table-cell table:formula="of:=IF(1/(1+EXP(-[.A16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3591226975408" calcext:value-type="float">
            <text:p>0.13591226975408</text:p>
          </table:table-cell>
          <table:table-cell table:formula="of:=IF(1/(1+EXP(-[.A16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930307242051929" calcext:value-type="float">
            <text:p>0.930307242051929</text:p>
          </table:table-cell>
          <table:table-cell table:formula="of:=IF(1/(1+EXP(-[.A16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00026167629681" calcext:value-type="float">
            <text:p>3.00026167629681</text:p>
          </table:table-cell>
          <table:table-cell table:formula="of:=IF(1/(1+EXP(-[.A16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31610803468471" calcext:value-type="float">
            <text:p>-2.31610803468471</text:p>
          </table:table-cell>
          <table:table-cell table:formula="of:=IF(1/(1+EXP(-[.A16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84173879063408" calcext:value-type="float">
            <text:p>-0.484173879063408</text:p>
          </table:table-cell>
          <table:table-cell table:formula="of:=IF(1/(1+EXP(-[.A16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58068847546063" calcext:value-type="float">
            <text:p>0.658068847546063</text:p>
          </table:table-cell>
          <table:table-cell table:formula="of:=IF(1/(1+EXP(-[.A16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9974188651415" calcext:value-type="float">
            <text:p>2.9974188651415</text:p>
          </table:table-cell>
          <table:table-cell table:formula="of:=IF(1/(1+EXP(-[.A16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61184247822952" calcext:value-type="float">
            <text:p>3.61184247822952</text:p>
          </table:table-cell>
          <table:table-cell table:formula="of:=IF(1/(1+EXP(-[.A16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13280630685022" calcext:value-type="float">
            <text:p>-2.13280630685022</text:p>
          </table:table-cell>
          <table:table-cell table:formula="of:=IF(1/(1+EXP(-[.A17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19706389393494" calcext:value-type="float">
            <text:p>4.19706389393494</text:p>
          </table:table-cell>
          <table:table-cell table:formula="of:=IF(1/(1+EXP(-[.A17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79110556101127" calcext:value-type="float">
            <text:p>4.79110556101127</text:p>
          </table:table-cell>
          <table:table-cell table:formula="of:=IF(1/(1+EXP(-[.A17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5966121816538" calcext:value-type="float">
            <text:p>-2.5966121816538</text:p>
          </table:table-cell>
          <table:table-cell table:formula="of:=IF(1/(1+EXP(-[.A17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25909529956604" calcext:value-type="float">
            <text:p>-0.425909529956604</text:p>
          </table:table-cell>
          <table:table-cell table:formula="of:=IF(1/(1+EXP(-[.A17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8366650106296" calcext:value-type="float">
            <text:p>2.08366650106296</text:p>
          </table:table-cell>
          <table:table-cell table:formula="of:=IF(1/(1+EXP(-[.A17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41538376847019" calcext:value-type="float">
            <text:p>4.41538376847019</text:p>
          </table:table-cell>
          <table:table-cell table:formula="of:=IF(1/(1+EXP(-[.A17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98336113369498" calcext:value-type="float">
            <text:p>-1.98336113369498</text:p>
          </table:table-cell>
          <table:table-cell table:formula="of:=IF(1/(1+EXP(-[.A17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0632300186574" calcext:value-type="float">
            <text:p>-4.90632300186574</text:p>
          </table:table-cell>
          <table:table-cell table:formula="of:=IF(1/(1+EXP(-[.A17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4176067352944" calcext:value-type="float">
            <text:p>-3.04176067352944</text:p>
          </table:table-cell>
          <table:table-cell table:formula="of:=IF(1/(1+EXP(-[.A17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9557778850638" calcext:value-type="float">
            <text:p>4.49557778850638</text:p>
          </table:table-cell>
          <table:table-cell table:formula="of:=IF(1/(1+EXP(-[.A18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97199015903164" calcext:value-type="float">
            <text:p>-3.97199015903164</text:p>
          </table:table-cell>
          <table:table-cell table:formula="of:=IF(1/(1+EXP(-[.A18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25109194617816" calcext:value-type="float">
            <text:p>-0.325109194617816</text:p>
          </table:table-cell>
          <table:table-cell table:formula="of:=IF(1/(1+EXP(-[.A18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05119009020326" calcext:value-type="float">
            <text:p>-4.05119009020326</text:p>
          </table:table-cell>
          <table:table-cell table:formula="of:=IF(1/(1+EXP(-[.A18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88166928795952" calcext:value-type="float">
            <text:p>0.388166928795952</text:p>
          </table:table-cell>
          <table:table-cell table:formula="of:=IF(1/(1+EXP(-[.A18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92288131612354" calcext:value-type="float">
            <text:p>0.592288131612354</text:p>
          </table:table-cell>
          <table:table-cell table:formula="of:=IF(1/(1+EXP(-[.A18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67889332636322" calcext:value-type="float">
            <text:p>-3.67889332636322</text:p>
          </table:table-cell>
          <table:table-cell table:formula="of:=IF(1/(1+EXP(-[.A18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3818977743482" calcext:value-type="float">
            <text:p>1.53818977743482</text:p>
          </table:table-cell>
          <table:table-cell table:formula="of:=IF(1/(1+EXP(-[.A18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14368733502129" calcext:value-type="float">
            <text:p>-1.14368733502129</text:p>
          </table:table-cell>
          <table:table-cell table:formula="of:=IF(1/(1+EXP(-[.A18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1078976265802" calcext:value-type="float">
            <text:p>-2.31078976265802</text:p>
          </table:table-cell>
          <table:table-cell table:formula="of:=IF(1/(1+EXP(-[.A18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57230286624786" calcext:value-type="float">
            <text:p>-0.357230286624786</text:p>
          </table:table-cell>
          <table:table-cell table:formula="of:=IF(1/(1+EXP(-[.A19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9134319592553" calcext:value-type="float">
            <text:p>-1.99134319592553</text:p>
          </table:table-cell>
          <table:table-cell table:formula="of:=IF(1/(1+EXP(-[.A19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44512502742841" calcext:value-type="float">
            <text:p>0.544512502742841</text:p>
          </table:table-cell>
          <table:table-cell table:formula="of:=IF(1/(1+EXP(-[.A19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22815317326504" calcext:value-type="float">
            <text:p>3.22815317326504</text:p>
          </table:table-cell>
          <table:table-cell table:formula="of:=IF(1/(1+EXP(-[.A19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00499055982493" calcext:value-type="float">
            <text:p>-4.00499055982493</text:p>
          </table:table-cell>
          <table:table-cell table:formula="of:=IF(1/(1+EXP(-[.A19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38082284000052" calcext:value-type="float">
            <text:p>-3.38082284000052</text:p>
          </table:table-cell>
          <table:table-cell table:formula="of:=IF(1/(1+EXP(-[.A19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898653032056" calcext:value-type="float">
            <text:p>2.6898653032056</text:p>
          </table:table-cell>
          <table:table-cell table:formula="of:=IF(1/(1+EXP(-[.A19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89545682108946" calcext:value-type="float">
            <text:p>1.89545682108946</text:p>
          </table:table-cell>
          <table:table-cell table:formula="of:=IF(1/(1+EXP(-[.A19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86419110637277" calcext:value-type="float">
            <text:p>-4.86419110637277</text:p>
          </table:table-cell>
          <table:table-cell table:formula="of:=IF(1/(1+EXP(-[.A19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0100703788312" calcext:value-type="float">
            <text:p>-2.50100703788312</text:p>
          </table:table-cell>
          <table:table-cell table:formula="of:=IF(1/(1+EXP(-[.A19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4338871958087" calcext:value-type="float">
            <text:p>4.24338871958087</text:p>
          </table:table-cell>
          <table:table-cell table:formula="of:=IF(1/(1+EXP(-[.A20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68751524533084" calcext:value-type="float">
            <text:p>-3.68751524533084</text:p>
          </table:table-cell>
          <table:table-cell table:formula="of:=IF(1/(1+EXP(-[.A20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7247127278045" calcext:value-type="float">
            <text:p>-2.77247127278045</text:p>
          </table:table-cell>
          <table:table-cell table:formula="of:=IF(1/(1+EXP(-[.A20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285188164493" calcext:value-type="float">
            <text:p>1.8285188164493</text:p>
          </table:table-cell>
          <table:table-cell table:formula="of:=IF(1/(1+EXP(-[.A20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14175394077564" calcext:value-type="float">
            <text:p>-4.14175394077564</text:p>
          </table:table-cell>
          <table:table-cell table:formula="of:=IF(1/(1+EXP(-[.A20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2782873590698" calcext:value-type="float">
            <text:p>4.32782873590698</text:p>
          </table:table-cell>
          <table:table-cell table:formula="of:=IF(1/(1+EXP(-[.A20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22122405134264" calcext:value-type="float">
            <text:p>-4.22122405134264</text:p>
          </table:table-cell>
          <table:table-cell table:formula="of:=IF(1/(1+EXP(-[.A20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30409207299735" calcext:value-type="float">
            <text:p>-0.530409207299735</text:p>
          </table:table-cell>
          <table:table-cell table:formula="of:=IF(1/(1+EXP(-[.A20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4085202483332" calcext:value-type="float">
            <text:p>-2.84085202483332</text:p>
          </table:table-cell>
          <table:table-cell table:formula="of:=IF(1/(1+EXP(-[.A20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5029310834293" calcext:value-type="float">
            <text:p>-2.35029310834293</text:p>
          </table:table-cell>
          <table:table-cell table:formula="of:=IF(1/(1+EXP(-[.A20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75791610851858" calcext:value-type="float">
            <text:p>3.75791610851858</text:p>
          </table:table-cell>
          <table:table-cell table:formula="of:=IF(1/(1+EXP(-[.A21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12477010561353" calcext:value-type="float">
            <text:p>-2.12477010561353</text:p>
          </table:table-cell>
          <table:table-cell table:formula="of:=IF(1/(1+EXP(-[.A21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12835295725279" calcext:value-type="float">
            <text:p>2.12835295725279</text:p>
          </table:table-cell>
          <table:table-cell table:formula="of:=IF(1/(1+EXP(-[.A21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00368424163362047" calcext:value-type="float">
            <text:p>-0.00368424163362</text:p>
          </table:table-cell>
          <table:table-cell table:formula="of:=IF(1/(1+EXP(-[.A21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13726174088899" calcext:value-type="float">
            <text:p>-0.613726174088899</text:p>
          </table:table-cell>
          <table:table-cell table:formula="of:=IF(1/(1+EXP(-[.A21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9339117777581" calcext:value-type="float">
            <text:p>-1.49339117777581</text:p>
          </table:table-cell>
          <table:table-cell table:formula="of:=IF(1/(1+EXP(-[.A21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8139226185369" calcext:value-type="float">
            <text:p>-1.58139226185369</text:p>
          </table:table-cell>
          <table:table-cell table:formula="of:=IF(1/(1+EXP(-[.A21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3814699412644" calcext:value-type="float">
            <text:p>-1.63814699412644</text:p>
          </table:table-cell>
          <table:table-cell table:formula="of:=IF(1/(1+EXP(-[.A21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3743907284234" calcext:value-type="float">
            <text:p>2.33743907284234</text:p>
          </table:table-cell>
          <table:table-cell table:formula="of:=IF(1/(1+EXP(-[.A21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68004550985431" calcext:value-type="float">
            <text:p>2.68004550985431</text:p>
          </table:table-cell>
          <table:table-cell table:formula="of:=IF(1/(1+EXP(-[.A21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94934360802399" calcext:value-type="float">
            <text:p>-2.94934360802399</text:p>
          </table:table-cell>
          <table:table-cell table:formula="of:=IF(1/(1+EXP(-[.A22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64137681325667" calcext:value-type="float">
            <text:p>-0.464137681325667</text:p>
          </table:table-cell>
          <table:table-cell table:formula="of:=IF(1/(1+EXP(-[.A22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8802826514735" calcext:value-type="float">
            <text:p>-4.98802826514735</text:p>
          </table:table-cell>
          <table:table-cell table:formula="of:=IF(1/(1+EXP(-[.A22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13845035019483" calcext:value-type="float">
            <text:p>0.513845035019483</text:p>
          </table:table-cell>
          <table:table-cell table:formula="of:=IF(1/(1+EXP(-[.A22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71150522828298" calcext:value-type="float">
            <text:p>4.71150522828298</text:p>
          </table:table-cell>
          <table:table-cell table:formula="of:=IF(1/(1+EXP(-[.A22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00869112416708" calcext:value-type="float">
            <text:p>4.00869112416708</text:p>
          </table:table-cell>
          <table:table-cell table:formula="of:=IF(1/(1+EXP(-[.A22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03596918914571" calcext:value-type="float">
            <text:p>-1.03596918914571</text:p>
          </table:table-cell>
          <table:table-cell table:formula="of:=IF(1/(1+EXP(-[.A22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03806446260865" calcext:value-type="float">
            <text:p>-1.03806446260865</text:p>
          </table:table-cell>
          <table:table-cell table:formula="of:=IF(1/(1+EXP(-[.A22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46239291291377" calcext:value-type="float">
            <text:p>0.346239291291377</text:p>
          </table:table-cell>
          <table:table-cell table:formula="of:=IF(1/(1+EXP(-[.A22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6587911951211" calcext:value-type="float">
            <text:p>1.56587911951211</text:p>
          </table:table-cell>
          <table:table-cell table:formula="of:=IF(1/(1+EXP(-[.A22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3802906482676" calcext:value-type="float">
            <text:p>-1.3802906482676</text:p>
          </table:table-cell>
          <table:table-cell table:formula="of:=IF(1/(1+EXP(-[.A23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706511768137302" calcext:value-type="float">
            <text:p>-0.706511768137302</text:p>
          </table:table-cell>
          <table:table-cell table:formula="of:=IF(1/(1+EXP(-[.A23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18375188764272" calcext:value-type="float">
            <text:p>3.18375188764272</text:p>
          </table:table-cell>
          <table:table-cell table:formula="of:=IF(1/(1+EXP(-[.A23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790237223544835" calcext:value-type="float">
            <text:p>-0.790237223544835</text:p>
          </table:table-cell>
          <table:table-cell table:formula="of:=IF(1/(1+EXP(-[.A23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0055389882652" calcext:value-type="float">
            <text:p>-1.90055389882652</text:p>
          </table:table-cell>
          <table:table-cell table:formula="of:=IF(1/(1+EXP(-[.A23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65506910260613" calcext:value-type="float">
            <text:p>0.365506910260613</text:p>
          </table:table-cell>
          <table:table-cell table:formula="of:=IF(1/(1+EXP(-[.A23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6367831966144" calcext:value-type="float">
            <text:p>-1.86367831966144</text:p>
          </table:table-cell>
          <table:table-cell table:formula="of:=IF(1/(1+EXP(-[.A23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4630040003255" calcext:value-type="float">
            <text:p>4.24630040003255</text:p>
          </table:table-cell>
          <table:table-cell table:formula="of:=IF(1/(1+EXP(-[.A23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32293600847724" calcext:value-type="float">
            <text:p>-2.32293600847724</text:p>
          </table:table-cell>
          <table:table-cell table:formula="of:=IF(1/(1+EXP(-[.A23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6724116085" calcext:value-type="float">
            <text:p>-1.96724116085</text:p>
          </table:table-cell>
          <table:table-cell table:formula="of:=IF(1/(1+EXP(-[.A23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3695501119206" calcext:value-type="float">
            <text:p>1.93695501119206</text:p>
          </table:table-cell>
          <table:table-cell table:formula="of:=IF(1/(1+EXP(-[.A24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06832739574784" calcext:value-type="float">
            <text:p>-3.06832739574784</text:p>
          </table:table-cell>
          <table:table-cell table:formula="of:=IF(1/(1+EXP(-[.A24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731186127607" calcext:value-type="float">
            <text:p>-2.4731186127607</text:p>
          </table:table-cell>
          <table:table-cell table:formula="of:=IF(1/(1+EXP(-[.A24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3449326821445" calcext:value-type="float">
            <text:p>-3.43449326821445</text:p>
          </table:table-cell>
          <table:table-cell table:formula="of:=IF(1/(1+EXP(-[.A24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54154990033699" calcext:value-type="float">
            <text:p>-4.54154990033699</text:p>
          </table:table-cell>
          <table:table-cell table:formula="of:=IF(1/(1+EXP(-[.A24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92984382927914" calcext:value-type="float">
            <text:p>2.92984382927914</text:p>
          </table:table-cell>
          <table:table-cell table:formula="of:=IF(1/(1+EXP(-[.A24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68255088152729" calcext:value-type="float">
            <text:p>-2.68255088152729</text:p>
          </table:table-cell>
          <table:table-cell table:formula="of:=IF(1/(1+EXP(-[.A24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09334211251355" calcext:value-type="float">
            <text:p>-0.609334211251355</text:p>
          </table:table-cell>
          <table:table-cell table:formula="of:=IF(1/(1+EXP(-[.A24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1583069888149" calcext:value-type="float">
            <text:p>1.51583069888149</text:p>
          </table:table-cell>
          <table:table-cell table:formula="of:=IF(1/(1+EXP(-[.A24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0438913630969" calcext:value-type="float">
            <text:p>2.60438913630969</text:p>
          </table:table-cell>
          <table:table-cell table:formula="of:=IF(1/(1+EXP(-[.A24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86999329044759" calcext:value-type="float">
            <text:p>-2.86999329044759</text:p>
          </table:table-cell>
          <table:table-cell table:formula="of:=IF(1/(1+EXP(-[.A25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08852795149553" calcext:value-type="float">
            <text:p>0.108852795149553</text:p>
          </table:table-cell>
          <table:table-cell table:formula="of:=IF(1/(1+EXP(-[.A25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3976565607381" calcext:value-type="float">
            <text:p>-2.83976565607381</text:p>
          </table:table-cell>
          <table:table-cell table:formula="of:=IF(1/(1+EXP(-[.A25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63004615707865" calcext:value-type="float">
            <text:p>-3.63004615707865</text:p>
          </table:table-cell>
          <table:table-cell table:formula="of:=IF(1/(1+EXP(-[.A25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5888036702579" calcext:value-type="float">
            <text:p>-1.75888036702579</text:p>
          </table:table-cell>
          <table:table-cell table:formula="of:=IF(1/(1+EXP(-[.A25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6595307945624" calcext:value-type="float">
            <text:p>-3.06595307945624</text:p>
          </table:table-cell>
          <table:table-cell table:formula="of:=IF(1/(1+EXP(-[.A25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4307602126824" calcext:value-type="float">
            <text:p>-1.84307602126824</text:p>
          </table:table-cell>
          <table:table-cell table:formula="of:=IF(1/(1+EXP(-[.A25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2103961398922" calcext:value-type="float">
            <text:p>1.52103961398922</text:p>
          </table:table-cell>
          <table:table-cell table:formula="of:=IF(1/(1+EXP(-[.A25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35792536029869" calcext:value-type="float">
            <text:p>-2.35792536029869</text:p>
          </table:table-cell>
          <table:table-cell table:formula="of:=IF(1/(1+EXP(-[.A25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3447254428846" calcext:value-type="float">
            <text:p>-3.13447254428846</text:p>
          </table:table-cell>
          <table:table-cell table:formula="of:=IF(1/(1+EXP(-[.A25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9279490285458" calcext:value-type="float">
            <text:p>-3.89279490285458</text:p>
          </table:table-cell>
          <table:table-cell table:formula="of:=IF(1/(1+EXP(-[.A26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2136290746356" calcext:value-type="float">
            <text:p>-1.2136290746356</text:p>
          </table:table-cell>
          <table:table-cell table:formula="of:=IF(1/(1+EXP(-[.A26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6268798967869" calcext:value-type="float">
            <text:p>-1.66268798967869</text:p>
          </table:table-cell>
          <table:table-cell table:formula="of:=IF(1/(1+EXP(-[.A26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3882529048745" calcext:value-type="float">
            <text:p>-2.43882529048745</text:p>
          </table:table-cell>
          <table:table-cell table:formula="of:=IF(1/(1+EXP(-[.A26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9989632581426" calcext:value-type="float">
            <text:p>1.99989632581426</text:p>
          </table:table-cell>
          <table:table-cell table:formula="of:=IF(1/(1+EXP(-[.A26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30930764854482" calcext:value-type="float">
            <text:p>-3.30930764854482</text:p>
          </table:table-cell>
          <table:table-cell table:formula="of:=IF(1/(1+EXP(-[.A26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2377700492996" calcext:value-type="float">
            <text:p>-4.22377700492996</text:p>
          </table:table-cell>
          <table:table-cell table:formula="of:=IF(1/(1+EXP(-[.A26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29238802554464" calcext:value-type="float">
            <text:p>-3.29238802554464</text:p>
          </table:table-cell>
          <table:table-cell table:formula="of:=IF(1/(1+EXP(-[.A26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6332869320305" calcext:value-type="float">
            <text:p>-2.46332869320305</text:p>
          </table:table-cell>
          <table:table-cell table:formula="of:=IF(1/(1+EXP(-[.A26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05433117942687" calcext:value-type="float">
            <text:p>-4.05433117942687</text:p>
          </table:table-cell>
          <table:table-cell table:formula="of:=IF(1/(1+EXP(-[.A26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8689618995765" calcext:value-type="float">
            <text:p>2.68689618995765</text:p>
          </table:table-cell>
          <table:table-cell table:formula="of:=IF(1/(1+EXP(-[.A27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84309092686282" calcext:value-type="float">
            <text:p>-2.84309092686282</text:p>
          </table:table-cell>
          <table:table-cell table:formula="of:=IF(1/(1+EXP(-[.A27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83255438562573" calcext:value-type="float">
            <text:p>3.83255438562573</text:p>
          </table:table-cell>
          <table:table-cell table:formula="of:=IF(1/(1+EXP(-[.A27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722733535865778" calcext:value-type="float">
            <text:p>-0.722733535865778</text:p>
          </table:table-cell>
          <table:table-cell table:formula="of:=IF(1/(1+EXP(-[.A27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74022683849307" calcext:value-type="float">
            <text:p>2.74022683849307</text:p>
          </table:table-cell>
          <table:table-cell table:formula="of:=IF(1/(1+EXP(-[.A27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1928028241359" calcext:value-type="float">
            <text:p>1.71928028241359</text:p>
          </table:table-cell>
          <table:table-cell table:formula="of:=IF(1/(1+EXP(-[.A27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53717538462875" calcext:value-type="float">
            <text:p>-1.53717538462875</text:p>
          </table:table-cell>
          <table:table-cell table:formula="of:=IF(1/(1+EXP(-[.A27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44987216344509" calcext:value-type="float">
            <text:p>-0.944987216344509</text:p>
          </table:table-cell>
          <table:table-cell table:formula="of:=IF(1/(1+EXP(-[.A27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89502976701249" calcext:value-type="float">
            <text:p>0.589502976701249</text:p>
          </table:table-cell>
          <table:table-cell table:formula="of:=IF(1/(1+EXP(-[.A27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382232015888873" calcext:value-type="float">
            <text:p>0.038223201588887</text:p>
          </table:table-cell>
          <table:table-cell table:formula="of:=IF(1/(1+EXP(-[.A27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960331559178131" calcext:value-type="float">
            <text:p>-0.096033155917813</text:p>
          </table:table-cell>
          <table:table-cell table:formula="of:=IF(1/(1+EXP(-[.A28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787882418873238" calcext:value-type="float">
            <text:p>0.078788241887324</text:p>
          </table:table-cell>
          <table:table-cell table:formula="of:=IF(1/(1+EXP(-[.A28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794164207652138" calcext:value-type="float">
            <text:p>0.794164207652138</text:p>
          </table:table-cell>
          <table:table-cell table:formula="of:=IF(1/(1+EXP(-[.A28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18511262621459" calcext:value-type="float">
            <text:p>3.18511262621459</text:p>
          </table:table-cell>
          <table:table-cell table:formula="of:=IF(1/(1+EXP(-[.A28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907589285252817" calcext:value-type="float">
            <text:p>-0.907589285252817</text:p>
          </table:table-cell>
          <table:table-cell table:formula="of:=IF(1/(1+EXP(-[.A28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2333488480766" calcext:value-type="float">
            <text:p>-4.12333488480766</text:p>
          </table:table-cell>
          <table:table-cell table:formula="of:=IF(1/(1+EXP(-[.A28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8939402438018" calcext:value-type="float">
            <text:p>-2.18939402438018</text:p>
          </table:table-cell>
          <table:table-cell table:formula="of:=IF(1/(1+EXP(-[.A28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4833159353722" calcext:value-type="float">
            <text:p>1.14833159353722</text:p>
          </table:table-cell>
          <table:table-cell table:formula="of:=IF(1/(1+EXP(-[.A28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02906745132907" calcext:value-type="float">
            <text:p>3.02906745132907</text:p>
          </table:table-cell>
          <table:table-cell table:formula="of:=IF(1/(1+EXP(-[.A28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299539743543452" calcext:value-type="float">
            <text:p>-0.299539743543452</text:p>
          </table:table-cell>
          <table:table-cell table:formula="of:=IF(1/(1+EXP(-[.A28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6873700976487" calcext:value-type="float">
            <text:p>-2.76873700976487</text:p>
          </table:table-cell>
          <table:table-cell table:formula="of:=IF(1/(1+EXP(-[.A29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11208499057644" calcext:value-type="float">
            <text:p>4.11208499057644</text:p>
          </table:table-cell>
          <table:table-cell table:formula="of:=IF(1/(1+EXP(-[.A29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93718686647486" calcext:value-type="float">
            <text:p>-1.93718686647486</text:p>
          </table:table-cell>
          <table:table-cell table:formula="of:=IF(1/(1+EXP(-[.A29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2276063291382" calcext:value-type="float">
            <text:p>-2.42276063291382</text:p>
          </table:table-cell>
          <table:table-cell table:formula="of:=IF(1/(1+EXP(-[.A29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0834670396899" calcext:value-type="float">
            <text:p>4.30834670396899</text:p>
          </table:table-cell>
          <table:table-cell table:formula="of:=IF(1/(1+EXP(-[.A29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99248560040004" calcext:value-type="float">
            <text:p>2.99248560040004</text:p>
          </table:table-cell>
          <table:table-cell table:formula="of:=IF(1/(1+EXP(-[.A29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91739458791119" calcext:value-type="float">
            <text:p>-4.91739458791119</text:p>
          </table:table-cell>
          <table:table-cell table:formula="of:=IF(1/(1+EXP(-[.A29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50823692310095" calcext:value-type="float">
            <text:p>4.50823692310095</text:p>
          </table:table-cell>
          <table:table-cell table:formula="of:=IF(1/(1+EXP(-[.A29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69435662717961" calcext:value-type="float">
            <text:p>0.69435662717961</text:p>
          </table:table-cell>
          <table:table-cell table:formula="of:=IF(1/(1+EXP(-[.A29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6650441916633" calcext:value-type="float">
            <text:p>-2.36650441916633</text:p>
          </table:table-cell>
          <table:table-cell table:formula="of:=IF(1/(1+EXP(-[.A29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2528160567215" calcext:value-type="float">
            <text:p>-4.22528160567215</text:p>
          </table:table-cell>
          <table:table-cell table:formula="of:=IF(1/(1+EXP(-[.A30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738270938277865" calcext:value-type="float">
            <text:p>0.738270938277865</text:p>
          </table:table-cell>
          <table:table-cell table:formula="of:=IF(1/(1+EXP(-[.A30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0116222920022" calcext:value-type="float">
            <text:p>1.90116222920022</text:p>
          </table:table-cell>
          <table:table-cell table:formula="of:=IF(1/(1+EXP(-[.A30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89697217037521" calcext:value-type="float">
            <text:p>3.89697217037521</text:p>
          </table:table-cell>
          <table:table-cell table:formula="of:=IF(1/(1+EXP(-[.A30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67109255628836" calcext:value-type="float">
            <text:p>-3.67109255628836</text:p>
          </table:table-cell>
          <table:table-cell table:formula="of:=IF(1/(1+EXP(-[.A30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1864548241098" calcext:value-type="float">
            <text:p>1.81864548241098</text:p>
          </table:table-cell>
          <table:table-cell table:formula="of:=IF(1/(1+EXP(-[.A30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000260431274" calcext:value-type="float">
            <text:p>3.5000260431274</text:p>
          </table:table-cell>
          <table:table-cell table:formula="of:=IF(1/(1+EXP(-[.A30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0542378593415167" calcext:value-type="float">
            <text:p>-0.054237859341517</text:p>
          </table:table-cell>
          <table:table-cell table:formula="of:=IF(1/(1+EXP(-[.A30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30471294089449" calcext:value-type="float">
            <text:p>-1.30471294089449</text:p>
          </table:table-cell>
          <table:table-cell table:formula="of:=IF(1/(1+EXP(-[.A30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2249377139016" calcext:value-type="float">
            <text:p>4.62249377139016</text:p>
          </table:table-cell>
          <table:table-cell table:formula="of:=IF(1/(1+EXP(-[.A30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7164643723026" calcext:value-type="float">
            <text:p>-3.7164643723026</text:p>
          </table:table-cell>
          <table:table-cell table:formula="of:=IF(1/(1+EXP(-[.A31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4616177630088" calcext:value-type="float">
            <text:p>4.24616177630088</text:p>
          </table:table-cell>
          <table:table-cell table:formula="of:=IF(1/(1+EXP(-[.A31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548946461905084" calcext:value-type="float">
            <text:p>0.548946461905084</text:p>
          </table:table-cell>
          <table:table-cell table:formula="of:=IF(1/(1+EXP(-[.A31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10297647522576" calcext:value-type="float">
            <text:p>-0.410297647522576</text:p>
          </table:table-cell>
          <table:table-cell table:formula="of:=IF(1/(1+EXP(-[.A31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9481008261867" calcext:value-type="float">
            <text:p>3.69481008261867</text:p>
          </table:table-cell>
          <table:table-cell table:formula="of:=IF(1/(1+EXP(-[.A31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89772008575133" calcext:value-type="float">
            <text:p>1.89772008575133</text:p>
          </table:table-cell>
          <table:table-cell table:formula="of:=IF(1/(1+EXP(-[.A31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3653449816007" calcext:value-type="float">
            <text:p>-3.3653449816007</text:p>
          </table:table-cell>
          <table:table-cell table:formula="of:=IF(1/(1+EXP(-[.A31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720940036635351" calcext:value-type="float">
            <text:p>-0.072094003663535</text:p>
          </table:table-cell>
          <table:table-cell table:formula="of:=IF(1/(1+EXP(-[.A31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1293970454624" calcext:value-type="float">
            <text:p>1.71293970454624</text:p>
          </table:table-cell>
          <table:table-cell table:formula="of:=IF(1/(1+EXP(-[.A31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6581805541694" calcext:value-type="float">
            <text:p>-0.6581805541694</text:p>
          </table:table-cell>
          <table:table-cell table:formula="of:=IF(1/(1+EXP(-[.A31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789903671822869" calcext:value-type="float">
            <text:p>0.789903671822869</text:p>
          </table:table-cell>
          <table:table-cell table:formula="of:=IF(1/(1+EXP(-[.A32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50917936881416" calcext:value-type="float">
            <text:p>-0.650917936881416</text:p>
          </table:table-cell>
          <table:table-cell table:formula="of:=IF(1/(1+EXP(-[.A32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7293229586996" calcext:value-type="float">
            <text:p>-2.27293229586996</text:p>
          </table:table-cell>
          <table:table-cell table:formula="of:=IF(1/(1+EXP(-[.A32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54610716066495" calcext:value-type="float">
            <text:p>-0.554610716066495</text:p>
          </table:table-cell>
          <table:table-cell table:formula="of:=IF(1/(1+EXP(-[.A32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2132383356273" calcext:value-type="float">
            <text:p>-2.62132383356273</text:p>
          </table:table-cell>
          <table:table-cell table:formula="of:=IF(1/(1+EXP(-[.A32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819723275191682" calcext:value-type="float">
            <text:p>0.819723275191682</text:p>
          </table:table-cell>
          <table:table-cell table:formula="of:=IF(1/(1+EXP(-[.A32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16166352158032" calcext:value-type="float">
            <text:p>2.16166352158032</text:p>
          </table:table-cell>
          <table:table-cell table:formula="of:=IF(1/(1+EXP(-[.A32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22969202698413" calcext:value-type="float">
            <text:p>2.22969202698413</text:p>
          </table:table-cell>
          <table:table-cell table:formula="of:=IF(1/(1+EXP(-[.A32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403035848179715" calcext:value-type="float">
            <text:p>0.403035848179715</text:p>
          </table:table-cell>
          <table:table-cell table:formula="of:=IF(1/(1+EXP(-[.A32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88532871994289" calcext:value-type="float">
            <text:p>2.88532871994289</text:p>
          </table:table-cell>
          <table:table-cell table:formula="of:=IF(1/(1+EXP(-[.A32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13793170727589" calcext:value-type="float">
            <text:p>0.13793170727589</text:p>
          </table:table-cell>
          <table:table-cell table:formula="of:=IF(1/(1+EXP(-[.A33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5967763744455" calcext:value-type="float">
            <text:p>1.75967763744455</text:p>
          </table:table-cell>
          <table:table-cell table:formula="of:=IF(1/(1+EXP(-[.A33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3195318363756" calcext:value-type="float">
            <text:p>2.63195318363756</text:p>
          </table:table-cell>
          <table:table-cell table:formula="of:=IF(1/(1+EXP(-[.A33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16370581715484" calcext:value-type="float">
            <text:p>-4.16370581715484</text:p>
          </table:table-cell>
          <table:table-cell table:formula="of:=IF(1/(1+EXP(-[.A33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04167010817241" calcext:value-type="float">
            <text:p>-4.04167010817241</text:p>
          </table:table-cell>
          <table:table-cell table:formula="of:=IF(1/(1+EXP(-[.A33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67975108695898" calcext:value-type="float">
            <text:p>1.67975108695898</text:p>
          </table:table-cell>
          <table:table-cell table:formula="of:=IF(1/(1+EXP(-[.A33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6110746231362" calcext:value-type="float">
            <text:p>3.56110746231362</text:p>
          </table:table-cell>
          <table:table-cell table:formula="of:=IF(1/(1+EXP(-[.A33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65085551273899" calcext:value-type="float">
            <text:p>3.65085551273899</text:p>
          </table:table-cell>
          <table:table-cell table:formula="of:=IF(1/(1+EXP(-[.A33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48190016670686" calcext:value-type="float">
            <text:p>3.48190016670686</text:p>
          </table:table-cell>
          <table:table-cell table:formula="of:=IF(1/(1+EXP(-[.A33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2627524293767" calcext:value-type="float">
            <text:p>1.2627524293767</text:p>
          </table:table-cell>
          <table:table-cell table:formula="of:=IF(1/(1+EXP(-[.A33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63166845215895" calcext:value-type="float">
            <text:p>3.63166845215895</text:p>
          </table:table-cell>
          <table:table-cell table:formula="of:=IF(1/(1+EXP(-[.A34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73671484441876" calcext:value-type="float">
            <text:p>-3.73671484441876</text:p>
          </table:table-cell>
          <table:table-cell table:formula="of:=IF(1/(1+EXP(-[.A34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0503428988214" calcext:value-type="float">
            <text:p>-4.20503428988214</text:p>
          </table:table-cell>
          <table:table-cell table:formula="of:=IF(1/(1+EXP(-[.A34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10982514213399" calcext:value-type="float">
            <text:p>2.10982514213399</text:p>
          </table:table-cell>
          <table:table-cell table:formula="of:=IF(1/(1+EXP(-[.A34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82642898692642" calcext:value-type="float">
            <text:p>-0.82642898692642</text:p>
          </table:table-cell>
          <table:table-cell table:formula="of:=IF(1/(1+EXP(-[.A34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80981920382585" calcext:value-type="float">
            <text:p>2.80981920382585</text:p>
          </table:table-cell>
          <table:table-cell table:formula="of:=IF(1/(1+EXP(-[.A34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99614406968159" calcext:value-type="float">
            <text:p>1.99614406968159</text:p>
          </table:table-cell>
          <table:table-cell table:formula="of:=IF(1/(1+EXP(-[.A34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83313695810547" calcext:value-type="float">
            <text:p>-1.83313695810547</text:p>
          </table:table-cell>
          <table:table-cell table:formula="of:=IF(1/(1+EXP(-[.A34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2598048996156" calcext:value-type="float">
            <text:p>-0.12598048996156</text:p>
          </table:table-cell>
          <table:table-cell table:formula="of:=IF(1/(1+EXP(-[.A34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97330148482596" calcext:value-type="float">
            <text:p>4.97330148482596</text:p>
          </table:table-cell>
          <table:table-cell table:formula="of:=IF(1/(1+EXP(-[.A34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8393966714934" calcext:value-type="float">
            <text:p>3.58393966714934</text:p>
          </table:table-cell>
          <table:table-cell table:formula="of:=IF(1/(1+EXP(-[.A35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10789506038557" calcext:value-type="float">
            <text:p>0.10789506038557</text:p>
          </table:table-cell>
          <table:table-cell table:formula="of:=IF(1/(1+EXP(-[.A35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4450562818175" calcext:value-type="float">
            <text:p>-1.44450562818175</text:p>
          </table:table-cell>
          <table:table-cell table:formula="of:=IF(1/(1+EXP(-[.A35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7709831026375" calcext:value-type="float">
            <text:p>2.27709831026375</text:p>
          </table:table-cell>
          <table:table-cell table:formula="of:=IF(1/(1+EXP(-[.A35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3013642591213" calcext:value-type="float">
            <text:p>-3.83013642591213</text:p>
          </table:table-cell>
          <table:table-cell table:formula="of:=IF(1/(1+EXP(-[.A35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78494762127284" calcext:value-type="float">
            <text:p>2.78494762127284</text:p>
          </table:table-cell>
          <table:table-cell table:formula="of:=IF(1/(1+EXP(-[.A35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49163512578627" calcext:value-type="float">
            <text:p>-1.49163512578627</text:p>
          </table:table-cell>
          <table:table-cell table:formula="of:=IF(1/(1+EXP(-[.A35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14421385819873" calcext:value-type="float">
            <text:p>2.14421385819873</text:p>
          </table:table-cell>
          <table:table-cell table:formula="of:=IF(1/(1+EXP(-[.A35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50685064343952" calcext:value-type="float">
            <text:p>4.50685064343952</text:p>
          </table:table-cell>
          <table:table-cell table:formula="of:=IF(1/(1+EXP(-[.A35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219099994837595" calcext:value-type="float">
            <text:p>0.219099994837595</text:p>
          </table:table-cell>
          <table:table-cell table:formula="of:=IF(1/(1+EXP(-[.A35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04223231503833" calcext:value-type="float">
            <text:p>0.604223231503833</text:p>
          </table:table-cell>
          <table:table-cell table:formula="of:=IF(1/(1+EXP(-[.A36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2557807246537" calcext:value-type="float">
            <text:p>1.42557807246537</text:p>
          </table:table-cell>
          <table:table-cell table:formula="of:=IF(1/(1+EXP(-[.A36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75283116173" calcext:value-type="float">
            <text:p>-3.75283116173</text:p>
          </table:table-cell>
          <table:table-cell table:formula="of:=IF(1/(1+EXP(-[.A36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7161248445913" calcext:value-type="float">
            <text:p>1.17161248445913</text:p>
          </table:table-cell>
          <table:table-cell table:formula="of:=IF(1/(1+EXP(-[.A36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09201019643015" calcext:value-type="float">
            <text:p>4.09201019643015</text:p>
          </table:table-cell>
          <table:table-cell table:formula="of:=IF(1/(1+EXP(-[.A36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16194424289389" calcext:value-type="float">
            <text:p>-4.16194424289389</text:p>
          </table:table-cell>
          <table:table-cell table:formula="of:=IF(1/(1+EXP(-[.A36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2504590667919" calcext:value-type="float">
            <text:p>-2.62504590667919</text:p>
          </table:table-cell>
          <table:table-cell table:formula="of:=IF(1/(1+EXP(-[.A36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3181647928472" calcext:value-type="float">
            <text:p>-0.13181647928472</text:p>
          </table:table-cell>
          <table:table-cell table:formula="of:=IF(1/(1+EXP(-[.A36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34921634257284" calcext:value-type="float">
            <text:p>-1.34921634257284</text:p>
          </table:table-cell>
          <table:table-cell table:formula="of:=IF(1/(1+EXP(-[.A36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95733320367494" calcext:value-type="float">
            <text:p>0.595733320367494</text:p>
          </table:table-cell>
          <table:table-cell table:formula="of:=IF(1/(1+EXP(-[.A36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38834939064567" calcext:value-type="float">
            <text:p>-4.38834939064567</text:p>
          </table:table-cell>
          <table:table-cell table:formula="of:=IF(1/(1+EXP(-[.A37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3663280155727" calcext:value-type="float">
            <text:p>-3.83663280155727</text:p>
          </table:table-cell>
          <table:table-cell table:formula="of:=IF(1/(1+EXP(-[.A37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2276782950562" calcext:value-type="float">
            <text:p>-4.12276782950562</text:p>
          </table:table-cell>
          <table:table-cell table:formula="of:=IF(1/(1+EXP(-[.A37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3165203228438" calcext:value-type="float">
            <text:p>2.63165203228438</text:p>
          </table:table-cell>
          <table:table-cell table:formula="of:=IF(1/(1+EXP(-[.A37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69412292897101" calcext:value-type="float">
            <text:p>1.69412292897101</text:p>
          </table:table-cell>
          <table:table-cell table:formula="of:=IF(1/(1+EXP(-[.A37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6738558129916" calcext:value-type="float">
            <text:p>-4.6738558129916</text:p>
          </table:table-cell>
          <table:table-cell table:formula="of:=IF(1/(1+EXP(-[.A37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916466298030141" calcext:value-type="float">
            <text:p>-0.091646629803014</text:p>
          </table:table-cell>
          <table:table-cell table:formula="of:=IF(1/(1+EXP(-[.A37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58320007575156" calcext:value-type="float">
            <text:p>-0.658320007575156</text:p>
          </table:table-cell>
          <table:table-cell table:formula="of:=IF(1/(1+EXP(-[.A37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246467937705" calcext:value-type="float">
            <text:p>3.6246467937705</text:p>
          </table:table-cell>
          <table:table-cell table:formula="of:=IF(1/(1+EXP(-[.A37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2971683809119" calcext:value-type="float">
            <text:p>-1.2971683809119</text:p>
          </table:table-cell>
          <table:table-cell table:formula="of:=IF(1/(1+EXP(-[.A37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92611640335918" calcext:value-type="float">
            <text:p>4.92611640335918</text:p>
          </table:table-cell>
          <table:table-cell table:formula="of:=IF(1/(1+EXP(-[.A38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23138476727419" calcext:value-type="float">
            <text:p>3.23138476727419</text:p>
          </table:table-cell>
          <table:table-cell table:formula="of:=IF(1/(1+EXP(-[.A38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42072611446781" calcext:value-type="float">
            <text:p>1.42072611446781</text:p>
          </table:table-cell>
          <table:table-cell table:formula="of:=IF(1/(1+EXP(-[.A38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79632955785606" calcext:value-type="float">
            <text:p>-3.79632955785606</text:p>
          </table:table-cell>
          <table:table-cell table:formula="of:=IF(1/(1+EXP(-[.A38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5827056686582" calcext:value-type="float">
            <text:p>1.85827056686582</text:p>
          </table:table-cell>
          <table:table-cell table:formula="of:=IF(1/(1+EXP(-[.A38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52478580341936" calcext:value-type="float">
            <text:p>-2.52478580341936</text:p>
          </table:table-cell>
          <table:table-cell table:formula="of:=IF(1/(1+EXP(-[.A38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0612820690721" calcext:value-type="float">
            <text:p>-2.10612820690721</text:p>
          </table:table-cell>
          <table:table-cell table:formula="of:=IF(1/(1+EXP(-[.A38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4935633393669" calcext:value-type="float">
            <text:p>2.24935633393669</text:p>
          </table:table-cell>
          <table:table-cell table:formula="of:=IF(1/(1+EXP(-[.A38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29244803673198" calcext:value-type="float">
            <text:p>2.29244803673198</text:p>
          </table:table-cell>
          <table:table-cell table:formula="of:=IF(1/(1+EXP(-[.A38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99843063283166" calcext:value-type="float">
            <text:p>4.99843063283166</text:p>
          </table:table-cell>
          <table:table-cell table:formula="of:=IF(1/(1+EXP(-[.A38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43094195738106" calcext:value-type="float">
            <text:p>1.43094195738106</text:p>
          </table:table-cell>
          <table:table-cell table:formula="of:=IF(1/(1+EXP(-[.A39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15146359193936" calcext:value-type="float">
            <text:p>-2.15146359193936</text:p>
          </table:table-cell>
          <table:table-cell table:formula="of:=IF(1/(1+EXP(-[.A39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5149794968585" calcext:value-type="float">
            <text:p>1.75149794968585</text:p>
          </table:table-cell>
          <table:table-cell table:formula="of:=IF(1/(1+EXP(-[.A39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920674945304464" calcext:value-type="float">
            <text:p>-0.920674945304464</text:p>
          </table:table-cell>
          <table:table-cell table:formula="of:=IF(1/(1+EXP(-[.A39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31546293423108" calcext:value-type="float">
            <text:p>1.31546293423108</text:p>
          </table:table-cell>
          <table:table-cell table:formula="of:=IF(1/(1+EXP(-[.A39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58822233120325" calcext:value-type="float">
            <text:p>1.58822233120325</text:p>
          </table:table-cell>
          <table:table-cell table:formula="of:=IF(1/(1+EXP(-[.A39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332773031832797" calcext:value-type="float">
            <text:p>-0.332773031832797</text:p>
          </table:table-cell>
          <table:table-cell table:formula="of:=IF(1/(1+EXP(-[.A39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31642798846949" calcext:value-type="float">
            <text:p>-3.31642798846949</text:p>
          </table:table-cell>
          <table:table-cell table:formula="of:=IF(1/(1+EXP(-[.A39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1830854829575" calcext:value-type="float">
            <text:p>-3.11830854829575</text:p>
          </table:table-cell>
          <table:table-cell table:formula="of:=IF(1/(1+EXP(-[.A39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2343212540336" calcext:value-type="float">
            <text:p>3.92343212540336</text:p>
          </table:table-cell>
          <table:table-cell table:formula="of:=IF(1/(1+EXP(-[.A39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552744496317255" calcext:value-type="float">
            <text:p>0.552744496317255</text:p>
          </table:table-cell>
          <table:table-cell table:formula="of:=IF(1/(1+EXP(-[.A40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17844794267882" calcext:value-type="float">
            <text:p>2.17844794267882</text:p>
          </table:table-cell>
          <table:table-cell table:formula="of:=IF(1/(1+EXP(-[.A40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56010909711085" calcext:value-type="float">
            <text:p>-1.56010909711085</text:p>
          </table:table-cell>
          <table:table-cell table:formula="of:=IF(1/(1+EXP(-[.A40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959171118342472" calcext:value-type="float">
            <text:p>0.959171118342472</text:p>
          </table:table-cell>
          <table:table-cell table:formula="of:=IF(1/(1+EXP(-[.A40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15803626000625" calcext:value-type="float">
            <text:p>-1.15803626000625</text:p>
          </table:table-cell>
          <table:table-cell table:formula="of:=IF(1/(1+EXP(-[.A40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1898433277173" calcext:value-type="float">
            <text:p>-4.71898433277173</text:p>
          </table:table-cell>
          <table:table-cell table:formula="of:=IF(1/(1+EXP(-[.A40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28984706892057" calcext:value-type="float">
            <text:p>1.28984706892057</text:p>
          </table:table-cell>
          <table:table-cell table:formula="of:=IF(1/(1+EXP(-[.A40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43379255140803" calcext:value-type="float">
            <text:p>4.43379255140803</text:p>
          </table:table-cell>
          <table:table-cell table:formula="of:=IF(1/(1+EXP(-[.A40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600402012627543" calcext:value-type="float">
            <text:p>0.600402012627543</text:p>
          </table:table-cell>
          <table:table-cell table:formula="of:=IF(1/(1+EXP(-[.A40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281841147833" calcext:value-type="float">
            <text:p>-1.281841147833</text:p>
          </table:table-cell>
          <table:table-cell table:formula="of:=IF(1/(1+EXP(-[.A40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37287395424239" calcext:value-type="float">
            <text:p>3.37287395424239</text:p>
          </table:table-cell>
          <table:table-cell table:formula="of:=IF(1/(1+EXP(-[.A41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86321088964304" calcext:value-type="float">
            <text:p>-1.86321088964304</text:p>
          </table:table-cell>
          <table:table-cell table:formula="of:=IF(1/(1+EXP(-[.A41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0532304774579" calcext:value-type="float">
            <text:p>1.80532304774579</text:p>
          </table:table-cell>
          <table:table-cell table:formula="of:=IF(1/(1+EXP(-[.A41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91425299407503" calcext:value-type="float">
            <text:p>-4.91425299407503</text:p>
          </table:table-cell>
          <table:table-cell table:formula="of:=IF(1/(1+EXP(-[.A41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45330592383311" calcext:value-type="float">
            <text:p>3.45330592383311</text:p>
          </table:table-cell>
          <table:table-cell table:formula="of:=IF(1/(1+EXP(-[.A41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96746229401535" calcext:value-type="float">
            <text:p>4.96746229401535</text:p>
          </table:table-cell>
          <table:table-cell table:formula="of:=IF(1/(1+EXP(-[.A41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23154122417428" calcext:value-type="float">
            <text:p>0.23154122417428</text:p>
          </table:table-cell>
          <table:table-cell table:formula="of:=IF(1/(1+EXP(-[.A41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28328297767546" calcext:value-type="float">
            <text:p>1.28328297767546</text:p>
          </table:table-cell>
          <table:table-cell table:formula="of:=IF(1/(1+EXP(-[.A41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55214630950034" calcext:value-type="float">
            <text:p>-3.55214630950034</text:p>
          </table:table-cell>
          <table:table-cell table:formula="of:=IF(1/(1+EXP(-[.A41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480758351408824" calcext:value-type="float">
            <text:p>0.480758351408824</text:p>
          </table:table-cell>
          <table:table-cell table:formula="of:=IF(1/(1+EXP(-[.A41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3826529882264" calcext:value-type="float">
            <text:p>-2.43826529882264</text:p>
          </table:table-cell>
          <table:table-cell table:formula="of:=IF(1/(1+EXP(-[.A42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2101365060058" calcext:value-type="float">
            <text:p>1.82101365060058</text:p>
          </table:table-cell>
          <table:table-cell table:formula="of:=IF(1/(1+EXP(-[.A42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0339913184466081" calcext:value-type="float">
            <text:p>0.033991318446608</text:p>
          </table:table-cell>
          <table:table-cell table:formula="of:=IF(1/(1+EXP(-[.A42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91796029063047" calcext:value-type="float">
            <text:p>4.91796029063047</text:p>
          </table:table-cell>
          <table:table-cell table:formula="of:=IF(1/(1+EXP(-[.A42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99393512610994" calcext:value-type="float">
            <text:p>-1.99393512610994</text:p>
          </table:table-cell>
          <table:table-cell table:formula="of:=IF(1/(1+EXP(-[.A42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0979386752614" calcext:value-type="float">
            <text:p>-4.10979386752614</text:p>
          </table:table-cell>
          <table:table-cell table:formula="of:=IF(1/(1+EXP(-[.A42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77565246800175" calcext:value-type="float">
            <text:p>0.377565246800175</text:p>
          </table:table-cell>
          <table:table-cell table:formula="of:=IF(1/(1+EXP(-[.A42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5111286809373" calcext:value-type="float">
            <text:p>-2.15111286809373</text:p>
          </table:table-cell>
          <table:table-cell table:formula="of:=IF(1/(1+EXP(-[.A42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6718906884386" calcext:value-type="float">
            <text:p>-2.06718906884386</text:p>
          </table:table-cell>
          <table:table-cell table:formula="of:=IF(1/(1+EXP(-[.A42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86177773148451" calcext:value-type="float">
            <text:p>-0.686177773148451</text:p>
          </table:table-cell>
          <table:table-cell table:formula="of:=IF(1/(1+EXP(-[.A42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1549942975723" calcext:value-type="float">
            <text:p>-2.01549942975723</text:p>
          </table:table-cell>
          <table:table-cell table:formula="of:=IF(1/(1+EXP(-[.A43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9800741847105" calcext:value-type="float">
            <text:p>2.69800741847105</text:p>
          </table:table-cell>
          <table:table-cell table:formula="of:=IF(1/(1+EXP(-[.A43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05920362536633" calcext:value-type="float">
            <text:p>-4.05920362536633</text:p>
          </table:table-cell>
          <table:table-cell table:formula="of:=IF(1/(1+EXP(-[.A43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585391550764633" calcext:value-type="float">
            <text:p>0.058539155076463</text:p>
          </table:table-cell>
          <table:table-cell table:formula="of:=IF(1/(1+EXP(-[.A43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04896686436094" calcext:value-type="float">
            <text:p>-1.04896686436094</text:p>
          </table:table-cell>
          <table:table-cell table:formula="of:=IF(1/(1+EXP(-[.A43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862279456383" calcext:value-type="float">
            <text:p>3.9862279456383</text:p>
          </table:table-cell>
          <table:table-cell table:formula="of:=IF(1/(1+EXP(-[.A43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9571810627343" calcext:value-type="float">
            <text:p>-4.9571810627343</text:p>
          </table:table-cell>
          <table:table-cell table:formula="of:=IF(1/(1+EXP(-[.A43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858058026615" calcext:value-type="float">
            <text:p>-2.3858058026615</text:p>
          </table:table-cell>
          <table:table-cell table:formula="of:=IF(1/(1+EXP(-[.A43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7783846948889" calcext:value-type="float">
            <text:p>-1.57783846948889</text:p>
          </table:table-cell>
          <table:table-cell table:formula="of:=IF(1/(1+EXP(-[.A43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63422410218771" calcext:value-type="float">
            <text:p>-0.463422410218771</text:p>
          </table:table-cell>
          <table:table-cell table:formula="of:=IF(1/(1+EXP(-[.A43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85943389330515" calcext:value-type="float">
            <text:p>0.85943389330515</text:p>
          </table:table-cell>
          <table:table-cell table:formula="of:=IF(1/(1+EXP(-[.A44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6737817354962" calcext:value-type="float">
            <text:p>3.56737817354962</text:p>
          </table:table-cell>
          <table:table-cell table:formula="of:=IF(1/(1+EXP(-[.A44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88826970725457" calcext:value-type="float">
            <text:p>2.88826970725457</text:p>
          </table:table-cell>
          <table:table-cell table:formula="of:=IF(1/(1+EXP(-[.A44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6133166575817" calcext:value-type="float">
            <text:p>4.6133166575817</text:p>
          </table:table-cell>
          <table:table-cell table:formula="of:=IF(1/(1+EXP(-[.A44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39768315506535" calcext:value-type="float">
            <text:p>-2.39768315506535</text:p>
          </table:table-cell>
          <table:table-cell table:formula="of:=IF(1/(1+EXP(-[.A44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9225583945548" calcext:value-type="float">
            <text:p>1.99225583945548</text:p>
          </table:table-cell>
          <table:table-cell table:formula="of:=IF(1/(1+EXP(-[.A44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832535671129567" calcext:value-type="float">
            <text:p>-0.832535671129567</text:p>
          </table:table-cell>
          <table:table-cell table:formula="of:=IF(1/(1+EXP(-[.A44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4493992224582" calcext:value-type="float">
            <text:p>1.54493992224582</text:p>
          </table:table-cell>
          <table:table-cell table:formula="of:=IF(1/(1+EXP(-[.A44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23498826894307" calcext:value-type="float">
            <text:p>-4.23498826894307</text:p>
          </table:table-cell>
          <table:table-cell table:formula="of:=IF(1/(1+EXP(-[.A44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02948676055587" calcext:value-type="float">
            <text:p>-1.02948676055587</text:p>
          </table:table-cell>
          <table:table-cell table:formula="of:=IF(1/(1+EXP(-[.A44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84197010412123" calcext:value-type="float">
            <text:p>2.84197010412123</text:p>
          </table:table-cell>
          <table:table-cell table:formula="of:=IF(1/(1+EXP(-[.A45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5954538162041" calcext:value-type="float">
            <text:p>4.5954538162041</text:p>
          </table:table-cell>
          <table:table-cell table:formula="of:=IF(1/(1+EXP(-[.A45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05393300675216" calcext:value-type="float">
            <text:p>4.05393300675216</text:p>
          </table:table-cell>
          <table:table-cell table:formula="of:=IF(1/(1+EXP(-[.A45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81546385751847" calcext:value-type="float">
            <text:p>2.81546385751847</text:p>
          </table:table-cell>
          <table:table-cell table:formula="of:=IF(1/(1+EXP(-[.A45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94565224816542" calcext:value-type="float">
            <text:p>2.94565224816542</text:p>
          </table:table-cell>
          <table:table-cell table:formula="of:=IF(1/(1+EXP(-[.A45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0324726744721637" calcext:value-type="float">
            <text:p>0.032472674472164</text:p>
          </table:table-cell>
          <table:table-cell table:formula="of:=IF(1/(1+EXP(-[.A45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9985580810711" calcext:value-type="float">
            <text:p>-2.69985580810711</text:p>
          </table:table-cell>
          <table:table-cell table:formula="of:=IF(1/(1+EXP(-[.A45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63982698533385" calcext:value-type="float">
            <text:p>1.63982698533385</text:p>
          </table:table-cell>
          <table:table-cell table:formula="of:=IF(1/(1+EXP(-[.A45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28738671371927" calcext:value-type="float">
            <text:p>2.28738671371927</text:p>
          </table:table-cell>
          <table:table-cell table:formula="of:=IF(1/(1+EXP(-[.A45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0513487338074645" calcext:value-type="float">
            <text:p>0.051348733807465</text:p>
          </table:table-cell>
          <table:table-cell table:formula="of:=IF(1/(1+EXP(-[.A45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2643060561891" calcext:value-type="float">
            <text:p>-1.42643060561891</text:p>
          </table:table-cell>
          <table:table-cell table:formula="of:=IF(1/(1+EXP(-[.A46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77272173750342" calcext:value-type="float">
            <text:p>2.77272173750342</text:p>
          </table:table-cell>
          <table:table-cell table:formula="of:=IF(1/(1+EXP(-[.A46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23035489162402" calcext:value-type="float">
            <text:p>4.23035489162402</text:p>
          </table:table-cell>
          <table:table-cell table:formula="of:=IF(1/(1+EXP(-[.A46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0800529469554707" calcext:value-type="float">
            <text:p>0.080052946955471</text:p>
          </table:table-cell>
          <table:table-cell table:formula="of:=IF(1/(1+EXP(-[.A46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66087002681118" calcext:value-type="float">
            <text:p>-0.066087002681118</text:p>
          </table:table-cell>
          <table:table-cell table:formula="of:=IF(1/(1+EXP(-[.A46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83443797861987" calcext:value-type="float">
            <text:p>-0.483443797861987</text:p>
          </table:table-cell>
          <table:table-cell table:formula="of:=IF(1/(1+EXP(-[.A46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0751525949884" calcext:value-type="float">
            <text:p>-1.10751525949884</text:p>
          </table:table-cell>
          <table:table-cell table:formula="of:=IF(1/(1+EXP(-[.A46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15263965307816" calcext:value-type="float">
            <text:p>-0.615263965307816</text:p>
          </table:table-cell>
          <table:table-cell table:formula="of:=IF(1/(1+EXP(-[.A46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76738358091846" calcext:value-type="float">
            <text:p>-3.76738358091846</text:p>
          </table:table-cell>
          <table:table-cell table:formula="of:=IF(1/(1+EXP(-[.A46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0778575391707" calcext:value-type="float">
            <text:p>-3.40778575391707</text:p>
          </table:table-cell>
          <table:table-cell table:formula="of:=IF(1/(1+EXP(-[.A46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52088958457088" calcext:value-type="float">
            <text:p>-4.52088958457088</text:p>
          </table:table-cell>
          <table:table-cell table:formula="of:=IF(1/(1+EXP(-[.A47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7895137706422" calcext:value-type="float">
            <text:p>-2.07895137706422</text:p>
          </table:table-cell>
          <table:table-cell table:formula="of:=IF(1/(1+EXP(-[.A47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0344995261537" calcext:value-type="float">
            <text:p>4.30344995261537</text:p>
          </table:table-cell>
          <table:table-cell table:formula="of:=IF(1/(1+EXP(-[.A47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87888906392861" calcext:value-type="float">
            <text:p>-1.87888906392861</text:p>
          </table:table-cell>
          <table:table-cell table:formula="of:=IF(1/(1+EXP(-[.A47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690596278737745" calcext:value-type="float">
            <text:p>-0.069059627873775</text:p>
          </table:table-cell>
          <table:table-cell table:formula="of:=IF(1/(1+EXP(-[.A47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8816518480504" calcext:value-type="float">
            <text:p>3.68816518480504</text:p>
          </table:table-cell>
          <table:table-cell table:formula="of:=IF(1/(1+EXP(-[.A47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53907897648487" calcext:value-type="float">
            <text:p>4.53907897648487</text:p>
          </table:table-cell>
          <table:table-cell table:formula="of:=IF(1/(1+EXP(-[.A47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03609671961146" calcext:value-type="float">
            <text:p>4.03609671961146</text:p>
          </table:table-cell>
          <table:table-cell table:formula="of:=IF(1/(1+EXP(-[.A47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83557936947582" calcext:value-type="float">
            <text:p>2.83557936947582</text:p>
          </table:table-cell>
          <table:table-cell table:formula="of:=IF(1/(1+EXP(-[.A47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54559157841182" calcext:value-type="float">
            <text:p>-1.54559157841182</text:p>
          </table:table-cell>
          <table:table-cell table:formula="of:=IF(1/(1+EXP(-[.A47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2070143677048" calcext:value-type="float">
            <text:p>-4.12070143677048</text:p>
          </table:table-cell>
          <table:table-cell table:formula="of:=IF(1/(1+EXP(-[.A48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1460169291261" calcext:value-type="float">
            <text:p>-2.71460169291261</text:p>
          </table:table-cell>
          <table:table-cell table:formula="of:=IF(1/(1+EXP(-[.A48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1846756460584" calcext:value-type="float">
            <text:p>-2.01846756460584</text:p>
          </table:table-cell>
          <table:table-cell table:formula="of:=IF(1/(1+EXP(-[.A48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91311792953744" calcext:value-type="float">
            <text:p>-0.391311792953744</text:p>
          </table:table-cell>
          <table:table-cell table:formula="of:=IF(1/(1+EXP(-[.A48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07317595219455" calcext:value-type="float">
            <text:p>3.07317595219455</text:p>
          </table:table-cell>
          <table:table-cell table:formula="of:=IF(1/(1+EXP(-[.A48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155528474820736" calcext:value-type="float">
            <text:p>-0.155528474820736</text:p>
          </table:table-cell>
          <table:table-cell table:formula="of:=IF(1/(1+EXP(-[.A48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7552468208865" calcext:value-type="float">
            <text:p>4.7552468208865</text:p>
          </table:table-cell>
          <table:table-cell table:formula="of:=IF(1/(1+EXP(-[.A48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05060239361485" calcext:value-type="float">
            <text:p>-3.05060239361485</text:p>
          </table:table-cell>
          <table:table-cell table:formula="of:=IF(1/(1+EXP(-[.A48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2762945523001" calcext:value-type="float">
            <text:p>-1.52762945523001</text:p>
          </table:table-cell>
          <table:table-cell table:formula="of:=IF(1/(1+EXP(-[.A48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845039152579341" calcext:value-type="float">
            <text:p>-0.084503915257934</text:p>
          </table:table-cell>
          <table:table-cell table:formula="of:=IF(1/(1+EXP(-[.A48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9189704971129" calcext:value-type="float">
            <text:p>-1.79189704971129</text:p>
          </table:table-cell>
          <table:table-cell table:formula="of:=IF(1/(1+EXP(-[.A49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7544330775788" calcext:value-type="float">
            <text:p>-1.57544330775788</text:p>
          </table:table-cell>
          <table:table-cell table:formula="of:=IF(1/(1+EXP(-[.A49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54799931615911" calcext:value-type="float">
            <text:p>0.354799931615911</text:p>
          </table:table-cell>
          <table:table-cell table:formula="of:=IF(1/(1+EXP(-[.A49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8295369772185" calcext:value-type="float">
            <text:p>1.48295369772185</text:p>
          </table:table-cell>
          <table:table-cell table:formula="of:=IF(1/(1+EXP(-[.A49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1005745474189" calcext:value-type="float">
            <text:p>4.61005745474189</text:p>
          </table:table-cell>
          <table:table-cell table:formula="of:=IF(1/(1+EXP(-[.A49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3699469164485" calcext:value-type="float">
            <text:p>1.3699469164485</text:p>
          </table:table-cell>
          <table:table-cell table:formula="of:=IF(1/(1+EXP(-[.A49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226030545978185" calcext:value-type="float">
            <text:p>0.226030545978185</text:p>
          </table:table-cell>
          <table:table-cell table:formula="of:=IF(1/(1+EXP(-[.A49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1284972802531" calcext:value-type="float">
            <text:p>2.21284972802531</text:p>
          </table:table-cell>
          <table:table-cell table:formula="of:=IF(1/(1+EXP(-[.A49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78782637744662" calcext:value-type="float">
            <text:p>-1.78782637744662</text:p>
          </table:table-cell>
          <table:table-cell table:formula="of:=IF(1/(1+EXP(-[.A49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7307912555181" calcext:value-type="float">
            <text:p>-2.67307912555181</text:p>
          </table:table-cell>
          <table:table-cell table:formula="of:=IF(1/(1+EXP(-[.A49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1887396620363" calcext:value-type="float">
            <text:p>2.01887396620363</text:p>
          </table:table-cell>
          <table:table-cell table:formula="of:=IF(1/(1+EXP(-[.A50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71500853179281" calcext:value-type="float">
            <text:p>-3.71500853179281</text:p>
          </table:table-cell>
          <table:table-cell table:formula="of:=IF(1/(1+EXP(-[.A50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58798924005868" calcext:value-type="float">
            <text:p>-0.158798924005868</text:p>
          </table:table-cell>
          <table:table-cell table:formula="of:=IF(1/(1+EXP(-[.A50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70706788695766" calcext:value-type="float">
            <text:p>-0.970706788695766</text:p>
          </table:table-cell>
          <table:table-cell table:formula="of:=IF(1/(1+EXP(-[.A50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67736120067716" calcext:value-type="float">
            <text:p>1.67736120067716</text:p>
          </table:table-cell>
          <table:table-cell table:formula="of:=IF(1/(1+EXP(-[.A50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85399967635469" calcext:value-type="float">
            <text:p>2.85399967635469</text:p>
          </table:table-cell>
          <table:table-cell table:formula="of:=IF(1/(1+EXP(-[.A50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44772212204749" calcext:value-type="float">
            <text:p>2.44772212204749</text:p>
          </table:table-cell>
          <table:table-cell table:formula="of:=IF(1/(1+EXP(-[.A50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371915708646717" calcext:value-type="float">
            <text:p>-0.371915708646717</text:p>
          </table:table-cell>
          <table:table-cell table:formula="of:=IF(1/(1+EXP(-[.A50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32597663660138" calcext:value-type="float">
            <text:p>-3.32597663660138</text:p>
          </table:table-cell>
          <table:table-cell table:formula="of:=IF(1/(1+EXP(-[.A50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7441860520836" calcext:value-type="float">
            <text:p>4.07441860520836</text:p>
          </table:table-cell>
          <table:table-cell table:formula="of:=IF(1/(1+EXP(-[.A50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59015301793264" calcext:value-type="float">
            <text:p>-2.59015301793264</text:p>
          </table:table-cell>
          <table:table-cell table:formula="of:=IF(1/(1+EXP(-[.A51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59405908510437" calcext:value-type="float">
            <text:p>2.59405908510437</text:p>
          </table:table-cell>
          <table:table-cell table:formula="of:=IF(1/(1+EXP(-[.A51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747508300794006" calcext:value-type="float">
            <text:p>-0.747508300794006</text:p>
          </table:table-cell>
          <table:table-cell table:formula="of:=IF(1/(1+EXP(-[.A51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7644328436124" calcext:value-type="float">
            <text:p>1.97644328436124</text:p>
          </table:table-cell>
          <table:table-cell table:formula="of:=IF(1/(1+EXP(-[.A51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477195672469784" calcext:value-type="float">
            <text:p>-0.477195672469784</text:p>
          </table:table-cell>
          <table:table-cell table:formula="of:=IF(1/(1+EXP(-[.A51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76440796997778" calcext:value-type="float">
            <text:p>2.76440796997778</text:p>
          </table:table-cell>
          <table:table-cell table:formula="of:=IF(1/(1+EXP(-[.A51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29972127552932" calcext:value-type="float">
            <text:p>1.29972127552932</text:p>
          </table:table-cell>
          <table:table-cell table:formula="of:=IF(1/(1+EXP(-[.A51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3960145755042" calcext:value-type="float">
            <text:p>-2.53960145755042</text:p>
          </table:table-cell>
          <table:table-cell table:formula="of:=IF(1/(1+EXP(-[.A51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71979723598951" calcext:value-type="float">
            <text:p>2.71979723598951</text:p>
          </table:table-cell>
          <table:table-cell table:formula="of:=IF(1/(1+EXP(-[.A51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74434664919388" calcext:value-type="float">
            <text:p>-2.74434664919388</text:p>
          </table:table-cell>
          <table:table-cell table:formula="of:=IF(1/(1+EXP(-[.A51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7266943876186" calcext:value-type="float">
            <text:p>1.57266943876186</text:p>
          </table:table-cell>
          <table:table-cell table:formula="of:=IF(1/(1+EXP(-[.A52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40966172111" calcext:value-type="float">
            <text:p>-1.40966172111</text:p>
          </table:table-cell>
          <table:table-cell table:formula="of:=IF(1/(1+EXP(-[.A52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79397191572157" calcext:value-type="float">
            <text:p>0.79397191572157</text:p>
          </table:table-cell>
          <table:table-cell table:formula="of:=IF(1/(1+EXP(-[.A52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44813215638673" calcext:value-type="float">
            <text:p>1.44813215638673</text:p>
          </table:table-cell>
          <table:table-cell table:formula="of:=IF(1/(1+EXP(-[.A52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1690134709147" calcext:value-type="float">
            <text:p>-0.1690134709147</text:p>
          </table:table-cell>
          <table:table-cell table:formula="of:=IF(1/(1+EXP(-[.A52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41365119121164" calcext:value-type="float">
            <text:p>0.541365119121164</text:p>
          </table:table-cell>
          <table:table-cell table:formula="of:=IF(1/(1+EXP(-[.A52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34600343615648" calcext:value-type="float">
            <text:p>-1.34600343615648</text:p>
          </table:table-cell>
          <table:table-cell table:formula="of:=IF(1/(1+EXP(-[.A52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5960468177282" calcext:value-type="float">
            <text:p>1.95960468177282</text:p>
          </table:table-cell>
          <table:table-cell table:formula="of:=IF(1/(1+EXP(-[.A52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72143248307418" calcext:value-type="float">
            <text:p>-3.72143248307418</text:p>
          </table:table-cell>
          <table:table-cell table:formula="of:=IF(1/(1+EXP(-[.A52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08059737410467" calcext:value-type="float">
            <text:p>0.608059737410467</text:p>
          </table:table-cell>
          <table:table-cell table:formula="of:=IF(1/(1+EXP(-[.A52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4406260007092" calcext:value-type="float">
            <text:p>-4.94406260007092</text:p>
          </table:table-cell>
          <table:table-cell table:formula="of:=IF(1/(1+EXP(-[.A53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66981234828576" calcext:value-type="float">
            <text:p>-4.66981234828576</text:p>
          </table:table-cell>
          <table:table-cell table:formula="of:=IF(1/(1+EXP(-[.A53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39695486195907" calcext:value-type="float">
            <text:p>1.39695486195907</text:p>
          </table:table-cell>
          <table:table-cell table:formula="of:=IF(1/(1+EXP(-[.A53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9743025913172" calcext:value-type="float">
            <text:p>-2.69743025913172</text:p>
          </table:table-cell>
          <table:table-cell table:formula="of:=IF(1/(1+EXP(-[.A53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612037054933" calcext:value-type="float">
            <text:p>3.9612037054933</text:p>
          </table:table-cell>
          <table:table-cell table:formula="of:=IF(1/(1+EXP(-[.A53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26386107889221" calcext:value-type="float">
            <text:p>1.26386107889221</text:p>
          </table:table-cell>
          <table:table-cell table:formula="of:=IF(1/(1+EXP(-[.A53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428000802190935" calcext:value-type="float">
            <text:p>0.428000802190935</text:p>
          </table:table-cell>
          <table:table-cell table:formula="of:=IF(1/(1+EXP(-[.A53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2855401914676" calcext:value-type="float">
            <text:p>-3.92855401914676</text:p>
          </table:table-cell>
          <table:table-cell table:formula="of:=IF(1/(1+EXP(-[.A53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50584824431263" calcext:value-type="float">
            <text:p>-3.50584824431263</text:p>
          </table:table-cell>
          <table:table-cell table:formula="of:=IF(1/(1+EXP(-[.A53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9800779510905" calcext:value-type="float">
            <text:p>-1.79800779510905</text:p>
          </table:table-cell>
          <table:table-cell table:formula="of:=IF(1/(1+EXP(-[.A53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3291602036789" calcext:value-type="float">
            <text:p>-2.33291602036789</text:p>
          </table:table-cell>
          <table:table-cell table:formula="of:=IF(1/(1+EXP(-[.A54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0647311487741" calcext:value-type="float">
            <text:p>2.20647311487741</text:p>
          </table:table-cell>
          <table:table-cell table:formula="of:=IF(1/(1+EXP(-[.A54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57014632477177" calcext:value-type="float">
            <text:p>4.57014632477177</text:p>
          </table:table-cell>
          <table:table-cell table:formula="of:=IF(1/(1+EXP(-[.A54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361141753786482" calcext:value-type="float">
            <text:p>-0.361141753786482</text:p>
          </table:table-cell>
          <table:table-cell table:formula="of:=IF(1/(1+EXP(-[.A54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3245328326704" calcext:value-type="float">
            <text:p>3.63245328326704</text:p>
          </table:table-cell>
          <table:table-cell table:formula="of:=IF(1/(1+EXP(-[.A54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07128201812247" calcext:value-type="float">
            <text:p>-2.07128201812247</text:p>
          </table:table-cell>
          <table:table-cell table:formula="of:=IF(1/(1+EXP(-[.A54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6188627238576" calcext:value-type="float">
            <text:p>-2.16188627238576</text:p>
          </table:table-cell>
          <table:table-cell table:formula="of:=IF(1/(1+EXP(-[.A54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00329781739441" calcext:value-type="float">
            <text:p>1.00329781739441</text:p>
          </table:table-cell>
          <table:table-cell table:formula="of:=IF(1/(1+EXP(-[.A54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6911807058748" calcext:value-type="float">
            <text:p>-1.76911807058748</text:p>
          </table:table-cell>
          <table:table-cell table:formula="of:=IF(1/(1+EXP(-[.A54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0285122992711" calcext:value-type="float">
            <text:p>1.40285122992711</text:p>
          </table:table-cell>
          <table:table-cell table:formula="of:=IF(1/(1+EXP(-[.A54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9444452147091" calcext:value-type="float">
            <text:p>-2.9444452147091</text:p>
          </table:table-cell>
          <table:table-cell table:formula="of:=IF(1/(1+EXP(-[.A55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3692755441797" calcext:value-type="float">
            <text:p>1.83692755441797</text:p>
          </table:table-cell>
          <table:table-cell table:formula="of:=IF(1/(1+EXP(-[.A55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03676671848571" calcext:value-type="float">
            <text:p>-4.03676671848571</text:p>
          </table:table-cell>
          <table:table-cell table:formula="of:=IF(1/(1+EXP(-[.A55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9446765638763" calcext:value-type="float">
            <text:p>-1.69446765638763</text:p>
          </table:table-cell>
          <table:table-cell table:formula="of:=IF(1/(1+EXP(-[.A55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6745899002386" calcext:value-type="float">
            <text:p>-3.46745899002386</text:p>
          </table:table-cell>
          <table:table-cell table:formula="of:=IF(1/(1+EXP(-[.A55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11220742426076" calcext:value-type="float">
            <text:p>0.011220742426076</text:p>
          </table:table-cell>
          <table:table-cell table:formula="of:=IF(1/(1+EXP(-[.A55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6435646549485" calcext:value-type="float">
            <text:p>3.66435646549485</text:p>
          </table:table-cell>
          <table:table-cell table:formula="of:=IF(1/(1+EXP(-[.A55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96297994259201" calcext:value-type="float">
            <text:p>-3.96297994259201</text:p>
          </table:table-cell>
          <table:table-cell table:formula="of:=IF(1/(1+EXP(-[.A55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952457870388547" calcext:value-type="float">
            <text:p>0.952457870388547</text:p>
          </table:table-cell>
          <table:table-cell table:formula="of:=IF(1/(1+EXP(-[.A55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5385364909466" calcext:value-type="float">
            <text:p>-2.85385364909466</text:p>
          </table:table-cell>
          <table:table-cell table:formula="of:=IF(1/(1+EXP(-[.A55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59005515331586" calcext:value-type="float">
            <text:p>-4.59005515331586</text:p>
          </table:table-cell>
          <table:table-cell table:formula="of:=IF(1/(1+EXP(-[.A56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6102563953108" calcext:value-type="float">
            <text:p>-1.86102563953108</text:p>
          </table:table-cell>
          <table:table-cell table:formula="of:=IF(1/(1+EXP(-[.A56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3149266212273" calcext:value-type="float">
            <text:p>-1.93149266212273</text:p>
          </table:table-cell>
          <table:table-cell table:formula="of:=IF(1/(1+EXP(-[.A56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08944256794567" calcext:value-type="float">
            <text:p>1.08944256794567</text:p>
          </table:table-cell>
          <table:table-cell table:formula="of:=IF(1/(1+EXP(-[.A56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67915678870049" calcext:value-type="float">
            <text:p>-4.67915678870049</text:p>
          </table:table-cell>
          <table:table-cell table:formula="of:=IF(1/(1+EXP(-[.A56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2868601342815" calcext:value-type="float">
            <text:p>-1.12868601342815</text:p>
          </table:table-cell>
          <table:table-cell table:formula="of:=IF(1/(1+EXP(-[.A56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5510763981351" calcext:value-type="float">
            <text:p>-1.55510763981351</text:p>
          </table:table-cell>
          <table:table-cell table:formula="of:=IF(1/(1+EXP(-[.A56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1936999422503" calcext:value-type="float">
            <text:p>-3.11936999422503</text:p>
          </table:table-cell>
          <table:table-cell table:formula="of:=IF(1/(1+EXP(-[.A56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51564068662539" calcext:value-type="float">
            <text:p>2.51564068662539</text:p>
          </table:table-cell>
          <table:table-cell table:formula="of:=IF(1/(1+EXP(-[.A56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64856207391656" calcext:value-type="float">
            <text:p>1.64856207391656</text:p>
          </table:table-cell>
          <table:table-cell table:formula="of:=IF(1/(1+EXP(-[.A56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22618932681255" calcext:value-type="float">
            <text:p>3.22618932681255</text:p>
          </table:table-cell>
          <table:table-cell table:formula="of:=IF(1/(1+EXP(-[.A57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807838133010611" calcext:value-type="float">
            <text:p>0.807838133010611</text:p>
          </table:table-cell>
          <table:table-cell table:formula="of:=IF(1/(1+EXP(-[.A57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9403013786367" calcext:value-type="float">
            <text:p>4.09403013786367</text:p>
          </table:table-cell>
          <table:table-cell table:formula="of:=IF(1/(1+EXP(-[.A57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948031948305578" calcext:value-type="float">
            <text:p>-0.948031948305578</text:p>
          </table:table-cell>
          <table:table-cell table:formula="of:=IF(1/(1+EXP(-[.A57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68785225125263" calcext:value-type="float">
            <text:p>1.68785225125263</text:p>
          </table:table-cell>
          <table:table-cell table:formula="of:=IF(1/(1+EXP(-[.A57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1712412083968" calcext:value-type="float">
            <text:p>-1.91712412083968</text:p>
          </table:table-cell>
          <table:table-cell table:formula="of:=IF(1/(1+EXP(-[.A57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61830772703246" calcext:value-type="float">
            <text:p>-3.61830772703246</text:p>
          </table:table-cell>
          <table:table-cell table:formula="of:=IF(1/(1+EXP(-[.A57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78356270420664" calcext:value-type="float">
            <text:p>2.78356270420664</text:p>
          </table:table-cell>
          <table:table-cell table:formula="of:=IF(1/(1+EXP(-[.A57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64239379798166" calcext:value-type="float">
            <text:p>-1.64239379798166</text:p>
          </table:table-cell>
          <table:table-cell table:formula="of:=IF(1/(1+EXP(-[.A57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57323143472372" calcext:value-type="float">
            <text:p>3.57323143472372</text:p>
          </table:table-cell>
          <table:table-cell table:formula="of:=IF(1/(1+EXP(-[.A57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98347474121845" calcext:value-type="float">
            <text:p>3.98347474121845</text:p>
          </table:table-cell>
          <table:table-cell table:formula="of:=IF(1/(1+EXP(-[.A58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48797581128343" calcext:value-type="float">
            <text:p>1.48797581128343</text:p>
          </table:table-cell>
          <table:table-cell table:formula="of:=IF(1/(1+EXP(-[.A58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46025701763718" calcext:value-type="float">
            <text:p>-2.46025701763718</text:p>
          </table:table-cell>
          <table:table-cell table:formula="of:=IF(1/(1+EXP(-[.A58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57913446325641" calcext:value-type="float">
            <text:p>-3.57913446325641</text:p>
          </table:table-cell>
          <table:table-cell table:formula="of:=IF(1/(1+EXP(-[.A58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275227658116" calcext:value-type="float">
            <text:p>-4.9275227658116</text:p>
          </table:table-cell>
          <table:table-cell table:formula="of:=IF(1/(1+EXP(-[.A58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6909321455768" calcext:value-type="float">
            <text:p>-2.26909321455768</text:p>
          </table:table-cell>
          <table:table-cell table:formula="of:=IF(1/(1+EXP(-[.A58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1249430730857" calcext:value-type="float">
            <text:p>2.61249430730857</text:p>
          </table:table-cell>
          <table:table-cell table:formula="of:=IF(1/(1+EXP(-[.A58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37873746833006" calcext:value-type="float">
            <text:p>2.37873746833006</text:p>
          </table:table-cell>
          <table:table-cell table:formula="of:=IF(1/(1+EXP(-[.A58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469108481940001" calcext:value-type="float">
            <text:p>0.469108481940001</text:p>
          </table:table-cell>
          <table:table-cell table:formula="of:=IF(1/(1+EXP(-[.A58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8683582069476" calcext:value-type="float">
            <text:p>2.68683582069476</text:p>
          </table:table-cell>
          <table:table-cell table:formula="of:=IF(1/(1+EXP(-[.A58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17956556580426" calcext:value-type="float">
            <text:p>-3.17956556580426</text:p>
          </table:table-cell>
          <table:table-cell table:formula="of:=IF(1/(1+EXP(-[.A59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27578298086637" calcext:value-type="float">
            <text:p>-0.427578298086637</text:p>
          </table:table-cell>
          <table:table-cell table:formula="of:=IF(1/(1+EXP(-[.A59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8393699868325" calcext:value-type="float">
            <text:p>1.48393699868325</text:p>
          </table:table-cell>
          <table:table-cell table:formula="of:=IF(1/(1+EXP(-[.A59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261138626572828" calcext:value-type="float">
            <text:p>-0.261138626572828</text:p>
          </table:table-cell>
          <table:table-cell table:formula="of:=IF(1/(1+EXP(-[.A59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50304972581984" calcext:value-type="float">
            <text:p>-4.50304972581984</text:p>
          </table:table-cell>
          <table:table-cell table:formula="of:=IF(1/(1+EXP(-[.A59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223610851011" calcext:value-type="float">
            <text:p>1.1223610851011</text:p>
          </table:table-cell>
          <table:table-cell table:formula="of:=IF(1/(1+EXP(-[.A59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8299149602255" calcext:value-type="float">
            <text:p>4.28299149602255</text:p>
          </table:table-cell>
          <table:table-cell table:formula="of:=IF(1/(1+EXP(-[.A59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173438185190399" calcext:value-type="float">
            <text:p>-0.173438185190399</text:p>
          </table:table-cell>
          <table:table-cell table:formula="of:=IF(1/(1+EXP(-[.A59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0084152797115" calcext:value-type="float">
            <text:p>1.80084152797115</text:p>
          </table:table-cell>
          <table:table-cell table:formula="of:=IF(1/(1+EXP(-[.A59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0501928177149" calcext:value-type="float">
            <text:p>3.0501928177149</text:p>
          </table:table-cell>
          <table:table-cell table:formula="of:=IF(1/(1+EXP(-[.A59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52021029817824" calcext:value-type="float">
            <text:p>-2.52021029817824</text:p>
          </table:table-cell>
          <table:table-cell table:formula="of:=IF(1/(1+EXP(-[.A60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21517813758886" calcext:value-type="float">
            <text:p>1.21517813758886</text:p>
          </table:table-cell>
          <table:table-cell table:formula="of:=IF(1/(1+EXP(-[.A60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46989748233062" calcext:value-type="float">
            <text:p>0.46989748233062</text:p>
          </table:table-cell>
          <table:table-cell table:formula="of:=IF(1/(1+EXP(-[.A60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970106194369" calcext:value-type="float">
            <text:p>-2.970106194369</text:p>
          </table:table-cell>
          <table:table-cell table:formula="of:=IF(1/(1+EXP(-[.A60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9926734665879" calcext:value-type="float">
            <text:p>-1.49926734665879</text:p>
          </table:table-cell>
          <table:table-cell table:formula="of:=IF(1/(1+EXP(-[.A60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4433143113973" calcext:value-type="float">
            <text:p>4.64433143113973</text:p>
          </table:table-cell>
          <table:table-cell table:formula="of:=IF(1/(1+EXP(-[.A60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28781008801559" calcext:value-type="float">
            <text:p>-3.28781008801559</text:p>
          </table:table-cell>
          <table:table-cell table:formula="of:=IF(1/(1+EXP(-[.A60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5912778064733" calcext:value-type="float">
            <text:p>1.75912778064733</text:p>
          </table:table-cell>
          <table:table-cell table:formula="of:=IF(1/(1+EXP(-[.A60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77856317236036" calcext:value-type="float">
            <text:p>3.77856317236036</text:p>
          </table:table-cell>
          <table:table-cell table:formula="of:=IF(1/(1+EXP(-[.A60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43726518506913" calcext:value-type="float">
            <text:p>-3.43726518506913</text:p>
          </table:table-cell>
          <table:table-cell table:formula="of:=IF(1/(1+EXP(-[.A60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482464020082" calcext:value-type="float">
            <text:p>-2.8482464020082</text:p>
          </table:table-cell>
          <table:table-cell table:formula="of:=IF(1/(1+EXP(-[.A61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855084607085114" calcext:value-type="float">
            <text:p>0.855084607085114</text:p>
          </table:table-cell>
          <table:table-cell table:formula="of:=IF(1/(1+EXP(-[.A61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9852994291471" calcext:value-type="float">
            <text:p>-1.89852994291471</text:p>
          </table:table-cell>
          <table:table-cell table:formula="of:=IF(1/(1+EXP(-[.A61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37168437865507" calcext:value-type="float">
            <text:p>3.37168437865507</text:p>
          </table:table-cell>
          <table:table-cell table:formula="of:=IF(1/(1+EXP(-[.A61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6372508379315" calcext:value-type="float">
            <text:p>-2.6372508379315</text:p>
          </table:table-cell>
          <table:table-cell table:formula="of:=IF(1/(1+EXP(-[.A61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34969556026214" calcext:value-type="float">
            <text:p>-3.34969556026214</text:p>
          </table:table-cell>
          <table:table-cell table:formula="of:=IF(1/(1+EXP(-[.A61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0825895432716" calcext:value-type="float">
            <text:p>4.30825895432716</text:p>
          </table:table-cell>
          <table:table-cell table:formula="of:=IF(1/(1+EXP(-[.A61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33475111843668" calcext:value-type="float">
            <text:p>2.33475111843668</text:p>
          </table:table-cell>
          <table:table-cell table:formula="of:=IF(1/(1+EXP(-[.A61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8577489027465" calcext:value-type="float">
            <text:p>-3.88577489027465</text:p>
          </table:table-cell>
          <table:table-cell table:formula="of:=IF(1/(1+EXP(-[.A61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8151240039118" calcext:value-type="float">
            <text:p>2.08151240039118</text:p>
          </table:table-cell>
          <table:table-cell table:formula="of:=IF(1/(1+EXP(-[.A61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00629565480354444" calcext:value-type="float">
            <text:p>-0.006295654803544</text:p>
          </table:table-cell>
          <table:table-cell table:formula="of:=IF(1/(1+EXP(-[.A62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2997018525817" calcext:value-type="float">
            <text:p>2.02997018525817</text:p>
          </table:table-cell>
          <table:table-cell table:formula="of:=IF(1/(1+EXP(-[.A62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46512680853387" calcext:value-type="float">
            <text:p>-0.546512680853387</text:p>
          </table:table-cell>
          <table:table-cell table:formula="of:=IF(1/(1+EXP(-[.A62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7939409435872" calcext:value-type="float">
            <text:p>-0.17939409435872</text:p>
          </table:table-cell>
          <table:table-cell table:formula="of:=IF(1/(1+EXP(-[.A62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79180475885493" calcext:value-type="float">
            <text:p>-0.979180475885493</text:p>
          </table:table-cell>
          <table:table-cell table:formula="of:=IF(1/(1+EXP(-[.A62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7043616446772" calcext:value-type="float">
            <text:p>-4.87043616446772</text:p>
          </table:table-cell>
          <table:table-cell table:formula="of:=IF(1/(1+EXP(-[.A62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23211764753284" calcext:value-type="float">
            <text:p>0.123211764753284</text:p>
          </table:table-cell>
          <table:table-cell table:formula="of:=IF(1/(1+EXP(-[.A62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5962426864957" calcext:value-type="float">
            <text:p>-3.45962426864957</text:p>
          </table:table-cell>
          <table:table-cell table:formula="of:=IF(1/(1+EXP(-[.A62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39292529893068" calcext:value-type="float">
            <text:p>-1.39292529893068</text:p>
          </table:table-cell>
          <table:table-cell table:formula="of:=IF(1/(1+EXP(-[.A62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52775004694521" calcext:value-type="float">
            <text:p>3.52775004694521</text:p>
          </table:table-cell>
          <table:table-cell table:formula="of:=IF(1/(1+EXP(-[.A62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328271790539536" calcext:value-type="float">
            <text:p>0.328271790539536</text:p>
          </table:table-cell>
          <table:table-cell table:formula="of:=IF(1/(1+EXP(-[.A63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47827348947483" calcext:value-type="float">
            <text:p>-0.447827348947483</text:p>
          </table:table-cell>
          <table:table-cell table:formula="of:=IF(1/(1+EXP(-[.A63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9014890359132" calcext:value-type="float">
            <text:p>-2.79014890359132</text:p>
          </table:table-cell>
          <table:table-cell table:formula="of:=IF(1/(1+EXP(-[.A63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7913297635788" calcext:value-type="float">
            <text:p>1.17913297635788</text:p>
          </table:table-cell>
          <table:table-cell table:formula="of:=IF(1/(1+EXP(-[.A63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21285240346666" calcext:value-type="float">
            <text:p>2.21285240346666</text:p>
          </table:table-cell>
          <table:table-cell table:formula="of:=IF(1/(1+EXP(-[.A63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0705430144147" calcext:value-type="float">
            <text:p>3.50705430144147</text:p>
          </table:table-cell>
          <table:table-cell table:formula="of:=IF(1/(1+EXP(-[.A63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7528834140404" calcext:value-type="float">
            <text:p>-1.7528834140404</text:p>
          </table:table-cell>
          <table:table-cell table:formula="of:=IF(1/(1+EXP(-[.A63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21929834565545" calcext:value-type="float">
            <text:p>-3.21929834565545</text:p>
          </table:table-cell>
          <table:table-cell table:formula="of:=IF(1/(1+EXP(-[.A63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0794352759943795" calcext:value-type="float">
            <text:p>0.007943527599438</text:p>
          </table:table-cell>
          <table:table-cell table:formula="of:=IF(1/(1+EXP(-[.A63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8975441952815" calcext:value-type="float">
            <text:p>-1.98975441952815</text:p>
          </table:table-cell>
          <table:table-cell table:formula="of:=IF(1/(1+EXP(-[.A63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09577258478514" calcext:value-type="float">
            <text:p>-4.09577258478514</text:p>
          </table:table-cell>
          <table:table-cell table:formula="of:=IF(1/(1+EXP(-[.A64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6372257006624" calcext:value-type="float">
            <text:p>-1.56372257006624</text:p>
          </table:table-cell>
          <table:table-cell table:formula="of:=IF(1/(1+EXP(-[.A64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32407510558482" calcext:value-type="float">
            <text:p>-0.332407510558482</text:p>
          </table:table-cell>
          <table:table-cell table:formula="of:=IF(1/(1+EXP(-[.A64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9294649229748" calcext:value-type="float">
            <text:p>-2.29294649229748</text:p>
          </table:table-cell>
          <table:table-cell table:formula="of:=IF(1/(1+EXP(-[.A64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0907831830764" calcext:value-type="float">
            <text:p>4.00907831830764</text:p>
          </table:table-cell>
          <table:table-cell table:formula="of:=IF(1/(1+EXP(-[.A64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477420159033882" calcext:value-type="float">
            <text:p>-0.477420159033882</text:p>
          </table:table-cell>
          <table:table-cell table:formula="of:=IF(1/(1+EXP(-[.A64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5222246856833" calcext:value-type="float">
            <text:p>1.5222246856833</text:p>
          </table:table-cell>
          <table:table-cell table:formula="of:=IF(1/(1+EXP(-[.A64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3729063459781" calcext:value-type="float">
            <text:p>4.43729063459781</text:p>
          </table:table-cell>
          <table:table-cell table:formula="of:=IF(1/(1+EXP(-[.A64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30286300490363" calcext:value-type="float">
            <text:p>-1.30286300490363</text:p>
          </table:table-cell>
          <table:table-cell table:formula="of:=IF(1/(1+EXP(-[.A64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35952078972599" calcext:value-type="float">
            <text:p>-0.935952078972599</text:p>
          </table:table-cell>
          <table:table-cell table:formula="of:=IF(1/(1+EXP(-[.A64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4763660441232" calcext:value-type="float">
            <text:p>-4.74763660441232</text:p>
          </table:table-cell>
          <table:table-cell table:formula="of:=IF(1/(1+EXP(-[.A65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15017078569602" calcext:value-type="float">
            <text:p>4.15017078569602</text:p>
          </table:table-cell>
          <table:table-cell table:formula="of:=IF(1/(1+EXP(-[.A65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266555027026825" calcext:value-type="float">
            <text:p>-0.266555027026825</text:p>
          </table:table-cell>
          <table:table-cell table:formula="of:=IF(1/(1+EXP(-[.A65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58951025531315" calcext:value-type="float">
            <text:p>-4.58951025531315</text:p>
          </table:table-cell>
          <table:table-cell table:formula="of:=IF(1/(1+EXP(-[.A65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2213043345224" calcext:value-type="float">
            <text:p>-1.12213043345224</text:p>
          </table:table-cell>
          <table:table-cell table:formula="of:=IF(1/(1+EXP(-[.A65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6152937580583" calcext:value-type="float">
            <text:p>3.96152937580583</text:p>
          </table:table-cell>
          <table:table-cell table:formula="of:=IF(1/(1+EXP(-[.A65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01580625696667" calcext:value-type="float">
            <text:p>4.01580625696667</text:p>
          </table:table-cell>
          <table:table-cell table:formula="of:=IF(1/(1+EXP(-[.A65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09633503575899" calcext:value-type="float">
            <text:p>-3.09633503575899</text:p>
          </table:table-cell>
          <table:table-cell table:formula="of:=IF(1/(1+EXP(-[.A65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7911240224863" calcext:value-type="float">
            <text:p>3.67911240224863</text:p>
          </table:table-cell>
          <table:table-cell table:formula="of:=IF(1/(1+EXP(-[.A65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38410588686895" calcext:value-type="float">
            <text:p>2.38410588686895</text:p>
          </table:table-cell>
          <table:table-cell table:formula="of:=IF(1/(1+EXP(-[.A65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20982833935864" calcext:value-type="float">
            <text:p>-1.20982833935864</text:p>
          </table:table-cell>
          <table:table-cell table:formula="of:=IF(1/(1+EXP(-[.A66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9379670444139" calcext:value-type="float">
            <text:p>-4.29379670444139</text:p>
          </table:table-cell>
          <table:table-cell table:formula="of:=IF(1/(1+EXP(-[.A66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9148383981625" calcext:value-type="float">
            <text:p>-2.49148383981625</text:p>
          </table:table-cell>
          <table:table-cell table:formula="of:=IF(1/(1+EXP(-[.A66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9800637681265" calcext:value-type="float">
            <text:p>-2.09800637681265</text:p>
          </table:table-cell>
          <table:table-cell table:formula="of:=IF(1/(1+EXP(-[.A66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723045595075114" calcext:value-type="float">
            <text:p>0.723045595075114</text:p>
          </table:table-cell>
          <table:table-cell table:formula="of:=IF(1/(1+EXP(-[.A66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783874987340152" calcext:value-type="float">
            <text:p>-0.078387498734015</text:p>
          </table:table-cell>
          <table:table-cell table:formula="of:=IF(1/(1+EXP(-[.A66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1418849528133" calcext:value-type="float">
            <text:p>-3.91418849528133</text:p>
          </table:table-cell>
          <table:table-cell table:formula="of:=IF(1/(1+EXP(-[.A66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33287273482118" calcext:value-type="float">
            <text:p>-1.33287273482118</text:p>
          </table:table-cell>
          <table:table-cell table:formula="of:=IF(1/(1+EXP(-[.A66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2087961236517" calcext:value-type="float">
            <text:p>2.02087961236517</text:p>
          </table:table-cell>
          <table:table-cell table:formula="of:=IF(1/(1+EXP(-[.A66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48302507053887" calcext:value-type="float">
            <text:p>-0.48302507053887</text:p>
          </table:table-cell>
          <table:table-cell table:formula="of:=IF(1/(1+EXP(-[.A66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6548276133869" calcext:value-type="float">
            <text:p>1.46548276133869</text:p>
          </table:table-cell>
          <table:table-cell table:formula="of:=IF(1/(1+EXP(-[.A67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43675961061731" calcext:value-type="float">
            <text:p>1.43675961061731</text:p>
          </table:table-cell>
          <table:table-cell table:formula="of:=IF(1/(1+EXP(-[.A67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35139752529222" calcext:value-type="float">
            <text:p>1.35139752529222</text:p>
          </table:table-cell>
          <table:table-cell table:formula="of:=IF(1/(1+EXP(-[.A67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59470651526018" calcext:value-type="float">
            <text:p>1.59470651526018</text:p>
          </table:table-cell>
          <table:table-cell table:formula="of:=IF(1/(1+EXP(-[.A67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6926341786999" calcext:value-type="float">
            <text:p>3.56926341786999</text:p>
          </table:table-cell>
          <table:table-cell table:formula="of:=IF(1/(1+EXP(-[.A67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0549988991258" calcext:value-type="float">
            <text:p>-3.80549988991258</text:p>
          </table:table-cell>
          <table:table-cell table:formula="of:=IF(1/(1+EXP(-[.A67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57193270418904" calcext:value-type="float">
            <text:p>4.57193270418904</text:p>
          </table:table-cell>
          <table:table-cell table:formula="of:=IF(1/(1+EXP(-[.A67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33353213309884" calcext:value-type="float">
            <text:p>-4.33353213309884</text:p>
          </table:table-cell>
          <table:table-cell table:formula="of:=IF(1/(1+EXP(-[.A67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258952637458" calcext:value-type="float">
            <text:p>-1.9258952637458</text:p>
          </table:table-cell>
          <table:table-cell table:formula="of:=IF(1/(1+EXP(-[.A67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5242834827597" calcext:value-type="float">
            <text:p>-2.35242834827597</text:p>
          </table:table-cell>
          <table:table-cell table:formula="of:=IF(1/(1+EXP(-[.A67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04503094652423" calcext:value-type="float">
            <text:p>-1.04503094652423</text:p>
          </table:table-cell>
          <table:table-cell table:formula="of:=IF(1/(1+EXP(-[.A68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7472996020951" calcext:value-type="float">
            <text:p>-3.87472996020951</text:p>
          </table:table-cell>
          <table:table-cell table:formula="of:=IF(1/(1+EXP(-[.A68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2106485946099" calcext:value-type="float">
            <text:p>-2.82106485946099</text:p>
          </table:table-cell>
          <table:table-cell table:formula="of:=IF(1/(1+EXP(-[.A68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6974661223834" calcext:value-type="float">
            <text:p>-4.96974661223834</text:p>
          </table:table-cell>
          <table:table-cell table:formula="of:=IF(1/(1+EXP(-[.A68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79289755752592" calcext:value-type="float">
            <text:p>4.79289755752592</text:p>
          </table:table-cell>
          <table:table-cell table:formula="of:=IF(1/(1+EXP(-[.A68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65252616414855" calcext:value-type="float">
            <text:p>-4.65252616414855</text:p>
          </table:table-cell>
          <table:table-cell table:formula="of:=IF(1/(1+EXP(-[.A68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1051269954844" calcext:value-type="float">
            <text:p>-1.51051269954844</text:p>
          </table:table-cell>
          <table:table-cell table:formula="of:=IF(1/(1+EXP(-[.A68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50461289441581" calcext:value-type="float">
            <text:p>-4.50461289441581</text:p>
          </table:table-cell>
          <table:table-cell table:formula="of:=IF(1/(1+EXP(-[.A68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25491448195598" calcext:value-type="float">
            <text:p>3.25491448195598</text:p>
          </table:table-cell>
          <table:table-cell table:formula="of:=IF(1/(1+EXP(-[.A68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657320459951414" calcext:value-type="float">
            <text:p>0.657320459951414</text:p>
          </table:table-cell>
          <table:table-cell table:formula="of:=IF(1/(1+EXP(-[.A68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6689856994135" calcext:value-type="float">
            <text:p>1.86689856994135</text:p>
          </table:table-cell>
          <table:table-cell table:formula="of:=IF(1/(1+EXP(-[.A69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98963643995702" calcext:value-type="float">
            <text:p>-4.98963643995702</text:p>
          </table:table-cell>
          <table:table-cell table:formula="of:=IF(1/(1+EXP(-[.A69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63037930927419" calcext:value-type="float">
            <text:p>-0.363037930927419</text:p>
          </table:table-cell>
          <table:table-cell table:formula="of:=IF(1/(1+EXP(-[.A69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05995312765875" calcext:value-type="float">
            <text:p>-0.105995312765875</text:p>
          </table:table-cell>
          <table:table-cell table:formula="of:=IF(1/(1+EXP(-[.A69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2989662606657" calcext:value-type="float">
            <text:p>1.42989662606657</text:p>
          </table:table-cell>
          <table:table-cell table:formula="of:=IF(1/(1+EXP(-[.A69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128874840669938" calcext:value-type="float">
            <text:p>-0.128874840669938</text:p>
          </table:table-cell>
          <table:table-cell table:formula="of:=IF(1/(1+EXP(-[.A69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8724721046366" calcext:value-type="float">
            <text:p>2.28724721046366</text:p>
          </table:table-cell>
          <table:table-cell table:formula="of:=IF(1/(1+EXP(-[.A69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61812588773765" calcext:value-type="float">
            <text:p>-4.61812588773765</text:p>
          </table:table-cell>
          <table:table-cell table:formula="of:=IF(1/(1+EXP(-[.A69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21264140386518" calcext:value-type="float">
            <text:p>-1.21264140386518</text:p>
          </table:table-cell>
          <table:table-cell table:formula="of:=IF(1/(1+EXP(-[.A69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13315953114804" calcext:value-type="float">
            <text:p>2.13315953114804</text:p>
          </table:table-cell>
          <table:table-cell table:formula="of:=IF(1/(1+EXP(-[.A69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9680943440969" calcext:value-type="float">
            <text:p>1.79680943440969</text:p>
          </table:table-cell>
          <table:table-cell table:formula="of:=IF(1/(1+EXP(-[.A700]*1.5+0.8+RAND()*2)) &gt; 0.5; &quot;ACCEPT&quot;; &quot;REJECT&quot;)" office:value-type="string" office:string-value="ACCEPT" calcext:value-type="string">
            <text:p>ACCEPT</text:p>
          </table:table-cell>
        </table:table-row>
      </table:table>
      <table:table table:name="test" table:style-name="ta1"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x</text:p>
          </table:table-cell>
          <table:table-cell office:value-type="string" calcext:value-type="string">
            <text:p>y</text:p>
          </table:table-cell>
        </table:table-row>
        <table:table-row table:style-name="ro1">
          <table:table-cell table:formula="of:=RAND()*10-5" office:value-type="float" office:value="-3.67350839220518" calcext:value-type="float">
            <text:p>-3.67350839220518</text:p>
          </table:table-cell>
          <table:table-cell table:formula="of:=IF(1/(1+EXP(-[.A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8960964095573" calcext:value-type="float">
            <text:p>0.38960964095573</text:p>
          </table:table-cell>
          <table:table-cell table:formula="of:=IF(1/(1+EXP(-[.A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75792829384089" calcext:value-type="float">
            <text:p>3.75792829384089</text:p>
          </table:table-cell>
          <table:table-cell table:formula="of:=IF(1/(1+EXP(-[.A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66507882545235" calcext:value-type="float">
            <text:p>1.66507882545235</text:p>
          </table:table-cell>
          <table:table-cell table:formula="of:=IF(1/(1+EXP(-[.A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180842629965202" calcext:value-type="float">
            <text:p>0.180842629965202</text:p>
          </table:table-cell>
          <table:table-cell table:formula="of:=IF(1/(1+EXP(-[.A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3713605508959" calcext:value-type="float">
            <text:p>-4.43713605508959</text:p>
          </table:table-cell>
          <table:table-cell table:formula="of:=IF(1/(1+EXP(-[.A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8506979096586" calcext:value-type="float">
            <text:p>-3.98506979096586</text:p>
          </table:table-cell>
          <table:table-cell table:formula="of:=IF(1/(1+EXP(-[.A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484811668732172" calcext:value-type="float">
            <text:p>-0.048481166873217</text:p>
          </table:table-cell>
          <table:table-cell table:formula="of:=IF(1/(1+EXP(-[.A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999680806586982" calcext:value-type="float">
            <text:p>0.999680806586982</text:p>
          </table:table-cell>
          <table:table-cell table:formula="of:=IF(1/(1+EXP(-[.A1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471132244696131" calcext:value-type="float">
            <text:p>-0.471132244696131</text:p>
          </table:table-cell>
          <table:table-cell table:formula="of:=IF(1/(1+EXP(-[.A1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9054971982225" calcext:value-type="float">
            <text:p>-2.9054971982225</text:p>
          </table:table-cell>
          <table:table-cell table:formula="of:=IF(1/(1+EXP(-[.A1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77035952868463" calcext:value-type="float">
            <text:p>-3.77035952868463</text:p>
          </table:table-cell>
          <table:table-cell table:formula="of:=IF(1/(1+EXP(-[.A1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2723289097449" calcext:value-type="float">
            <text:p>3.92723289097449</text:p>
          </table:table-cell>
          <table:table-cell table:formula="of:=IF(1/(1+EXP(-[.A1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05532631384079" calcext:value-type="float">
            <text:p>2.05532631384079</text:p>
          </table:table-cell>
          <table:table-cell table:formula="of:=IF(1/(1+EXP(-[.A1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5963619786897" calcext:value-type="float">
            <text:p>-4.5963619786897</text:p>
          </table:table-cell>
          <table:table-cell table:formula="of:=IF(1/(1+EXP(-[.A1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723643615293" calcext:value-type="float">
            <text:p>-4.4723643615293</text:p>
          </table:table-cell>
          <table:table-cell table:formula="of:=IF(1/(1+EXP(-[.A1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8898025545894" calcext:value-type="float">
            <text:p>-1.68898025545894</text:p>
          </table:table-cell>
          <table:table-cell table:formula="of:=IF(1/(1+EXP(-[.A1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319081549521" calcext:value-type="float">
            <text:p>-4.2319081549521</text:p>
          </table:table-cell>
          <table:table-cell table:formula="of:=IF(1/(1+EXP(-[.A1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87825672134858" calcext:value-type="float">
            <text:p>3.87825672134858</text:p>
          </table:table-cell>
          <table:table-cell table:formula="of:=IF(1/(1+EXP(-[.A2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29980104160315" calcext:value-type="float">
            <text:p>-1.29980104160315</text:p>
          </table:table-cell>
          <table:table-cell table:formula="of:=IF(1/(1+EXP(-[.A2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55713925634826" calcext:value-type="float">
            <text:p>0.255713925634826</text:p>
          </table:table-cell>
          <table:table-cell table:formula="of:=IF(1/(1+EXP(-[.A2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305002410669" calcext:value-type="float">
            <text:p>-4.9305002410669</text:p>
          </table:table-cell>
          <table:table-cell table:formula="of:=IF(1/(1+EXP(-[.A2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8399607717629" calcext:value-type="float">
            <text:p>-2.08399607717629</text:p>
          </table:table-cell>
          <table:table-cell table:formula="of:=IF(1/(1+EXP(-[.A2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1613637658008" calcext:value-type="float">
            <text:p>1.41613637658008</text:p>
          </table:table-cell>
          <table:table-cell table:formula="of:=IF(1/(1+EXP(-[.A2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54262351048341" calcext:value-type="float">
            <text:p>2.54262351048341</text:p>
          </table:table-cell>
          <table:table-cell table:formula="of:=IF(1/(1+EXP(-[.A2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79852276435679" calcext:value-type="float">
            <text:p>-4.79852276435679</text:p>
          </table:table-cell>
          <table:table-cell table:formula="of:=IF(1/(1+EXP(-[.A2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15875255929711" calcext:value-type="float">
            <text:p>3.15875255929711</text:p>
          </table:table-cell>
          <table:table-cell table:formula="of:=IF(1/(1+EXP(-[.A2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05617377220607" calcext:value-type="float">
            <text:p>1.05617377220607</text:p>
          </table:table-cell>
          <table:table-cell table:formula="of:=IF(1/(1+EXP(-[.A2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75210504924118" calcext:value-type="float">
            <text:p>4.75210504924118</text:p>
          </table:table-cell>
          <table:table-cell table:formula="of:=IF(1/(1+EXP(-[.A3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55917139534439" calcext:value-type="float">
            <text:p>1.55917139534439</text:p>
          </table:table-cell>
          <table:table-cell table:formula="of:=IF(1/(1+EXP(-[.A3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822521766992301" calcext:value-type="float">
            <text:p>-0.822521766992301</text:p>
          </table:table-cell>
          <table:table-cell table:formula="of:=IF(1/(1+EXP(-[.A3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86798756784333" calcext:value-type="float">
            <text:p>3.86798756784333</text:p>
          </table:table-cell>
          <table:table-cell table:formula="of:=IF(1/(1+EXP(-[.A3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38403106254806" calcext:value-type="float">
            <text:p>-3.38403106254806</text:p>
          </table:table-cell>
          <table:table-cell table:formula="of:=IF(1/(1+EXP(-[.A3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438440009144" calcext:value-type="float">
            <text:p>-2.6438440009144</text:p>
          </table:table-cell>
          <table:table-cell table:formula="of:=IF(1/(1+EXP(-[.A3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00343502294333" calcext:value-type="float">
            <text:p>3.00343502294333</text:p>
          </table:table-cell>
          <table:table-cell table:formula="of:=IF(1/(1+EXP(-[.A3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5605792172731" calcext:value-type="float">
            <text:p>4.5605792172731</text:p>
          </table:table-cell>
          <table:table-cell table:formula="of:=IF(1/(1+EXP(-[.A3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27597131445792" calcext:value-type="float">
            <text:p>3.27597131445792</text:p>
          </table:table-cell>
          <table:table-cell table:formula="of:=IF(1/(1+EXP(-[.A3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90323514590305" calcext:value-type="float">
            <text:p>-3.90323514590305</text:p>
          </table:table-cell>
          <table:table-cell table:formula="of:=IF(1/(1+EXP(-[.A3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27377071168707" calcext:value-type="float">
            <text:p>-0.527377071168707</text:p>
          </table:table-cell>
          <table:table-cell table:formula="of:=IF(1/(1+EXP(-[.A4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2063470570791" calcext:value-type="float">
            <text:p>-2.52063470570791</text:p>
          </table:table-cell>
          <table:table-cell table:formula="of:=IF(1/(1+EXP(-[.A4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2934751798039" calcext:value-type="float">
            <text:p>-3.92934751798039</text:p>
          </table:table-cell>
          <table:table-cell table:formula="of:=IF(1/(1+EXP(-[.A4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2356007008123" calcext:value-type="float">
            <text:p>-1.12356007008123</text:p>
          </table:table-cell>
          <table:table-cell table:formula="of:=IF(1/(1+EXP(-[.A4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6115859603411" calcext:value-type="float">
            <text:p>-2.16115859603411</text:p>
          </table:table-cell>
          <table:table-cell table:formula="of:=IF(1/(1+EXP(-[.A4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68735582556593" calcext:value-type="float">
            <text:p>-4.68735582556593</text:p>
          </table:table-cell>
          <table:table-cell table:formula="of:=IF(1/(1+EXP(-[.A4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1746470444958" calcext:value-type="float">
            <text:p>4.61746470444958</text:p>
          </table:table-cell>
          <table:table-cell table:formula="of:=IF(1/(1+EXP(-[.A4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21106184117649" calcext:value-type="float">
            <text:p>1.21106184117649</text:p>
          </table:table-cell>
          <table:table-cell table:formula="of:=IF(1/(1+EXP(-[.A4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29385890735223" calcext:value-type="float">
            <text:p>0.29385890735223</text:p>
          </table:table-cell>
          <table:table-cell table:formula="of:=IF(1/(1+EXP(-[.A4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0623987737251" calcext:value-type="float">
            <text:p>-1.60623987737251</text:p>
          </table:table-cell>
          <table:table-cell table:formula="of:=IF(1/(1+EXP(-[.A4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80865159830718" calcext:value-type="float">
            <text:p>3.80865159830718</text:p>
          </table:table-cell>
          <table:table-cell table:formula="of:=IF(1/(1+EXP(-[.A5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935667354268112" calcext:value-type="float">
            <text:p>-0.935667354268112</text:p>
          </table:table-cell>
          <table:table-cell table:formula="of:=IF(1/(1+EXP(-[.A5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19583915193069" calcext:value-type="float">
            <text:p>-0.519583915193069</text:p>
          </table:table-cell>
          <table:table-cell table:formula="of:=IF(1/(1+EXP(-[.A5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3461492805359" calcext:value-type="float">
            <text:p>-3.83461492805359</text:p>
          </table:table-cell>
          <table:table-cell table:formula="of:=IF(1/(1+EXP(-[.A5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51982054586023" calcext:value-type="float">
            <text:p>3.51982054586023</text:p>
          </table:table-cell>
          <table:table-cell table:formula="of:=IF(1/(1+EXP(-[.A5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281278129471993" calcext:value-type="float">
            <text:p>-0.281278129471993</text:p>
          </table:table-cell>
          <table:table-cell table:formula="of:=IF(1/(1+EXP(-[.A5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2015770847709" calcext:value-type="float">
            <text:p>2.42015770847709</text:p>
          </table:table-cell>
          <table:table-cell table:formula="of:=IF(1/(1+EXP(-[.A5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27416831782364" calcext:value-type="float">
            <text:p>-3.27416831782364</text:p>
          </table:table-cell>
          <table:table-cell table:formula="of:=IF(1/(1+EXP(-[.A5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1585733151897" calcext:value-type="float">
            <text:p>-2.81585733151897</text:p>
          </table:table-cell>
          <table:table-cell table:formula="of:=IF(1/(1+EXP(-[.A5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950864187427" calcext:value-type="float">
            <text:p>4.3950864187427</text:p>
          </table:table-cell>
          <table:table-cell table:formula="of:=IF(1/(1+EXP(-[.A5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70025996249204" calcext:value-type="float">
            <text:p>-2.70025996249204</text:p>
          </table:table-cell>
          <table:table-cell table:formula="of:=IF(1/(1+EXP(-[.A6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9400913951181" calcext:value-type="float">
            <text:p>3.99400913951181</text:p>
          </table:table-cell>
          <table:table-cell table:formula="of:=IF(1/(1+EXP(-[.A6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181377237418" calcext:value-type="float">
            <text:p>3.5181377237418</text:p>
          </table:table-cell>
          <table:table-cell table:formula="of:=IF(1/(1+EXP(-[.A6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76522396792217" calcext:value-type="float">
            <text:p>-1.76522396792217</text:p>
          </table:table-cell>
          <table:table-cell table:formula="of:=IF(1/(1+EXP(-[.A6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23980757641769" calcext:value-type="float">
            <text:p>-3.23980757641769</text:p>
          </table:table-cell>
          <table:table-cell table:formula="of:=IF(1/(1+EXP(-[.A6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183580605917" calcext:value-type="float">
            <text:p>-2.2183580605917</text:p>
          </table:table-cell>
          <table:table-cell table:formula="of:=IF(1/(1+EXP(-[.A6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87624335224729" calcext:value-type="float">
            <text:p>2.87624335224729</text:p>
          </table:table-cell>
          <table:table-cell table:formula="of:=IF(1/(1+EXP(-[.A6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49103446433358" calcext:value-type="float">
            <text:p>4.49103446433358</text:p>
          </table:table-cell>
          <table:table-cell table:formula="of:=IF(1/(1+EXP(-[.A6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4014544659871" calcext:value-type="float">
            <text:p>-1.4014544659871</text:p>
          </table:table-cell>
          <table:table-cell table:formula="of:=IF(1/(1+EXP(-[.A6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9164976769055" calcext:value-type="float">
            <text:p>2.69164976769055</text:p>
          </table:table-cell>
          <table:table-cell table:formula="of:=IF(1/(1+EXP(-[.A6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28384643449887" calcext:value-type="float">
            <text:p>-2.28384643449887</text:p>
          </table:table-cell>
          <table:table-cell table:formula="of:=IF(1/(1+EXP(-[.A7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7522907310987" calcext:value-type="float">
            <text:p>3.67522907310987</text:p>
          </table:table-cell>
          <table:table-cell table:formula="of:=IF(1/(1+EXP(-[.A7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63931600680405" calcext:value-type="float">
            <text:p>-1.63931600680405</text:p>
          </table:table-cell>
          <table:table-cell table:formula="of:=IF(1/(1+EXP(-[.A7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612989965419" calcext:value-type="float">
            <text:p>2.6612989965419</text:p>
          </table:table-cell>
          <table:table-cell table:formula="of:=IF(1/(1+EXP(-[.A7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43022335963232" calcext:value-type="float">
            <text:p>-1.43022335963232</text:p>
          </table:table-cell>
          <table:table-cell table:formula="of:=IF(1/(1+EXP(-[.A7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3238448907601" calcext:value-type="float">
            <text:p>-2.33238448907601</text:p>
          </table:table-cell>
          <table:table-cell table:formula="of:=IF(1/(1+EXP(-[.A7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23937139896113" calcext:value-type="float">
            <text:p>-3.23937139896113</text:p>
          </table:table-cell>
          <table:table-cell table:formula="of:=IF(1/(1+EXP(-[.A7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7745997896873" calcext:value-type="float">
            <text:p>-4.47745997896873</text:p>
          </table:table-cell>
          <table:table-cell table:formula="of:=IF(1/(1+EXP(-[.A7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031359407327" calcext:value-type="float">
            <text:p>2.2031359407327</text:p>
          </table:table-cell>
          <table:table-cell table:formula="of:=IF(1/(1+EXP(-[.A7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1475065033477" calcext:value-type="float">
            <text:p>-1.1475065033477</text:p>
          </table:table-cell>
          <table:table-cell table:formula="of:=IF(1/(1+EXP(-[.A7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6168707062677" calcext:value-type="float">
            <text:p>2.06168707062677</text:p>
          </table:table-cell>
          <table:table-cell table:formula="of:=IF(1/(1+EXP(-[.A8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33113672765077" calcext:value-type="float">
            <text:p>4.33113672765077</text:p>
          </table:table-cell>
          <table:table-cell table:formula="of:=IF(1/(1+EXP(-[.A8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10241672987934" calcext:value-type="float">
            <text:p>2.10241672987934</text:p>
          </table:table-cell>
          <table:table-cell table:formula="of:=IF(1/(1+EXP(-[.A8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1795407189542" calcext:value-type="float">
            <text:p>1.71795407189542</text:p>
          </table:table-cell>
          <table:table-cell table:formula="of:=IF(1/(1+EXP(-[.A8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1386149606116" calcext:value-type="float">
            <text:p>-4.71386149606116</text:p>
          </table:table-cell>
          <table:table-cell table:formula="of:=IF(1/(1+EXP(-[.A8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50327310102969" calcext:value-type="float">
            <text:p>3.50327310102969</text:p>
          </table:table-cell>
          <table:table-cell table:formula="of:=IF(1/(1+EXP(-[.A8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172170596437839" calcext:value-type="float">
            <text:p>-0.172170596437839</text:p>
          </table:table-cell>
          <table:table-cell table:formula="of:=IF(1/(1+EXP(-[.A8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53871345519638" calcext:value-type="float">
            <text:p>0.353871345519638</text:p>
          </table:table-cell>
          <table:table-cell table:formula="of:=IF(1/(1+EXP(-[.A8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61347738541224" calcext:value-type="float">
            <text:p>-3.61347738541224</text:p>
          </table:table-cell>
          <table:table-cell table:formula="of:=IF(1/(1+EXP(-[.A8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2754373887759" calcext:value-type="float">
            <text:p>-2.02754373887759</text:p>
          </table:table-cell>
          <table:table-cell table:formula="of:=IF(1/(1+EXP(-[.A8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7476883682252" calcext:value-type="float">
            <text:p>-3.97476883682252</text:p>
          </table:table-cell>
          <table:table-cell table:formula="of:=IF(1/(1+EXP(-[.A9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1040599341167" calcext:value-type="float">
            <text:p>4.41040599341167</text:p>
          </table:table-cell>
          <table:table-cell table:formula="of:=IF(1/(1+EXP(-[.A9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01949967247605" calcext:value-type="float">
            <text:p>-2.01949967247605</text:p>
          </table:table-cell>
          <table:table-cell table:formula="of:=IF(1/(1+EXP(-[.A9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2851938752441" calcext:value-type="float">
            <text:p>-2.42851938752441</text:p>
          </table:table-cell>
          <table:table-cell table:formula="of:=IF(1/(1+EXP(-[.A9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743788302699996" calcext:value-type="float">
            <text:p>0.743788302699996</text:p>
          </table:table-cell>
          <table:table-cell table:formula="of:=IF(1/(1+EXP(-[.A9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08458753639578" calcext:value-type="float">
            <text:p>0.208458753639578</text:p>
          </table:table-cell>
          <table:table-cell table:formula="of:=IF(1/(1+EXP(-[.A9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5344932330286" calcext:value-type="float">
            <text:p>-1.75344932330286</text:p>
          </table:table-cell>
          <table:table-cell table:formula="of:=IF(1/(1+EXP(-[.A9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4952124767869" calcext:value-type="float">
            <text:p>1.44952124767869</text:p>
          </table:table-cell>
          <table:table-cell table:formula="of:=IF(1/(1+EXP(-[.A9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13730678679348" calcext:value-type="float">
            <text:p>-4.13730678679348</text:p>
          </table:table-cell>
          <table:table-cell table:formula="of:=IF(1/(1+EXP(-[.A9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0106715098080379" calcext:value-type="float">
            <text:p>-0.001067150980804</text:p>
          </table:table-cell>
          <table:table-cell table:formula="of:=IF(1/(1+EXP(-[.A9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37597487209732" calcext:value-type="float">
            <text:p>-4.37597487209732</text:p>
          </table:table-cell>
          <table:table-cell table:formula="of:=IF(1/(1+EXP(-[.A10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5637129538337" calcext:value-type="float">
            <text:p>2.35637129538337</text:p>
          </table:table-cell>
          <table:table-cell table:formula="of:=IF(1/(1+EXP(-[.A10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88322969795503" calcext:value-type="float">
            <text:p>1.88322969795503</text:p>
          </table:table-cell>
          <table:table-cell table:formula="of:=IF(1/(1+EXP(-[.A10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16412881005815" calcext:value-type="float">
            <text:p>-0.516412881005815</text:p>
          </table:table-cell>
          <table:table-cell table:formula="of:=IF(1/(1+EXP(-[.A10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13233729837329" calcext:value-type="float">
            <text:p>3.13233729837329</text:p>
          </table:table-cell>
          <table:table-cell table:formula="of:=IF(1/(1+EXP(-[.A10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71768460623092" calcext:value-type="float">
            <text:p>-3.71768460623092</text:p>
          </table:table-cell>
          <table:table-cell table:formula="of:=IF(1/(1+EXP(-[.A10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65666987169594" calcext:value-type="float">
            <text:p>1.65666987169594</text:p>
          </table:table-cell>
          <table:table-cell table:formula="of:=IF(1/(1+EXP(-[.A10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83771849184772" calcext:value-type="float">
            <text:p>3.83771849184772</text:p>
          </table:table-cell>
          <table:table-cell table:formula="of:=IF(1/(1+EXP(-[.A10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41243924624481" calcext:value-type="float">
            <text:p>4.41243924624481</text:p>
          </table:table-cell>
          <table:table-cell table:formula="of:=IF(1/(1+EXP(-[.A10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56146291756841" calcext:value-type="float">
            <text:p>2.56146291756841</text:p>
          </table:table-cell>
          <table:table-cell table:formula="of:=IF(1/(1+EXP(-[.A10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45861557069498" calcext:value-type="float">
            <text:p>-3.45861557069498</text:p>
          </table:table-cell>
          <table:table-cell table:formula="of:=IF(1/(1+EXP(-[.A11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717911445631351" calcext:value-type="float">
            <text:p>-0.717911445631351</text:p>
          </table:table-cell>
          <table:table-cell table:formula="of:=IF(1/(1+EXP(-[.A11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7193600433768" calcext:value-type="float">
            <text:p>-4.97193600433768</text:p>
          </table:table-cell>
          <table:table-cell table:formula="of:=IF(1/(1+EXP(-[.A11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0398219228141" calcext:value-type="float">
            <text:p>4.00398219228141</text:p>
          </table:table-cell>
          <table:table-cell table:formula="of:=IF(1/(1+EXP(-[.A11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22192196495126" calcext:value-type="float">
            <text:p>1.22192196495126</text:p>
          </table:table-cell>
          <table:table-cell table:formula="of:=IF(1/(1+EXP(-[.A11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12662849925824" calcext:value-type="float">
            <text:p>4.12662849925824</text:p>
          </table:table-cell>
          <table:table-cell table:formula="of:=IF(1/(1+EXP(-[.A11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68706964466673" calcext:value-type="float">
            <text:p>3.68706964466673</text:p>
          </table:table-cell>
          <table:table-cell table:formula="of:=IF(1/(1+EXP(-[.A11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04013953258458" calcext:value-type="float">
            <text:p>4.04013953258458</text:p>
          </table:table-cell>
          <table:table-cell table:formula="of:=IF(1/(1+EXP(-[.A11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43219151398622" calcext:value-type="float">
            <text:p>-3.43219151398622</text:p>
          </table:table-cell>
          <table:table-cell table:formula="of:=IF(1/(1+EXP(-[.A11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73042323320504" calcext:value-type="float">
            <text:p>4.73042323320504</text:p>
          </table:table-cell>
          <table:table-cell table:formula="of:=IF(1/(1+EXP(-[.A11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80300874194136" calcext:value-type="float">
            <text:p>-1.80300874194136</text:p>
          </table:table-cell>
          <table:table-cell table:formula="of:=IF(1/(1+EXP(-[.A12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7018479882832" calcext:value-type="float">
            <text:p>-1.17018479882832</text:p>
          </table:table-cell>
          <table:table-cell table:formula="of:=IF(1/(1+EXP(-[.A12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78630986278266" calcext:value-type="float">
            <text:p>3.78630986278266</text:p>
          </table:table-cell>
          <table:table-cell table:formula="of:=IF(1/(1+EXP(-[.A12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98156733327004" calcext:value-type="float">
            <text:p>1.98156733327004</text:p>
          </table:table-cell>
          <table:table-cell table:formula="of:=IF(1/(1+EXP(-[.A12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00953523002433" calcext:value-type="float">
            <text:p>3.00953523002433</text:p>
          </table:table-cell>
          <table:table-cell table:formula="of:=IF(1/(1+EXP(-[.A12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94187026927965" calcext:value-type="float">
            <text:p>1.94187026927965</text:p>
          </table:table-cell>
          <table:table-cell table:formula="of:=IF(1/(1+EXP(-[.A12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396580778479279" calcext:value-type="float">
            <text:p>-0.396580778479279</text:p>
          </table:table-cell>
          <table:table-cell table:formula="of:=IF(1/(1+EXP(-[.A12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5218641771527" calcext:value-type="float">
            <text:p>4.25218641771527</text:p>
          </table:table-cell>
          <table:table-cell table:formula="of:=IF(1/(1+EXP(-[.A12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84714377995554" calcext:value-type="float">
            <text:p>4.84714377995554</text:p>
          </table:table-cell>
          <table:table-cell table:formula="of:=IF(1/(1+EXP(-[.A12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60492344136192" calcext:value-type="float">
            <text:p>-4.60492344136192</text:p>
          </table:table-cell>
          <table:table-cell table:formula="of:=IF(1/(1+EXP(-[.A12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2316302240373" calcext:value-type="float">
            <text:p>4.02316302240373</text:p>
          </table:table-cell>
          <table:table-cell table:formula="of:=IF(1/(1+EXP(-[.A13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72473557034455" calcext:value-type="float">
            <text:p>-1.72473557034455</text:p>
          </table:table-cell>
          <table:table-cell table:formula="of:=IF(1/(1+EXP(-[.A13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3489785913236" calcext:value-type="float">
            <text:p>-1.3489785913236</text:p>
          </table:table-cell>
          <table:table-cell table:formula="of:=IF(1/(1+EXP(-[.A13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21892769920978" calcext:value-type="float">
            <text:p>1.21892769920978</text:p>
          </table:table-cell>
          <table:table-cell table:formula="of:=IF(1/(1+EXP(-[.A13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140056007794935" calcext:value-type="float">
            <text:p>-0.140056007794935</text:p>
          </table:table-cell>
          <table:table-cell table:formula="of:=IF(1/(1+EXP(-[.A13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06129776388753" calcext:value-type="float">
            <text:p>1.06129776388753</text:p>
          </table:table-cell>
          <table:table-cell table:formula="of:=IF(1/(1+EXP(-[.A13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473704751732" calcext:value-type="float">
            <text:p>-3.8473704751732</text:p>
          </table:table-cell>
          <table:table-cell table:formula="of:=IF(1/(1+EXP(-[.A13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6773970809845" calcext:value-type="float">
            <text:p>-2.66773970809845</text:p>
          </table:table-cell>
          <table:table-cell table:formula="of:=IF(1/(1+EXP(-[.A13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25252577407919" calcext:value-type="float">
            <text:p>0.125252577407919</text:p>
          </table:table-cell>
          <table:table-cell table:formula="of:=IF(1/(1+EXP(-[.A13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388139208494" calcext:value-type="float">
            <text:p>4.2388139208494</text:p>
          </table:table-cell>
          <table:table-cell table:formula="of:=IF(1/(1+EXP(-[.A13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76017547041022" calcext:value-type="float">
            <text:p>-1.76017547041022</text:p>
          </table:table-cell>
          <table:table-cell table:formula="of:=IF(1/(1+EXP(-[.A14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9974606996705" calcext:value-type="float">
            <text:p>2.9974606996705</text:p>
          </table:table-cell>
          <table:table-cell table:formula="of:=IF(1/(1+EXP(-[.A14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81190726746454" calcext:value-type="float">
            <text:p>1.81190726746454</text:p>
          </table:table-cell>
          <table:table-cell table:formula="of:=IF(1/(1+EXP(-[.A14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15352595922527" calcext:value-type="float">
            <text:p>-2.15352595922527</text:p>
          </table:table-cell>
          <table:table-cell table:formula="of:=IF(1/(1+EXP(-[.A14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2075270069601" calcext:value-type="float">
            <text:p>1.92075270069601</text:p>
          </table:table-cell>
          <table:table-cell table:formula="of:=IF(1/(1+EXP(-[.A14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44831965832724" calcext:value-type="float">
            <text:p>-1.44831965832724</text:p>
          </table:table-cell>
          <table:table-cell table:formula="of:=IF(1/(1+EXP(-[.A14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230684864065675" calcext:value-type="float">
            <text:p>-0.230684864065675</text:p>
          </table:table-cell>
          <table:table-cell table:formula="of:=IF(1/(1+EXP(-[.A14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905582846840368" calcext:value-type="float">
            <text:p>0.905582846840368</text:p>
          </table:table-cell>
          <table:table-cell table:formula="of:=IF(1/(1+EXP(-[.A14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54784644745896" calcext:value-type="float">
            <text:p>0.654784644745896</text:p>
          </table:table-cell>
          <table:table-cell table:formula="of:=IF(1/(1+EXP(-[.A14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3614079193688" calcext:value-type="float">
            <text:p>-1.53614079193688</text:p>
          </table:table-cell>
          <table:table-cell table:formula="of:=IF(1/(1+EXP(-[.A14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94950574581566" calcext:value-type="float">
            <text:p>-2.94950574581566</text:p>
          </table:table-cell>
          <table:table-cell table:formula="of:=IF(1/(1+EXP(-[.A15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7109816435871" calcext:value-type="float">
            <text:p>-4.47109816435871</text:p>
          </table:table-cell>
          <table:table-cell table:formula="of:=IF(1/(1+EXP(-[.A15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62430564469052" calcext:value-type="float">
            <text:p>-4.62430564469052</text:p>
          </table:table-cell>
          <table:table-cell table:formula="of:=IF(1/(1+EXP(-[.A15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9070455604278" calcext:value-type="float">
            <text:p>-2.29070455604278</text:p>
          </table:table-cell>
          <table:table-cell table:formula="of:=IF(1/(1+EXP(-[.A15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4500333037194" calcext:value-type="float">
            <text:p>-2.04500333037194</text:p>
          </table:table-cell>
          <table:table-cell table:formula="of:=IF(1/(1+EXP(-[.A15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3395042661951" calcext:value-type="float">
            <text:p>1.13395042661951</text:p>
          </table:table-cell>
          <table:table-cell table:formula="of:=IF(1/(1+EXP(-[.A15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12458551128933" calcext:value-type="float">
            <text:p>2.12458551128933</text:p>
          </table:table-cell>
          <table:table-cell table:formula="of:=IF(1/(1+EXP(-[.A15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769106197922555" calcext:value-type="float">
            <text:p>0.769106197922555</text:p>
          </table:table-cell>
          <table:table-cell table:formula="of:=IF(1/(1+EXP(-[.A15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53988983816725" calcext:value-type="float">
            <text:p>-4.53988983816725</text:p>
          </table:table-cell>
          <table:table-cell table:formula="of:=IF(1/(1+EXP(-[.A15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6963894534212" calcext:value-type="float">
            <text:p>-1.96963894534212</text:p>
          </table:table-cell>
          <table:table-cell table:formula="of:=IF(1/(1+EXP(-[.A15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50869404476377" calcext:value-type="float">
            <text:p>3.50869404476377</text:p>
          </table:table-cell>
          <table:table-cell table:formula="of:=IF(1/(1+EXP(-[.A16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90959289753201" calcext:value-type="float">
            <text:p>-0.590959289753201</text:p>
          </table:table-cell>
          <table:table-cell table:formula="of:=IF(1/(1+EXP(-[.A16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3863654818462" calcext:value-type="float">
            <text:p>-2.33863654818462</text:p>
          </table:table-cell>
          <table:table-cell table:formula="of:=IF(1/(1+EXP(-[.A16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64104555884598" calcext:value-type="float">
            <text:p>-0.664104555884598</text:p>
          </table:table-cell>
          <table:table-cell table:formula="of:=IF(1/(1+EXP(-[.A16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8532889764365" calcext:value-type="float">
            <text:p>1.88532889764365</text:p>
          </table:table-cell>
          <table:table-cell table:formula="of:=IF(1/(1+EXP(-[.A16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45170267419963" calcext:value-type="float">
            <text:p>-1.45170267419963</text:p>
          </table:table-cell>
          <table:table-cell table:formula="of:=IF(1/(1+EXP(-[.A16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24501525374531" calcext:value-type="float">
            <text:p>0.124501525374531</text:p>
          </table:table-cell>
          <table:table-cell table:formula="of:=IF(1/(1+EXP(-[.A16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5744242353634" calcext:value-type="float">
            <text:p>2.65744242353634</text:p>
          </table:table-cell>
          <table:table-cell table:formula="of:=IF(1/(1+EXP(-[.A16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1397052530848" calcext:value-type="float">
            <text:p>1.1397052530848</text:p>
          </table:table-cell>
          <table:table-cell table:formula="of:=IF(1/(1+EXP(-[.A16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7700216664841" calcext:value-type="float">
            <text:p>-1.97700216664841</text:p>
          </table:table-cell>
          <table:table-cell table:formula="of:=IF(1/(1+EXP(-[.A16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72411039022403" calcext:value-type="float">
            <text:p>2.72411039022403</text:p>
          </table:table-cell>
          <table:table-cell table:formula="of:=IF(1/(1+EXP(-[.A17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99332511471613" calcext:value-type="float">
            <text:p>-1.99332511471613</text:p>
          </table:table-cell>
          <table:table-cell table:formula="of:=IF(1/(1+EXP(-[.A17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95148377589798" calcext:value-type="float">
            <text:p>4.95148377589798</text:p>
          </table:table-cell>
          <table:table-cell table:formula="of:=IF(1/(1+EXP(-[.A17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59388133038088" calcext:value-type="float">
            <text:p>-1.59388133038088</text:p>
          </table:table-cell>
          <table:table-cell table:formula="of:=IF(1/(1+EXP(-[.A17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91393474402739" calcext:value-type="float">
            <text:p>-0.991393474402739</text:p>
          </table:table-cell>
          <table:table-cell table:formula="of:=IF(1/(1+EXP(-[.A17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8350975291849" calcext:value-type="float">
            <text:p>-4.98350975291849</text:p>
          </table:table-cell>
          <table:table-cell table:formula="of:=IF(1/(1+EXP(-[.A17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7957995438835" calcext:value-type="float">
            <text:p>-4.77957995438835</text:p>
          </table:table-cell>
          <table:table-cell table:formula="of:=IF(1/(1+EXP(-[.A17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2047386069509" calcext:value-type="float">
            <text:p>1.42047386069509</text:p>
          </table:table-cell>
          <table:table-cell table:formula="of:=IF(1/(1+EXP(-[.A17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759326007876621" calcext:value-type="float">
            <text:p>-0.759326007876621</text:p>
          </table:table-cell>
          <table:table-cell table:formula="of:=IF(1/(1+EXP(-[.A17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2183137287738" calcext:value-type="float">
            <text:p>1.92183137287738</text:p>
          </table:table-cell>
          <table:table-cell table:formula="of:=IF(1/(1+EXP(-[.A17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44795733231911" calcext:value-type="float">
            <text:p>-1.44795733231911</text:p>
          </table:table-cell>
          <table:table-cell table:formula="of:=IF(1/(1+EXP(-[.A18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1135778461221" calcext:value-type="float">
            <text:p>3.1135778461221</text:p>
          </table:table-cell>
          <table:table-cell table:formula="of:=IF(1/(1+EXP(-[.A18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631930407914868" calcext:value-type="float">
            <text:p>-0.631930407914868</text:p>
          </table:table-cell>
          <table:table-cell table:formula="of:=IF(1/(1+EXP(-[.A18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7797127294835" calcext:value-type="float">
            <text:p>2.47797127294835</text:p>
          </table:table-cell>
          <table:table-cell table:formula="of:=IF(1/(1+EXP(-[.A18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489192339115812" calcext:value-type="float">
            <text:p>0.489192339115812</text:p>
          </table:table-cell>
          <table:table-cell table:formula="of:=IF(1/(1+EXP(-[.A18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739999001428" calcext:value-type="float">
            <text:p>-4.2739999001428</text:p>
          </table:table-cell>
          <table:table-cell table:formula="of:=IF(1/(1+EXP(-[.A18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7827868238346" calcext:value-type="float">
            <text:p>2.37827868238346</text:p>
          </table:table-cell>
          <table:table-cell table:formula="of:=IF(1/(1+EXP(-[.A18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34876575633349" calcext:value-type="float">
            <text:p>-3.34876575633349</text:p>
          </table:table-cell>
          <table:table-cell table:formula="of:=IF(1/(1+EXP(-[.A18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9516601075531" calcext:value-type="float">
            <text:p>-3.99516601075531</text:p>
          </table:table-cell>
          <table:table-cell table:formula="of:=IF(1/(1+EXP(-[.A18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02217277770775" calcext:value-type="float">
            <text:p>-4.02217277770775</text:p>
          </table:table-cell>
          <table:table-cell table:formula="of:=IF(1/(1+EXP(-[.A18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878430390446052" calcext:value-type="float">
            <text:p>-0.878430390446052</text:p>
          </table:table-cell>
          <table:table-cell table:formula="of:=IF(1/(1+EXP(-[.A19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2733926781834" calcext:value-type="float">
            <text:p>1.92733926781834</text:p>
          </table:table-cell>
          <table:table-cell table:formula="of:=IF(1/(1+EXP(-[.A19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83393061027693" calcext:value-type="float">
            <text:p>1.83393061027693</text:p>
          </table:table-cell>
          <table:table-cell table:formula="of:=IF(1/(1+EXP(-[.A19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0529364003035315" calcext:value-type="float">
            <text:p>-0.052936400303532</text:p>
          </table:table-cell>
          <table:table-cell table:formula="of:=IF(1/(1+EXP(-[.A19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4149419710693" calcext:value-type="float">
            <text:p>4.04149419710693</text:p>
          </table:table-cell>
          <table:table-cell table:formula="of:=IF(1/(1+EXP(-[.A19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99660670542421" calcext:value-type="float">
            <text:p>-3.99660670542421</text:p>
          </table:table-cell>
          <table:table-cell table:formula="of:=IF(1/(1+EXP(-[.A19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02477439199082" calcext:value-type="float">
            <text:p>0.302477439199082</text:p>
          </table:table-cell>
          <table:table-cell table:formula="of:=IF(1/(1+EXP(-[.A19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94649314914947" calcext:value-type="float">
            <text:p>0.194649314914947</text:p>
          </table:table-cell>
          <table:table-cell table:formula="of:=IF(1/(1+EXP(-[.A19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2318593738908" calcext:value-type="float">
            <text:p>-1.72318593738908</text:p>
          </table:table-cell>
          <table:table-cell table:formula="of:=IF(1/(1+EXP(-[.A19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66557206748641" calcext:value-type="float">
            <text:p>-4.66557206748641</text:p>
          </table:table-cell>
          <table:table-cell table:formula="of:=IF(1/(1+EXP(-[.A19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9941715339373" calcext:value-type="float">
            <text:p>-1.59941715339373</text:p>
          </table:table-cell>
          <table:table-cell table:formula="of:=IF(1/(1+EXP(-[.A20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5641086978501" calcext:value-type="float">
            <text:p>-2.85641086978501</text:p>
          </table:table-cell>
          <table:table-cell table:formula="of:=IF(1/(1+EXP(-[.A20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7224343040205" calcext:value-type="float">
            <text:p>-2.87224343040205</text:p>
          </table:table-cell>
          <table:table-cell table:formula="of:=IF(1/(1+EXP(-[.A20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0055372891545" calcext:value-type="float">
            <text:p>-1.40055372891545</text:p>
          </table:table-cell>
          <table:table-cell table:formula="of:=IF(1/(1+EXP(-[.A20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43232351184629" calcext:value-type="float">
            <text:p>3.43232351184629</text:p>
          </table:table-cell>
          <table:table-cell table:formula="of:=IF(1/(1+EXP(-[.A20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1288138225897" calcext:value-type="float">
            <text:p>2.1288138225897</text:p>
          </table:table-cell>
          <table:table-cell table:formula="of:=IF(1/(1+EXP(-[.A20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74332352220049" calcext:value-type="float">
            <text:p>-2.74332352220049</text:p>
          </table:table-cell>
          <table:table-cell table:formula="of:=IF(1/(1+EXP(-[.A20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71694667755389" calcext:value-type="float">
            <text:p>-0.971694667755389</text:p>
          </table:table-cell>
          <table:table-cell table:formula="of:=IF(1/(1+EXP(-[.A20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9638376621941" calcext:value-type="float">
            <text:p>2.69638376621941</text:p>
          </table:table-cell>
          <table:table-cell table:formula="of:=IF(1/(1+EXP(-[.A20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86254327250029" calcext:value-type="float">
            <text:p>2.86254327250029</text:p>
          </table:table-cell>
          <table:table-cell table:formula="of:=IF(1/(1+EXP(-[.A20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591194608827848" calcext:value-type="float">
            <text:p>0.591194608827848</text:p>
          </table:table-cell>
          <table:table-cell table:formula="of:=IF(1/(1+EXP(-[.A21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893712161663994" calcext:value-type="float">
            <text:p>-0.893712161663994</text:p>
          </table:table-cell>
          <table:table-cell table:formula="of:=IF(1/(1+EXP(-[.A21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855714013512887" calcext:value-type="float">
            <text:p>-0.855714013512887</text:p>
          </table:table-cell>
          <table:table-cell table:formula="of:=IF(1/(1+EXP(-[.A21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34762276823703" calcext:value-type="float">
            <text:p>3.34762276823703</text:p>
          </table:table-cell>
          <table:table-cell table:formula="of:=IF(1/(1+EXP(-[.A21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13176479797288" calcext:value-type="float">
            <text:p>-1.13176479797288</text:p>
          </table:table-cell>
          <table:table-cell table:formula="of:=IF(1/(1+EXP(-[.A21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2288301860266" calcext:value-type="float">
            <text:p>2.32288301860266</text:p>
          </table:table-cell>
          <table:table-cell table:formula="of:=IF(1/(1+EXP(-[.A21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3314183387712" calcext:value-type="float">
            <text:p>3.53314183387712</text:p>
          </table:table-cell>
          <table:table-cell table:formula="of:=IF(1/(1+EXP(-[.A21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61276742456847" calcext:value-type="float">
            <text:p>-1.61276742456847</text:p>
          </table:table-cell>
          <table:table-cell table:formula="of:=IF(1/(1+EXP(-[.A21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320233283828" calcext:value-type="float">
            <text:p>-2.0320233283828</text:p>
          </table:table-cell>
          <table:table-cell table:formula="of:=IF(1/(1+EXP(-[.A21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76341516930947" calcext:value-type="float">
            <text:p>2.76341516930947</text:p>
          </table:table-cell>
          <table:table-cell table:formula="of:=IF(1/(1+EXP(-[.A21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58090829122136" calcext:value-type="float">
            <text:p>-2.58090829122136</text:p>
          </table:table-cell>
          <table:table-cell table:formula="of:=IF(1/(1+EXP(-[.A22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5024766334769" calcext:value-type="float">
            <text:p>2.35024766334769</text:p>
          </table:table-cell>
          <table:table-cell table:formula="of:=IF(1/(1+EXP(-[.A22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13494337498659" calcext:value-type="float">
            <text:p>-1.13494337498659</text:p>
          </table:table-cell>
          <table:table-cell table:formula="of:=IF(1/(1+EXP(-[.A22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23202794788228" calcext:value-type="float">
            <text:p>0.323202794788228</text:p>
          </table:table-cell>
          <table:table-cell table:formula="of:=IF(1/(1+EXP(-[.A22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57535399979077" calcext:value-type="float">
            <text:p>0.557535399979077</text:p>
          </table:table-cell>
          <table:table-cell table:formula="of:=IF(1/(1+EXP(-[.A22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78539335417556" calcext:value-type="float">
            <text:p>4.78539335417556</text:p>
          </table:table-cell>
          <table:table-cell table:formula="of:=IF(1/(1+EXP(-[.A22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29213342301637" calcext:value-type="float">
            <text:p>1.29213342301637</text:p>
          </table:table-cell>
          <table:table-cell table:formula="of:=IF(1/(1+EXP(-[.A22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45669211389367" calcext:value-type="float">
            <text:p>-3.45669211389367</text:p>
          </table:table-cell>
          <table:table-cell table:formula="of:=IF(1/(1+EXP(-[.A22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3085853135594" calcext:value-type="float">
            <text:p>-2.83085853135594</text:p>
          </table:table-cell>
          <table:table-cell table:formula="of:=IF(1/(1+EXP(-[.A22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56215825697614" calcext:value-type="float">
            <text:p>0.256215825697614</text:p>
          </table:table-cell>
          <table:table-cell table:formula="of:=IF(1/(1+EXP(-[.A22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4979177441554" calcext:value-type="float">
            <text:p>-2.74979177441554</text:p>
          </table:table-cell>
          <table:table-cell table:formula="of:=IF(1/(1+EXP(-[.A23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5414407523425" calcext:value-type="float">
            <text:p>1.45414407523425</text:p>
          </table:table-cell>
          <table:table-cell table:formula="of:=IF(1/(1+EXP(-[.A23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95423958562579" calcext:value-type="float">
            <text:p>3.95423958562579</text:p>
          </table:table-cell>
          <table:table-cell table:formula="of:=IF(1/(1+EXP(-[.A23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662436049855" calcext:value-type="float">
            <text:p>3.5662436049855</text:p>
          </table:table-cell>
          <table:table-cell table:formula="of:=IF(1/(1+EXP(-[.A23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27922087307865" calcext:value-type="float">
            <text:p>4.27922087307865</text:p>
          </table:table-cell>
          <table:table-cell table:formula="of:=IF(1/(1+EXP(-[.A23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51309803058327" calcext:value-type="float">
            <text:p>-1.51309803058327</text:p>
          </table:table-cell>
          <table:table-cell table:formula="of:=IF(1/(1+EXP(-[.A23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66498706314794" calcext:value-type="float">
            <text:p>0.166498706314794</text:p>
          </table:table-cell>
          <table:table-cell table:formula="of:=IF(1/(1+EXP(-[.A23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33292110687593" calcext:value-type="float">
            <text:p>-0.433292110687593</text:p>
          </table:table-cell>
          <table:table-cell table:formula="of:=IF(1/(1+EXP(-[.A23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3019721980648" calcext:value-type="float">
            <text:p>-4.93019721980648</text:p>
          </table:table-cell>
          <table:table-cell table:formula="of:=IF(1/(1+EXP(-[.A23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91954085353668" calcext:value-type="float">
            <text:p>4.91954085353668</text:p>
          </table:table-cell>
          <table:table-cell table:formula="of:=IF(1/(1+EXP(-[.A23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21653691327827" calcext:value-type="float">
            <text:p>1.21653691327827</text:p>
          </table:table-cell>
          <table:table-cell table:formula="of:=IF(1/(1+EXP(-[.A24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200216083482747" calcext:value-type="float">
            <text:p>-0.020021608348275</text:p>
          </table:table-cell>
          <table:table-cell table:formula="of:=IF(1/(1+EXP(-[.A24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4578806212343" calcext:value-type="float">
            <text:p>3.64578806212343</text:p>
          </table:table-cell>
          <table:table-cell table:formula="of:=IF(1/(1+EXP(-[.A24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457376622101735" calcext:value-type="float">
            <text:p>-0.457376622101735</text:p>
          </table:table-cell>
          <table:table-cell table:formula="of:=IF(1/(1+EXP(-[.A24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93352842264915" calcext:value-type="float">
            <text:p>2.93352842264915</text:p>
          </table:table-cell>
          <table:table-cell table:formula="of:=IF(1/(1+EXP(-[.A24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06981274352403" calcext:value-type="float">
            <text:p>-3.06981274352403</text:p>
          </table:table-cell>
          <table:table-cell table:formula="of:=IF(1/(1+EXP(-[.A24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42136839097179" calcext:value-type="float">
            <text:p>3.42136839097179</text:p>
          </table:table-cell>
          <table:table-cell table:formula="of:=IF(1/(1+EXP(-[.A24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465302644115124" calcext:value-type="float">
            <text:p>0.465302644115124</text:p>
          </table:table-cell>
          <table:table-cell table:formula="of:=IF(1/(1+EXP(-[.A24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7736365494107" calcext:value-type="float">
            <text:p>4.47736365494107</text:p>
          </table:table-cell>
          <table:table-cell table:formula="of:=IF(1/(1+EXP(-[.A24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04307488697274" calcext:value-type="float">
            <text:p>2.04307488697274</text:p>
          </table:table-cell>
          <table:table-cell table:formula="of:=IF(1/(1+EXP(-[.A24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796053354327148" calcext:value-type="float">
            <text:p>0.796053354327148</text:p>
          </table:table-cell>
          <table:table-cell table:formula="of:=IF(1/(1+EXP(-[.A25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14738090400591" calcext:value-type="float">
            <text:p>4.14738090400591</text:p>
          </table:table-cell>
          <table:table-cell table:formula="of:=IF(1/(1+EXP(-[.A25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02576176589309" calcext:value-type="float">
            <text:p>1.02576176589309</text:p>
          </table:table-cell>
          <table:table-cell table:formula="of:=IF(1/(1+EXP(-[.A25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3824204481634" calcext:value-type="float">
            <text:p>-2.63824204481634</text:p>
          </table:table-cell>
          <table:table-cell table:formula="of:=IF(1/(1+EXP(-[.A25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24687813321985" calcext:value-type="float">
            <text:p>1.24687813321985</text:p>
          </table:table-cell>
          <table:table-cell table:formula="of:=IF(1/(1+EXP(-[.A25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8635178325552" calcext:value-type="float">
            <text:p>-2.8635178325552</text:p>
          </table:table-cell>
          <table:table-cell table:formula="of:=IF(1/(1+EXP(-[.A25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4332541450016" calcext:value-type="float">
            <text:p>-2.64332541450016</text:p>
          </table:table-cell>
          <table:table-cell table:formula="of:=IF(1/(1+EXP(-[.A25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0680488356947" calcext:value-type="float">
            <text:p>4.40680488356947</text:p>
          </table:table-cell>
          <table:table-cell table:formula="of:=IF(1/(1+EXP(-[.A25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51320941274534" calcext:value-type="float">
            <text:p>-3.51320941274534</text:p>
          </table:table-cell>
          <table:table-cell table:formula="of:=IF(1/(1+EXP(-[.A25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5335503530442" calcext:value-type="float">
            <text:p>4.35335503530442</text:p>
          </table:table-cell>
          <table:table-cell table:formula="of:=IF(1/(1+EXP(-[.A25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91822488839665" calcext:value-type="float">
            <text:p>4.91822488839665</text:p>
          </table:table-cell>
          <table:table-cell table:formula="of:=IF(1/(1+EXP(-[.A26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43369397464576" calcext:value-type="float">
            <text:p>-3.43369397464576</text:p>
          </table:table-cell>
          <table:table-cell table:formula="of:=IF(1/(1+EXP(-[.A26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8044772099058" calcext:value-type="float">
            <text:p>-3.48044772099058</text:p>
          </table:table-cell>
          <table:table-cell table:formula="of:=IF(1/(1+EXP(-[.A26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5876190020531" calcext:value-type="float">
            <text:p>4.5876190020531</text:p>
          </table:table-cell>
          <table:table-cell table:formula="of:=IF(1/(1+EXP(-[.A26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31486282850937" calcext:value-type="float">
            <text:p>-4.31486282850937</text:p>
          </table:table-cell>
          <table:table-cell table:formula="of:=IF(1/(1+EXP(-[.A26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3454473578162" calcext:value-type="float">
            <text:p>-2.43454473578162</text:p>
          </table:table-cell>
          <table:table-cell table:formula="of:=IF(1/(1+EXP(-[.A26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91645860423274" calcext:value-type="float">
            <text:p>2.91645860423274</text:p>
          </table:table-cell>
          <table:table-cell table:formula="of:=IF(1/(1+EXP(-[.A26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73349761417078" calcext:value-type="float">
            <text:p>-4.73349761417078</text:p>
          </table:table-cell>
          <table:table-cell table:formula="of:=IF(1/(1+EXP(-[.A26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3866208840987" calcext:value-type="float">
            <text:p>-4.93866208840987</text:p>
          </table:table-cell>
          <table:table-cell table:formula="of:=IF(1/(1+EXP(-[.A26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4463879252196" calcext:value-type="float">
            <text:p>4.24463879252196</text:p>
          </table:table-cell>
          <table:table-cell table:formula="of:=IF(1/(1+EXP(-[.A26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493235155317485" calcext:value-type="float">
            <text:p>-0.493235155317485</text:p>
          </table:table-cell>
          <table:table-cell table:formula="of:=IF(1/(1+EXP(-[.A27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2309787391557" calcext:value-type="float">
            <text:p>-3.42309787391557</text:p>
          </table:table-cell>
          <table:table-cell table:formula="of:=IF(1/(1+EXP(-[.A27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5972482646604" calcext:value-type="float">
            <text:p>-4.85972482646604</text:p>
          </table:table-cell>
          <table:table-cell table:formula="of:=IF(1/(1+EXP(-[.A27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6537141581218" calcext:value-type="float">
            <text:p>4.86537141581218</text:p>
          </table:table-cell>
          <table:table-cell table:formula="of:=IF(1/(1+EXP(-[.A27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84163077455695" calcext:value-type="float">
            <text:p>4.84163077455695</text:p>
          </table:table-cell>
          <table:table-cell table:formula="of:=IF(1/(1+EXP(-[.A27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96461306747474" calcext:value-type="float">
            <text:p>-4.96461306747474</text:p>
          </table:table-cell>
          <table:table-cell table:formula="of:=IF(1/(1+EXP(-[.A27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7559583064433" calcext:value-type="float">
            <text:p>2.47559583064433</text:p>
          </table:table-cell>
          <table:table-cell table:formula="of:=IF(1/(1+EXP(-[.A27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52041537911893" calcext:value-type="float">
            <text:p>2.52041537911893</text:p>
          </table:table-cell>
          <table:table-cell table:formula="of:=IF(1/(1+EXP(-[.A27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70076234517756" calcext:value-type="float">
            <text:p>2.70076234517756</text:p>
          </table:table-cell>
          <table:table-cell table:formula="of:=IF(1/(1+EXP(-[.A27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0215920667003591" calcext:value-type="float">
            <text:p>0.021592066700359</text:p>
          </table:table-cell>
          <table:table-cell table:formula="of:=IF(1/(1+EXP(-[.A27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1065677349523" calcext:value-type="float">
            <text:p>-1.71065677349523</text:p>
          </table:table-cell>
          <table:table-cell table:formula="of:=IF(1/(1+EXP(-[.A28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4480624214811" calcext:value-type="float">
            <text:p>-1.64480624214811</text:p>
          </table:table-cell>
          <table:table-cell table:formula="of:=IF(1/(1+EXP(-[.A28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448753222636072" calcext:value-type="float">
            <text:p>0.448753222636072</text:p>
          </table:table-cell>
          <table:table-cell table:formula="of:=IF(1/(1+EXP(-[.A28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3200829864689" calcext:value-type="float">
            <text:p>4.23200829864689</text:p>
          </table:table-cell>
          <table:table-cell table:formula="of:=IF(1/(1+EXP(-[.A28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909574324556" calcext:value-type="float">
            <text:p>2.909574324556</text:p>
          </table:table-cell>
          <table:table-cell table:formula="of:=IF(1/(1+EXP(-[.A28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10773174774532" calcext:value-type="float">
            <text:p>1.10773174774532</text:p>
          </table:table-cell>
          <table:table-cell table:formula="of:=IF(1/(1+EXP(-[.A28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0943755707416472" calcext:value-type="float">
            <text:p>0.009437557074165</text:p>
          </table:table-cell>
          <table:table-cell table:formula="of:=IF(1/(1+EXP(-[.A28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24613534720481" calcext:value-type="float">
            <text:p>-0.324613534720481</text:p>
          </table:table-cell>
          <table:table-cell table:formula="of:=IF(1/(1+EXP(-[.A28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2752490145212" calcext:value-type="float">
            <text:p>3.92752490145212</text:p>
          </table:table-cell>
          <table:table-cell table:formula="of:=IF(1/(1+EXP(-[.A28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6831739814857" calcext:value-type="float">
            <text:p>-1.6831739814857</text:p>
          </table:table-cell>
          <table:table-cell table:formula="of:=IF(1/(1+EXP(-[.A28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9027614363117" calcext:value-type="float">
            <text:p>-4.79027614363117</text:p>
          </table:table-cell>
          <table:table-cell table:formula="of:=IF(1/(1+EXP(-[.A29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4984558017817" calcext:value-type="float">
            <text:p>-3.14984558017817</text:p>
          </table:table-cell>
          <table:table-cell table:formula="of:=IF(1/(1+EXP(-[.A29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3966490395348" calcext:value-type="float">
            <text:p>2.43966490395348</text:p>
          </table:table-cell>
          <table:table-cell table:formula="of:=IF(1/(1+EXP(-[.A29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19750595471431" calcext:value-type="float">
            <text:p>-2.19750595471431</text:p>
          </table:table-cell>
          <table:table-cell table:formula="of:=IF(1/(1+EXP(-[.A29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55746731682652" calcext:value-type="float">
            <text:p>-4.55746731682652</text:p>
          </table:table-cell>
          <table:table-cell table:formula="of:=IF(1/(1+EXP(-[.A29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84684295942611" calcext:value-type="float">
            <text:p>0.284684295942611</text:p>
          </table:table-cell>
          <table:table-cell table:formula="of:=IF(1/(1+EXP(-[.A29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51376254955179" calcext:value-type="float">
            <text:p>4.51376254955179</text:p>
          </table:table-cell>
          <table:table-cell table:formula="of:=IF(1/(1+EXP(-[.A29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38351305529607" calcext:value-type="float">
            <text:p>2.38351305529607</text:p>
          </table:table-cell>
          <table:table-cell table:formula="of:=IF(1/(1+EXP(-[.A29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34731020612716" calcext:value-type="float">
            <text:p>-4.34731020612716</text:p>
          </table:table-cell>
          <table:table-cell table:formula="of:=IF(1/(1+EXP(-[.A29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0752683930061" calcext:value-type="float">
            <text:p>-2.20752683930061</text:p>
          </table:table-cell>
          <table:table-cell table:formula="of:=IF(1/(1+EXP(-[.A29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2352682397957" calcext:value-type="float">
            <text:p>1.2352682397957</text:p>
          </table:table-cell>
          <table:table-cell table:formula="of:=IF(1/(1+EXP(-[.A30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1106670870649" calcext:value-type="float">
            <text:p>-0.51106670870649</text:p>
          </table:table-cell>
          <table:table-cell table:formula="of:=IF(1/(1+EXP(-[.A30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5788696473059" calcext:value-type="float">
            <text:p>-2.65788696473059</text:p>
          </table:table-cell>
          <table:table-cell table:formula="of:=IF(1/(1+EXP(-[.A30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04722358969717" calcext:value-type="float">
            <text:p>0.304722358969717</text:p>
          </table:table-cell>
          <table:table-cell table:formula="of:=IF(1/(1+EXP(-[.A30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05233045507374" calcext:value-type="float">
            <text:p>3.05233045507374</text:p>
          </table:table-cell>
          <table:table-cell table:formula="of:=IF(1/(1+EXP(-[.A30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0540240382008896" calcext:value-type="float">
            <text:p>-0.05402403820089</text:p>
          </table:table-cell>
          <table:table-cell table:formula="of:=IF(1/(1+EXP(-[.A30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34221482726647" calcext:value-type="float">
            <text:p>2.34221482726647</text:p>
          </table:table-cell>
          <table:table-cell table:formula="of:=IF(1/(1+EXP(-[.A30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0742966906482" calcext:value-type="float">
            <text:p>2.0742966906482</text:p>
          </table:table-cell>
          <table:table-cell table:formula="of:=IF(1/(1+EXP(-[.A30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33543357870739" calcext:value-type="float">
            <text:p>-1.33543357870739</text:p>
          </table:table-cell>
          <table:table-cell table:formula="of:=IF(1/(1+EXP(-[.A30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97635491852252" calcext:value-type="float">
            <text:p>-2.97635491852252</text:p>
          </table:table-cell>
          <table:table-cell table:formula="of:=IF(1/(1+EXP(-[.A30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32719317382493" calcext:value-type="float">
            <text:p>-1.32719317382493</text:p>
          </table:table-cell>
          <table:table-cell table:formula="of:=IF(1/(1+EXP(-[.A31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865132929535" calcext:value-type="float">
            <text:p>1.7865132929535</text:p>
          </table:table-cell>
          <table:table-cell table:formula="of:=IF(1/(1+EXP(-[.A31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48624387893015" calcext:value-type="float">
            <text:p>2.48624387893015</text:p>
          </table:table-cell>
          <table:table-cell table:formula="of:=IF(1/(1+EXP(-[.A31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81366030772506" calcext:value-type="float">
            <text:p>-1.81366030772506</text:p>
          </table:table-cell>
          <table:table-cell table:formula="of:=IF(1/(1+EXP(-[.A31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10455564677042" calcext:value-type="float">
            <text:p>2.10455564677042</text:p>
          </table:table-cell>
          <table:table-cell table:formula="of:=IF(1/(1+EXP(-[.A31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53592977535428" calcext:value-type="float">
            <text:p>-4.53592977535428</text:p>
          </table:table-cell>
          <table:table-cell table:formula="of:=IF(1/(1+EXP(-[.A31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387990028249" calcext:value-type="float">
            <text:p>-1.5387990028249</text:p>
          </table:table-cell>
          <table:table-cell table:formula="of:=IF(1/(1+EXP(-[.A31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769184883468546" calcext:value-type="float">
            <text:p>0.769184883468546</text:p>
          </table:table-cell>
          <table:table-cell table:formula="of:=IF(1/(1+EXP(-[.A31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35989414393367" calcext:value-type="float">
            <text:p>3.35989414393367</text:p>
          </table:table-cell>
          <table:table-cell table:formula="of:=IF(1/(1+EXP(-[.A31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80026444383483" calcext:value-type="float">
            <text:p>2.80026444383483</text:p>
          </table:table-cell>
          <table:table-cell table:formula="of:=IF(1/(1+EXP(-[.A31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830970226819487" calcext:value-type="float">
            <text:p>0.830970226819487</text:p>
          </table:table-cell>
          <table:table-cell table:formula="of:=IF(1/(1+EXP(-[.A32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59625390141391" calcext:value-type="float">
            <text:p>-0.359625390141391</text:p>
          </table:table-cell>
          <table:table-cell table:formula="of:=IF(1/(1+EXP(-[.A32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6171569105631" calcext:value-type="float">
            <text:p>4.26171569105631</text:p>
          </table:table-cell>
          <table:table-cell table:formula="of:=IF(1/(1+EXP(-[.A32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28774029539503" calcext:value-type="float">
            <text:p>-3.28774029539503</text:p>
          </table:table-cell>
          <table:table-cell table:formula="of:=IF(1/(1+EXP(-[.A32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37636818789684" calcext:value-type="float">
            <text:p>-4.37636818789684</text:p>
          </table:table-cell>
          <table:table-cell table:formula="of:=IF(1/(1+EXP(-[.A32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973847736528" calcext:value-type="float">
            <text:p>1.8973847736528</text:p>
          </table:table-cell>
          <table:table-cell table:formula="of:=IF(1/(1+EXP(-[.A32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199569843318041" calcext:value-type="float">
            <text:p>0.199569843318041</text:p>
          </table:table-cell>
          <table:table-cell table:formula="of:=IF(1/(1+EXP(-[.A32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58928204320214" calcext:value-type="float">
            <text:p>2.58928204320214</text:p>
          </table:table-cell>
          <table:table-cell table:formula="of:=IF(1/(1+EXP(-[.A32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790872554823336" calcext:value-type="float">
            <text:p>-0.790872554823336</text:p>
          </table:table-cell>
          <table:table-cell table:formula="of:=IF(1/(1+EXP(-[.A32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310871311659" calcext:value-type="float">
            <text:p>-2.4310871311659</text:p>
          </table:table-cell>
          <table:table-cell table:formula="of:=IF(1/(1+EXP(-[.A32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53607630597842" calcext:value-type="float">
            <text:p>4.53607630597842</text:p>
          </table:table-cell>
          <table:table-cell table:formula="of:=IF(1/(1+EXP(-[.A33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42084880213322" calcext:value-type="float">
            <text:p>-2.42084880213322</text:p>
          </table:table-cell>
          <table:table-cell table:formula="of:=IF(1/(1+EXP(-[.A33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0964719813165" calcext:value-type="float">
            <text:p>-4.80964719813165</text:p>
          </table:table-cell>
          <table:table-cell table:formula="of:=IF(1/(1+EXP(-[.A33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84773832858082" calcext:value-type="float">
            <text:p>3.84773832858082</text:p>
          </table:table-cell>
          <table:table-cell table:formula="of:=IF(1/(1+EXP(-[.A33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85249815942635" calcext:value-type="float">
            <text:p>2.85249815942635</text:p>
          </table:table-cell>
          <table:table-cell table:formula="of:=IF(1/(1+EXP(-[.A33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18431308941012" calcext:value-type="float">
            <text:p>4.18431308941012</text:p>
          </table:table-cell>
          <table:table-cell table:formula="of:=IF(1/(1+EXP(-[.A33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81014662618391" calcext:value-type="float">
            <text:p>-2.81014662618391</text:p>
          </table:table-cell>
          <table:table-cell table:formula="of:=IF(1/(1+EXP(-[.A33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4163195485201" calcext:value-type="float">
            <text:p>1.94163195485201</text:p>
          </table:table-cell>
          <table:table-cell table:formula="of:=IF(1/(1+EXP(-[.A33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67364483580199" calcext:value-type="float">
            <text:p>3.67364483580199</text:p>
          </table:table-cell>
          <table:table-cell table:formula="of:=IF(1/(1+EXP(-[.A33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461125091072104" calcext:value-type="float">
            <text:p>0.461125091072104</text:p>
          </table:table-cell>
          <table:table-cell table:formula="of:=IF(1/(1+EXP(-[.A33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6305873247581" calcext:value-type="float">
            <text:p>4.66305873247581</text:p>
          </table:table-cell>
          <table:table-cell table:formula="of:=IF(1/(1+EXP(-[.A34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748204434363066" calcext:value-type="float">
            <text:p>0.748204434363066</text:p>
          </table:table-cell>
          <table:table-cell table:formula="of:=IF(1/(1+EXP(-[.A34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58497739049609" calcext:value-type="float">
            <text:p>4.58497739049609</text:p>
          </table:table-cell>
          <table:table-cell table:formula="of:=IF(1/(1+EXP(-[.A34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82500819508563" calcext:value-type="float">
            <text:p>1.82500819508563</text:p>
          </table:table-cell>
          <table:table-cell table:formula="of:=IF(1/(1+EXP(-[.A34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50079750704896" calcext:value-type="float">
            <text:p>-4.50079750704896</text:p>
          </table:table-cell>
          <table:table-cell table:formula="of:=IF(1/(1+EXP(-[.A34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4697259619429" calcext:value-type="float">
            <text:p>-2.34697259619429</text:p>
          </table:table-cell>
          <table:table-cell table:formula="of:=IF(1/(1+EXP(-[.A34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51978379645385" calcext:value-type="float">
            <text:p>0.151978379645385</text:p>
          </table:table-cell>
          <table:table-cell table:formula="of:=IF(1/(1+EXP(-[.A34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891278070172091" calcext:value-type="float">
            <text:p>-0.891278070172091</text:p>
          </table:table-cell>
          <table:table-cell table:formula="of:=IF(1/(1+EXP(-[.A34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1310606586017" calcext:value-type="float">
            <text:p>-4.21310606586017</text:p>
          </table:table-cell>
          <table:table-cell table:formula="of:=IF(1/(1+EXP(-[.A34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1349966491392" calcext:value-type="float">
            <text:p>2.41349966491392</text:p>
          </table:table-cell>
          <table:table-cell table:formula="of:=IF(1/(1+EXP(-[.A34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780828522913613" calcext:value-type="float">
            <text:p>0.780828522913613</text:p>
          </table:table-cell>
          <table:table-cell table:formula="of:=IF(1/(1+EXP(-[.A35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29638323532155" calcext:value-type="float">
            <text:p>1.29638323532155</text:p>
          </table:table-cell>
          <table:table-cell table:formula="of:=IF(1/(1+EXP(-[.A35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954079563421982" calcext:value-type="float">
            <text:p>-0.954079563421982</text:p>
          </table:table-cell>
          <table:table-cell table:formula="of:=IF(1/(1+EXP(-[.A35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9690028095433" calcext:value-type="float">
            <text:p>-1.59690028095433</text:p>
          </table:table-cell>
          <table:table-cell table:formula="of:=IF(1/(1+EXP(-[.A35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53026230158609" calcext:value-type="float">
            <text:p>-4.53026230158609</text:p>
          </table:table-cell>
          <table:table-cell table:formula="of:=IF(1/(1+EXP(-[.A35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801936845824178" calcext:value-type="float">
            <text:p>-0.080193684582418</text:p>
          </table:table-cell>
          <table:table-cell table:formula="of:=IF(1/(1+EXP(-[.A35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5746671877331" calcext:value-type="float">
            <text:p>0.65746671877331</text:p>
          </table:table-cell>
          <table:table-cell table:formula="of:=IF(1/(1+EXP(-[.A35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08365224160399" calcext:value-type="float">
            <text:p>-2.08365224160399</text:p>
          </table:table-cell>
          <table:table-cell table:formula="of:=IF(1/(1+EXP(-[.A35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15703224977631" calcext:value-type="float">
            <text:p>0.115703224977631</text:p>
          </table:table-cell>
          <table:table-cell table:formula="of:=IF(1/(1+EXP(-[.A35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661286886395" calcext:value-type="float">
            <text:p>-3.0661286886395</text:p>
          </table:table-cell>
          <table:table-cell table:formula="of:=IF(1/(1+EXP(-[.A35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25407601268318" calcext:value-type="float">
            <text:p>3.25407601268318</text:p>
          </table:table-cell>
          <table:table-cell table:formula="of:=IF(1/(1+EXP(-[.A36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16593450198753" calcext:value-type="float">
            <text:p>4.16593450198753</text:p>
          </table:table-cell>
          <table:table-cell table:formula="of:=IF(1/(1+EXP(-[.A36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920436964064" calcext:value-type="float">
            <text:p>-3.920436964064</text:p>
          </table:table-cell>
          <table:table-cell table:formula="of:=IF(1/(1+EXP(-[.A36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6156167819731" calcext:value-type="float">
            <text:p>-4.96156167819731</text:p>
          </table:table-cell>
          <table:table-cell table:formula="of:=IF(1/(1+EXP(-[.A36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41264576182256" calcext:value-type="float">
            <text:p>-0.941264576182256</text:p>
          </table:table-cell>
          <table:table-cell table:formula="of:=IF(1/(1+EXP(-[.A36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3219649477209" calcext:value-type="float">
            <text:p>2.43219649477209</text:p>
          </table:table-cell>
          <table:table-cell table:formula="of:=IF(1/(1+EXP(-[.A36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54339887589962" calcext:value-type="float">
            <text:p>-4.54339887589962</text:p>
          </table:table-cell>
          <table:table-cell table:formula="of:=IF(1/(1+EXP(-[.A36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91909242778565" calcext:value-type="float">
            <text:p>3.91909242778565</text:p>
          </table:table-cell>
          <table:table-cell table:formula="of:=IF(1/(1+EXP(-[.A36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5811961266285" calcext:value-type="float">
            <text:p>1.75811961266285</text:p>
          </table:table-cell>
          <table:table-cell table:formula="of:=IF(1/(1+EXP(-[.A36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68966625336199" calcext:value-type="float">
            <text:p>2.68966625336199</text:p>
          </table:table-cell>
          <table:table-cell table:formula="of:=IF(1/(1+EXP(-[.A36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773271474965189" calcext:value-type="float">
            <text:p>0.773271474965189</text:p>
          </table:table-cell>
          <table:table-cell table:formula="of:=IF(1/(1+EXP(-[.A37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3209189376575" calcext:value-type="float">
            <text:p>-1.53209189376575</text:p>
          </table:table-cell>
          <table:table-cell table:formula="of:=IF(1/(1+EXP(-[.A37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28623517797274" calcext:value-type="float">
            <text:p>-0.428623517797274</text:p>
          </table:table-cell>
          <table:table-cell table:formula="of:=IF(1/(1+EXP(-[.A37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32679283642963" calcext:value-type="float">
            <text:p>3.32679283642963</text:p>
          </table:table-cell>
          <table:table-cell table:formula="of:=IF(1/(1+EXP(-[.A37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65422099712634" calcext:value-type="float">
            <text:p>-2.65422099712634</text:p>
          </table:table-cell>
          <table:table-cell table:formula="of:=IF(1/(1+EXP(-[.A37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921925820134" calcext:value-type="float">
            <text:p>1.9921925820134</text:p>
          </table:table-cell>
          <table:table-cell table:formula="of:=IF(1/(1+EXP(-[.A37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793762373724919" calcext:value-type="float">
            <text:p>0.793762373724919</text:p>
          </table:table-cell>
          <table:table-cell table:formula="of:=IF(1/(1+EXP(-[.A37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9344171446106" calcext:value-type="float">
            <text:p>4.29344171446106</text:p>
          </table:table-cell>
          <table:table-cell table:formula="of:=IF(1/(1+EXP(-[.A37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70458256309456" calcext:value-type="float">
            <text:p>-1.70458256309456</text:p>
          </table:table-cell>
          <table:table-cell table:formula="of:=IF(1/(1+EXP(-[.A37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88646121282417" calcext:value-type="float">
            <text:p>3.88646121282417</text:p>
          </table:table-cell>
          <table:table-cell table:formula="of:=IF(1/(1+EXP(-[.A37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21624429768135" calcext:value-type="float">
            <text:p>-2.21624429768135</text:p>
          </table:table-cell>
          <table:table-cell table:formula="of:=IF(1/(1+EXP(-[.A38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64203329572562" calcext:value-type="float">
            <text:p>-4.64203329572562</text:p>
          </table:table-cell>
          <table:table-cell table:formula="of:=IF(1/(1+EXP(-[.A38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0819440326977" calcext:value-type="float">
            <text:p>-2.80819440326977</text:p>
          </table:table-cell>
          <table:table-cell table:formula="of:=IF(1/(1+EXP(-[.A38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57158700552259" calcext:value-type="float">
            <text:p>-0.357158700552259</text:p>
          </table:table-cell>
          <table:table-cell table:formula="of:=IF(1/(1+EXP(-[.A38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5304793704211" calcext:value-type="float">
            <text:p>-1.85304793704211</text:p>
          </table:table-cell>
          <table:table-cell table:formula="of:=IF(1/(1+EXP(-[.A38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05555987237952" calcext:value-type="float">
            <text:p>3.05555987237952</text:p>
          </table:table-cell>
          <table:table-cell table:formula="of:=IF(1/(1+EXP(-[.A38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7570255937198" calcext:value-type="float">
            <text:p>-1.7570255937198</text:p>
          </table:table-cell>
          <table:table-cell table:formula="of:=IF(1/(1+EXP(-[.A38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3338483725463" calcext:value-type="float">
            <text:p>4.63338483725463</text:p>
          </table:table-cell>
          <table:table-cell table:formula="of:=IF(1/(1+EXP(-[.A38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77898228083934" calcext:value-type="float">
            <text:p>-1.77898228083934</text:p>
          </table:table-cell>
          <table:table-cell table:formula="of:=IF(1/(1+EXP(-[.A38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2154193492291" calcext:value-type="float">
            <text:p>-3.02154193492291</text:p>
          </table:table-cell>
          <table:table-cell table:formula="of:=IF(1/(1+EXP(-[.A38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0971619219996" calcext:value-type="float">
            <text:p>-4.70971619219996</text:p>
          </table:table-cell>
          <table:table-cell table:formula="of:=IF(1/(1+EXP(-[.A39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0936075354523" calcext:value-type="float">
            <text:p>0.60936075354523</text:p>
          </table:table-cell>
          <table:table-cell table:formula="of:=IF(1/(1+EXP(-[.A39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35508934978125" calcext:value-type="float">
            <text:p>3.35508934978125</text:p>
          </table:table-cell>
          <table:table-cell table:formula="of:=IF(1/(1+EXP(-[.A39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7418474147469" calcext:value-type="float">
            <text:p>2.7418474147469</text:p>
          </table:table-cell>
          <table:table-cell table:formula="of:=IF(1/(1+EXP(-[.A39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23333716917369" calcext:value-type="float">
            <text:p>-3.23333716917369</text:p>
          </table:table-cell>
          <table:table-cell table:formula="of:=IF(1/(1+EXP(-[.A39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7025108660115" calcext:value-type="float">
            <text:p>1.87025108660115</text:p>
          </table:table-cell>
          <table:table-cell table:formula="of:=IF(1/(1+EXP(-[.A39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7095110967286" calcext:value-type="float">
            <text:p>1.77095110967286</text:p>
          </table:table-cell>
          <table:table-cell table:formula="of:=IF(1/(1+EXP(-[.A39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223742952138776" calcext:value-type="float">
            <text:p>-0.223742952138776</text:p>
          </table:table-cell>
          <table:table-cell table:formula="of:=IF(1/(1+EXP(-[.A39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0468821544795883" calcext:value-type="float">
            <text:p>0.004688215447959</text:p>
          </table:table-cell>
          <table:table-cell table:formula="of:=IF(1/(1+EXP(-[.A39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73167343905859" calcext:value-type="float">
            <text:p>3.73167343905859</text:p>
          </table:table-cell>
          <table:table-cell table:formula="of:=IF(1/(1+EXP(-[.A39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12839273418956" calcext:value-type="float">
            <text:p>4.12839273418956</text:p>
          </table:table-cell>
          <table:table-cell table:formula="of:=IF(1/(1+EXP(-[.A40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15531598372944" calcext:value-type="float">
            <text:p>-2.15531598372944</text:p>
          </table:table-cell>
          <table:table-cell table:formula="of:=IF(1/(1+EXP(-[.A40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45778433159455" calcext:value-type="float">
            <text:p>3.45778433159455</text:p>
          </table:table-cell>
          <table:table-cell table:formula="of:=IF(1/(1+EXP(-[.A40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05847257706235" calcext:value-type="float">
            <text:p>-1.05847257706235</text:p>
          </table:table-cell>
          <table:table-cell table:formula="of:=IF(1/(1+EXP(-[.A40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3326012336904" calcext:value-type="float">
            <text:p>-1.93326012336904</text:p>
          </table:table-cell>
          <table:table-cell table:formula="of:=IF(1/(1+EXP(-[.A40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7551498376168" calcext:value-type="float">
            <text:p>-2.07551498376168</text:p>
          </table:table-cell>
          <table:table-cell table:formula="of:=IF(1/(1+EXP(-[.A40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18223086319566" calcext:value-type="float">
            <text:p>1.18223086319566</text:p>
          </table:table-cell>
          <table:table-cell table:formula="of:=IF(1/(1+EXP(-[.A40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19640891073182" calcext:value-type="float">
            <text:p>3.19640891073182</text:p>
          </table:table-cell>
          <table:table-cell table:formula="of:=IF(1/(1+EXP(-[.A40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89015955052855" calcext:value-type="float">
            <text:p>2.89015955052855</text:p>
          </table:table-cell>
          <table:table-cell table:formula="of:=IF(1/(1+EXP(-[.A40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21882679509223" calcext:value-type="float">
            <text:p>-3.21882679509223</text:p>
          </table:table-cell>
          <table:table-cell table:formula="of:=IF(1/(1+EXP(-[.A40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28860707715289" calcext:value-type="float">
            <text:p>4.28860707715289</text:p>
          </table:table-cell>
          <table:table-cell table:formula="of:=IF(1/(1+EXP(-[.A41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06395938055686" calcext:value-type="float">
            <text:p>3.06395938055686</text:p>
          </table:table-cell>
          <table:table-cell table:formula="of:=IF(1/(1+EXP(-[.A41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13589114365001" calcext:value-type="float">
            <text:p>2.13589114365001</text:p>
          </table:table-cell>
          <table:table-cell table:formula="of:=IF(1/(1+EXP(-[.A41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84393062503218" calcext:value-type="float">
            <text:p>3.84393062503218</text:p>
          </table:table-cell>
          <table:table-cell table:formula="of:=IF(1/(1+EXP(-[.A41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12227812534102" calcext:value-type="float">
            <text:p>-4.12227812534102</text:p>
          </table:table-cell>
          <table:table-cell table:formula="of:=IF(1/(1+EXP(-[.A41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36662853093142" calcext:value-type="float">
            <text:p>-0.636662853093142</text:p>
          </table:table-cell>
          <table:table-cell table:formula="of:=IF(1/(1+EXP(-[.A41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04111086324157" calcext:value-type="float">
            <text:p>1.04111086324157</text:p>
          </table:table-cell>
          <table:table-cell table:formula="of:=IF(1/(1+EXP(-[.A41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3531565959978" calcext:value-type="float">
            <text:p>-0.63531565959978</text:p>
          </table:table-cell>
          <table:table-cell table:formula="of:=IF(1/(1+EXP(-[.A41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1749663716229" calcext:value-type="float">
            <text:p>1.81749663716229</text:p>
          </table:table-cell>
          <table:table-cell table:formula="of:=IF(1/(1+EXP(-[.A41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33909044700473" calcext:value-type="float">
            <text:p>2.33909044700473</text:p>
          </table:table-cell>
          <table:table-cell table:formula="of:=IF(1/(1+EXP(-[.A41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30092683924344" calcext:value-type="float">
            <text:p>2.30092683924344</text:p>
          </table:table-cell>
          <table:table-cell table:formula="of:=IF(1/(1+EXP(-[.A42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803009878261567" calcext:value-type="float">
            <text:p>0.803009878261567</text:p>
          </table:table-cell>
          <table:table-cell table:formula="of:=IF(1/(1+EXP(-[.A42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1252041724843" calcext:value-type="float">
            <text:p>-2.61252041724843</text:p>
          </table:table-cell>
          <table:table-cell table:formula="of:=IF(1/(1+EXP(-[.A42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60919517356736" calcext:value-type="float">
            <text:p>-4.60919517356736</text:p>
          </table:table-cell>
          <table:table-cell table:formula="of:=IF(1/(1+EXP(-[.A42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4468023547965" calcext:value-type="float">
            <text:p>-2.34468023547965</text:p>
          </table:table-cell>
          <table:table-cell table:formula="of:=IF(1/(1+EXP(-[.A42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5658697237415" calcext:value-type="float">
            <text:p>2.5658697237415</text:p>
          </table:table-cell>
          <table:table-cell table:formula="of:=IF(1/(1+EXP(-[.A42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78096074400464" calcext:value-type="float">
            <text:p>3.78096074400464</text:p>
          </table:table-cell>
          <table:table-cell table:formula="of:=IF(1/(1+EXP(-[.A42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8082982570842" calcext:value-type="float">
            <text:p>1.8082982570842</text:p>
          </table:table-cell>
          <table:table-cell table:formula="of:=IF(1/(1+EXP(-[.A42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72750900215733" calcext:value-type="float">
            <text:p>-4.72750900215733</text:p>
          </table:table-cell>
          <table:table-cell table:formula="of:=IF(1/(1+EXP(-[.A42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28063300137527" calcext:value-type="float">
            <text:p>-1.28063300137527</text:p>
          </table:table-cell>
          <table:table-cell table:formula="of:=IF(1/(1+EXP(-[.A42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71392126771171" calcext:value-type="float">
            <text:p>-1.71392126771171</text:p>
          </table:table-cell>
          <table:table-cell table:formula="of:=IF(1/(1+EXP(-[.A43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7534798461602" calcext:value-type="float">
            <text:p>-3.17534798461602</text:p>
          </table:table-cell>
          <table:table-cell table:formula="of:=IF(1/(1+EXP(-[.A43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71348447834384" calcext:value-type="float">
            <text:p>4.71348447834384</text:p>
          </table:table-cell>
          <table:table-cell table:formula="of:=IF(1/(1+EXP(-[.A43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56342554293467" calcext:value-type="float">
            <text:p>-3.56342554293467</text:p>
          </table:table-cell>
          <table:table-cell table:formula="of:=IF(1/(1+EXP(-[.A43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6197534209857" calcext:value-type="float">
            <text:p>-4.6197534209857</text:p>
          </table:table-cell>
          <table:table-cell table:formula="of:=IF(1/(1+EXP(-[.A43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75061937082646" calcext:value-type="float">
            <text:p>-3.75061937082646</text:p>
          </table:table-cell>
          <table:table-cell table:formula="of:=IF(1/(1+EXP(-[.A43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8968017943414" calcext:value-type="float">
            <text:p>-1.68968017943414</text:p>
          </table:table-cell>
          <table:table-cell table:formula="of:=IF(1/(1+EXP(-[.A43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3243491717033" calcext:value-type="float">
            <text:p>1.3243491717033</text:p>
          </table:table-cell>
          <table:table-cell table:formula="of:=IF(1/(1+EXP(-[.A43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92505507855973" calcext:value-type="float">
            <text:p>-3.92505507855973</text:p>
          </table:table-cell>
          <table:table-cell table:formula="of:=IF(1/(1+EXP(-[.A43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6542195872572" calcext:value-type="float">
            <text:p>1.96542195872572</text:p>
          </table:table-cell>
          <table:table-cell table:formula="of:=IF(1/(1+EXP(-[.A43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97604801582017" calcext:value-type="float">
            <text:p>3.97604801582017</text:p>
          </table:table-cell>
          <table:table-cell table:formula="of:=IF(1/(1+EXP(-[.A44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68869588568766" calcext:value-type="float">
            <text:p>3.68869588568766</text:p>
          </table:table-cell>
          <table:table-cell table:formula="of:=IF(1/(1+EXP(-[.A44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48690289753111" calcext:value-type="float">
            <text:p>3.48690289753111</text:p>
          </table:table-cell>
          <table:table-cell table:formula="of:=IF(1/(1+EXP(-[.A44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13558911301203" calcext:value-type="float">
            <text:p>-3.13558911301203</text:p>
          </table:table-cell>
          <table:table-cell table:formula="of:=IF(1/(1+EXP(-[.A44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2124552730634" calcext:value-type="float">
            <text:p>-2.12124552730634</text:p>
          </table:table-cell>
          <table:table-cell table:formula="of:=IF(1/(1+EXP(-[.A44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07165692937299" calcext:value-type="float">
            <text:p>0.307165692937299</text:p>
          </table:table-cell>
          <table:table-cell table:formula="of:=IF(1/(1+EXP(-[.A44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1072612727755" calcext:value-type="float">
            <text:p>-3.11072612727755</text:p>
          </table:table-cell>
          <table:table-cell table:formula="of:=IF(1/(1+EXP(-[.A44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51380568820062" calcext:value-type="float">
            <text:p>-3.51380568820062</text:p>
          </table:table-cell>
          <table:table-cell table:formula="of:=IF(1/(1+EXP(-[.A44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21664968800976" calcext:value-type="float">
            <text:p>3.21664968800976</text:p>
          </table:table-cell>
          <table:table-cell table:formula="of:=IF(1/(1+EXP(-[.A44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6608009551793" calcext:value-type="float">
            <text:p>1.76608009551793</text:p>
          </table:table-cell>
          <table:table-cell table:formula="of:=IF(1/(1+EXP(-[.A44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57783761326453" calcext:value-type="float">
            <text:p>4.57783761326453</text:p>
          </table:table-cell>
          <table:table-cell table:formula="of:=IF(1/(1+EXP(-[.A45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441591488983363" calcext:value-type="float">
            <text:p>0.441591488983363</text:p>
          </table:table-cell>
          <table:table-cell table:formula="of:=IF(1/(1+EXP(-[.A45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81536285290956" calcext:value-type="float">
            <text:p>0.281536285290956</text:p>
          </table:table-cell>
          <table:table-cell table:formula="of:=IF(1/(1+EXP(-[.A45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78811785202716" calcext:value-type="float">
            <text:p>0.78811785202716</text:p>
          </table:table-cell>
          <table:table-cell table:formula="of:=IF(1/(1+EXP(-[.A45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71295565465253" calcext:value-type="float">
            <text:p>4.71295565465253</text:p>
          </table:table-cell>
          <table:table-cell table:formula="of:=IF(1/(1+EXP(-[.A45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89711144358547" calcext:value-type="float">
            <text:p>4.89711144358547</text:p>
          </table:table-cell>
          <table:table-cell table:formula="of:=IF(1/(1+EXP(-[.A45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31809333996391" calcext:value-type="float">
            <text:p>1.31809333996391</text:p>
          </table:table-cell>
          <table:table-cell table:formula="of:=IF(1/(1+EXP(-[.A45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03075363419889" calcext:value-type="float">
            <text:p>1.03075363419889</text:p>
          </table:table-cell>
          <table:table-cell table:formula="of:=IF(1/(1+EXP(-[.A45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02287007784653" calcext:value-type="float">
            <text:p>2.02287007784653</text:p>
          </table:table-cell>
          <table:table-cell table:formula="of:=IF(1/(1+EXP(-[.A45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5245221371805" calcext:value-type="float">
            <text:p>4.5245221371805</text:p>
          </table:table-cell>
          <table:table-cell table:formula="of:=IF(1/(1+EXP(-[.A45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242066186362266" calcext:value-type="float">
            <text:p>-0.242066186362266</text:p>
          </table:table-cell>
          <table:table-cell table:formula="of:=IF(1/(1+EXP(-[.A46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7682666163008" calcext:value-type="float">
            <text:p>-2.27682666163008</text:p>
          </table:table-cell>
          <table:table-cell table:formula="of:=IF(1/(1+EXP(-[.A46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4757022602876" calcext:value-type="float">
            <text:p>-2.04757022602876</text:p>
          </table:table-cell>
          <table:table-cell table:formula="of:=IF(1/(1+EXP(-[.A46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3029852238111" calcext:value-type="float">
            <text:p>-1.43029852238111</text:p>
          </table:table-cell>
          <table:table-cell table:formula="of:=IF(1/(1+EXP(-[.A46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2542415186134" calcext:value-type="float">
            <text:p>-1.2542415186134</text:p>
          </table:table-cell>
          <table:table-cell table:formula="of:=IF(1/(1+EXP(-[.A46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9554524864504" calcext:value-type="float">
            <text:p>-1.19554524864504</text:p>
          </table:table-cell>
          <table:table-cell table:formula="of:=IF(1/(1+EXP(-[.A46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5157739611805" calcext:value-type="float">
            <text:p>-3.05157739611805</text:p>
          </table:table-cell>
          <table:table-cell table:formula="of:=IF(1/(1+EXP(-[.A46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9851443468096" calcext:value-type="float">
            <text:p>-3.49851443468096</text:p>
          </table:table-cell>
          <table:table-cell table:formula="of:=IF(1/(1+EXP(-[.A46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7392897733058" calcext:value-type="float">
            <text:p>1.77392897733058</text:p>
          </table:table-cell>
          <table:table-cell table:formula="of:=IF(1/(1+EXP(-[.A46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67172142321819" calcext:value-type="float">
            <text:p>1.67172142321819</text:p>
          </table:table-cell>
          <table:table-cell table:formula="of:=IF(1/(1+EXP(-[.A46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23441326026034" calcext:value-type="float">
            <text:p>2.23441326026034</text:p>
          </table:table-cell>
          <table:table-cell table:formula="of:=IF(1/(1+EXP(-[.A47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01428683223582" calcext:value-type="float">
            <text:p>-0.501428683223582</text:p>
          </table:table-cell>
          <table:table-cell table:formula="of:=IF(1/(1+EXP(-[.A47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3264255483908" calcext:value-type="float">
            <text:p>-2.83264255483908</text:p>
          </table:table-cell>
          <table:table-cell table:formula="of:=IF(1/(1+EXP(-[.A47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625559735165" calcext:value-type="float">
            <text:p>2.0625559735165</text:p>
          </table:table-cell>
          <table:table-cell table:formula="of:=IF(1/(1+EXP(-[.A47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30606621128614" calcext:value-type="float">
            <text:p>4.30606621128614</text:p>
          </table:table-cell>
          <table:table-cell table:formula="of:=IF(1/(1+EXP(-[.A47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06090105356264" calcext:value-type="float">
            <text:p>2.06090105356264</text:p>
          </table:table-cell>
          <table:table-cell table:formula="of:=IF(1/(1+EXP(-[.A47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293421707480846" calcext:value-type="float">
            <text:p>-0.293421707480846</text:p>
          </table:table-cell>
          <table:table-cell table:formula="of:=IF(1/(1+EXP(-[.A47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9777941052258" calcext:value-type="float">
            <text:p>2.49777941052258</text:p>
          </table:table-cell>
          <table:table-cell table:formula="of:=IF(1/(1+EXP(-[.A47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66272827611481" calcext:value-type="float">
            <text:p>-2.66272827611481</text:p>
          </table:table-cell>
          <table:table-cell table:formula="of:=IF(1/(1+EXP(-[.A47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7301918092211" calcext:value-type="float">
            <text:p>-1.47301918092211</text:p>
          </table:table-cell>
          <table:table-cell table:formula="of:=IF(1/(1+EXP(-[.A47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35224379941309" calcext:value-type="float">
            <text:p>-4.35224379941309</text:p>
          </table:table-cell>
          <table:table-cell table:formula="of:=IF(1/(1+EXP(-[.A48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6002032998566" calcext:value-type="float">
            <text:p>4.86002032998566</text:p>
          </table:table-cell>
          <table:table-cell table:formula="of:=IF(1/(1+EXP(-[.A48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96145498985189" calcext:value-type="float">
            <text:p>2.96145498985189</text:p>
          </table:table-cell>
          <table:table-cell table:formula="of:=IF(1/(1+EXP(-[.A48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54160746869539" calcext:value-type="float">
            <text:p>1.54160746869539</text:p>
          </table:table-cell>
          <table:table-cell table:formula="of:=IF(1/(1+EXP(-[.A48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73898124614917" calcext:value-type="float">
            <text:p>3.73898124614917</text:p>
          </table:table-cell>
          <table:table-cell table:formula="of:=IF(1/(1+EXP(-[.A48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43292347284792" calcext:value-type="float">
            <text:p>-3.43292347284792</text:p>
          </table:table-cell>
          <table:table-cell table:formula="of:=IF(1/(1+EXP(-[.A48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7816900675596" calcext:value-type="float">
            <text:p>-2.47816900675596</text:p>
          </table:table-cell>
          <table:table-cell table:formula="of:=IF(1/(1+EXP(-[.A48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89325814477157" calcext:value-type="float">
            <text:p>-2.89325814477157</text:p>
          </table:table-cell>
          <table:table-cell table:formula="of:=IF(1/(1+EXP(-[.A48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72459071692687" calcext:value-type="float">
            <text:p>-4.72459071692687</text:p>
          </table:table-cell>
          <table:table-cell table:formula="of:=IF(1/(1+EXP(-[.A48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31103912162183" calcext:value-type="float">
            <text:p>4.31103912162183</text:p>
          </table:table-cell>
          <table:table-cell table:formula="of:=IF(1/(1+EXP(-[.A48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237780400875477" calcext:value-type="float">
            <text:p>-0.237780400875477</text:p>
          </table:table-cell>
          <table:table-cell table:formula="of:=IF(1/(1+EXP(-[.A49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7165178096757" calcext:value-type="float">
            <text:p>1.7165178096757</text:p>
          </table:table-cell>
          <table:table-cell table:formula="of:=IF(1/(1+EXP(-[.A49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6183364394771" calcext:value-type="float">
            <text:p>-1.6183364394771</text:p>
          </table:table-cell>
          <table:table-cell table:formula="of:=IF(1/(1+EXP(-[.A49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07623774706187" calcext:value-type="float">
            <text:p>-2.07623774706187</text:p>
          </table:table-cell>
          <table:table-cell table:formula="of:=IF(1/(1+EXP(-[.A49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5027622965444" calcext:value-type="float">
            <text:p>-2.35027622965444</text:p>
          </table:table-cell>
          <table:table-cell table:formula="of:=IF(1/(1+EXP(-[.A49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20552071565374" calcext:value-type="float">
            <text:p>3.20552071565374</text:p>
          </table:table-cell>
          <table:table-cell table:formula="of:=IF(1/(1+EXP(-[.A49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59339639258649" calcext:value-type="float">
            <text:p>-0.59339639258649</text:p>
          </table:table-cell>
          <table:table-cell table:formula="of:=IF(1/(1+EXP(-[.A49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373725500622468" calcext:value-type="float">
            <text:p>0.373725500622468</text:p>
          </table:table-cell>
          <table:table-cell table:formula="of:=IF(1/(1+EXP(-[.A49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142969845241857" calcext:value-type="float">
            <text:p>0.142969845241857</text:p>
          </table:table-cell>
          <table:table-cell table:formula="of:=IF(1/(1+EXP(-[.A49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4226792883144" calcext:value-type="float">
            <text:p>1.84226792883144</text:p>
          </table:table-cell>
          <table:table-cell table:formula="of:=IF(1/(1+EXP(-[.A49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37087594088086" calcext:value-type="float">
            <text:p>3.37087594088086</text:p>
          </table:table-cell>
          <table:table-cell table:formula="of:=IF(1/(1+EXP(-[.A50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07390265364452" calcext:value-type="float">
            <text:p>1.07390265364452</text:p>
          </table:table-cell>
          <table:table-cell table:formula="of:=IF(1/(1+EXP(-[.A50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49752417478831" calcext:value-type="float">
            <text:p>3.49752417478831</text:p>
          </table:table-cell>
          <table:table-cell table:formula="of:=IF(1/(1+EXP(-[.A50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68743065825036" calcext:value-type="float">
            <text:p>-1.68743065825036</text:p>
          </table:table-cell>
          <table:table-cell table:formula="of:=IF(1/(1+EXP(-[.A50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56281962787329" calcext:value-type="float">
            <text:p>-3.56281962787329</text:p>
          </table:table-cell>
          <table:table-cell table:formula="of:=IF(1/(1+EXP(-[.A50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790597420555645" calcext:value-type="float">
            <text:p>0.790597420555645</text:p>
          </table:table-cell>
          <table:table-cell table:formula="of:=IF(1/(1+EXP(-[.A50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8988290867516" calcext:value-type="float">
            <text:p>-3.08988290867516</text:p>
          </table:table-cell>
          <table:table-cell table:formula="of:=IF(1/(1+EXP(-[.A50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43938571803574" calcext:value-type="float">
            <text:p>1.43938571803574</text:p>
          </table:table-cell>
          <table:table-cell table:formula="of:=IF(1/(1+EXP(-[.A50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9669190191367" calcext:value-type="float">
            <text:p>-2.9669190191367</text:p>
          </table:table-cell>
          <table:table-cell table:formula="of:=IF(1/(1+EXP(-[.A50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9385732624929" calcext:value-type="float">
            <text:p>-1.89385732624929</text:p>
          </table:table-cell>
          <table:table-cell table:formula="of:=IF(1/(1+EXP(-[.A50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6322236628061" calcext:value-type="float">
            <text:p>-2.36322236628061</text:p>
          </table:table-cell>
          <table:table-cell table:formula="of:=IF(1/(1+EXP(-[.A51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144408618738" calcext:value-type="float">
            <text:p>-4.9144408618738</text:p>
          </table:table-cell>
          <table:table-cell table:formula="of:=IF(1/(1+EXP(-[.A51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818477170364615" calcext:value-type="float">
            <text:p>0.818477170364615</text:p>
          </table:table-cell>
          <table:table-cell table:formula="of:=IF(1/(1+EXP(-[.A51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05812617502603" calcext:value-type="float">
            <text:p>1.05812617502603</text:p>
          </table:table-cell>
          <table:table-cell table:formula="of:=IF(1/(1+EXP(-[.A51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54244129592615" calcext:value-type="float">
            <text:p>-0.454244129592615</text:p>
          </table:table-cell>
          <table:table-cell table:formula="of:=IF(1/(1+EXP(-[.A51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88044752972684" calcext:value-type="float">
            <text:p>-0.488044752972684</text:p>
          </table:table-cell>
          <table:table-cell table:formula="of:=IF(1/(1+EXP(-[.A51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26934751728957" calcext:value-type="float">
            <text:p>2.26934751728957</text:p>
          </table:table-cell>
          <table:table-cell table:formula="of:=IF(1/(1+EXP(-[.A51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917896696780469" calcext:value-type="float">
            <text:p>0.917896696780469</text:p>
          </table:table-cell>
          <table:table-cell table:formula="of:=IF(1/(1+EXP(-[.A51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81949219129793" calcext:value-type="float">
            <text:p>1.81949219129793</text:p>
          </table:table-cell>
          <table:table-cell table:formula="of:=IF(1/(1+EXP(-[.A51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68098834434344" calcext:value-type="float">
            <text:p>0.668098834434344</text:p>
          </table:table-cell>
          <table:table-cell table:formula="of:=IF(1/(1+EXP(-[.A51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916132514595065" calcext:value-type="float">
            <text:p>-0.916132514595065</text:p>
          </table:table-cell>
          <table:table-cell table:formula="of:=IF(1/(1+EXP(-[.A52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33857302182282" calcext:value-type="float">
            <text:p>-3.33857302182282</text:p>
          </table:table-cell>
          <table:table-cell table:formula="of:=IF(1/(1+EXP(-[.A52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32861449041015" calcext:value-type="float">
            <text:p>-1.32861449041015</text:p>
          </table:table-cell>
          <table:table-cell table:formula="of:=IF(1/(1+EXP(-[.A52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4386296323807" calcext:value-type="float">
            <text:p>-1.54386296323807</text:p>
          </table:table-cell>
          <table:table-cell table:formula="of:=IF(1/(1+EXP(-[.A52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90889588294633" calcext:value-type="float">
            <text:p>-0.390889588294633</text:p>
          </table:table-cell>
          <table:table-cell table:formula="of:=IF(1/(1+EXP(-[.A52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029874338463" calcext:value-type="float">
            <text:p>2.029874338463</text:p>
          </table:table-cell>
          <table:table-cell table:formula="of:=IF(1/(1+EXP(-[.A52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883158652566513" calcext:value-type="float">
            <text:p>-0.883158652566513</text:p>
          </table:table-cell>
          <table:table-cell table:formula="of:=IF(1/(1+EXP(-[.A52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46108736331354" calcext:value-type="float">
            <text:p>3.46108736331354</text:p>
          </table:table-cell>
          <table:table-cell table:formula="of:=IF(1/(1+EXP(-[.A52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86890124634024" calcext:value-type="float">
            <text:p>-3.86890124634024</text:p>
          </table:table-cell>
          <table:table-cell table:formula="of:=IF(1/(1+EXP(-[.A52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61914047624936" calcext:value-type="float">
            <text:p>-3.61914047624936</text:p>
          </table:table-cell>
          <table:table-cell table:formula="of:=IF(1/(1+EXP(-[.A52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4742931916579" calcext:value-type="float">
            <text:p>1.84742931916579</text:p>
          </table:table-cell>
          <table:table-cell table:formula="of:=IF(1/(1+EXP(-[.A53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0865123604251" calcext:value-type="float">
            <text:p>1.70865123604251</text:p>
          </table:table-cell>
          <table:table-cell table:formula="of:=IF(1/(1+EXP(-[.A53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82726299810825" calcext:value-type="float">
            <text:p>3.82726299810825</text:p>
          </table:table-cell>
          <table:table-cell table:formula="of:=IF(1/(1+EXP(-[.A53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7657121056831" calcext:value-type="float">
            <text:p>1.77657121056831</text:p>
          </table:table-cell>
          <table:table-cell table:formula="of:=IF(1/(1+EXP(-[.A53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70235539983201" calcext:value-type="float">
            <text:p>-2.70235539983201</text:p>
          </table:table-cell>
          <table:table-cell table:formula="of:=IF(1/(1+EXP(-[.A53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0331609360023" calcext:value-type="float">
            <text:p>-4.40331609360023</text:p>
          </table:table-cell>
          <table:table-cell table:formula="of:=IF(1/(1+EXP(-[.A53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8500100236949" calcext:value-type="float">
            <text:p>4.88500100236949</text:p>
          </table:table-cell>
          <table:table-cell table:formula="of:=IF(1/(1+EXP(-[.A53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33636289340253" calcext:value-type="float">
            <text:p>4.33636289340253</text:p>
          </table:table-cell>
          <table:table-cell table:formula="of:=IF(1/(1+EXP(-[.A53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41341635607715" calcext:value-type="float">
            <text:p>1.41341635607715</text:p>
          </table:table-cell>
          <table:table-cell table:formula="of:=IF(1/(1+EXP(-[.A53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880534673608208" calcext:value-type="float">
            <text:p>-0.880534673608208</text:p>
          </table:table-cell>
          <table:table-cell table:formula="of:=IF(1/(1+EXP(-[.A53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5641618430647" calcext:value-type="float">
            <text:p>-2.45641618430647</text:p>
          </table:table-cell>
          <table:table-cell table:formula="of:=IF(1/(1+EXP(-[.A54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01134438985405" calcext:value-type="float">
            <text:p>-1.01134438985405</text:p>
          </table:table-cell>
          <table:table-cell table:formula="of:=IF(1/(1+EXP(-[.A54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25482984735218" calcext:value-type="float">
            <text:p>-0.425482984735218</text:p>
          </table:table-cell>
          <table:table-cell table:formula="of:=IF(1/(1+EXP(-[.A54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13354339146916" calcext:value-type="float">
            <text:p>2.13354339146916</text:p>
          </table:table-cell>
          <table:table-cell table:formula="of:=IF(1/(1+EXP(-[.A54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20903603391096" calcext:value-type="float">
            <text:p>-1.20903603391096</text:p>
          </table:table-cell>
          <table:table-cell table:formula="of:=IF(1/(1+EXP(-[.A54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65580996104657" calcext:value-type="float">
            <text:p>2.65580996104657</text:p>
          </table:table-cell>
          <table:table-cell table:formula="of:=IF(1/(1+EXP(-[.A54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00766266438297" calcext:value-type="float">
            <text:p>-3.00766266438297</text:p>
          </table:table-cell>
          <table:table-cell table:formula="of:=IF(1/(1+EXP(-[.A54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696153941669832" calcext:value-type="float">
            <text:p>-0.696153941669832</text:p>
          </table:table-cell>
          <table:table-cell table:formula="of:=IF(1/(1+EXP(-[.A54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4480493276108" calcext:value-type="float">
            <text:p>4.64480493276108</text:p>
          </table:table-cell>
          <table:table-cell table:formula="of:=IF(1/(1+EXP(-[.A54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227669411413277" calcext:value-type="float">
            <text:p>0.227669411413277</text:p>
          </table:table-cell>
          <table:table-cell table:formula="of:=IF(1/(1+EXP(-[.A54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773458928367994" calcext:value-type="float">
            <text:p>-0.077345892836799</text:p>
          </table:table-cell>
          <table:table-cell table:formula="of:=IF(1/(1+EXP(-[.A55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6052328327149" calcext:value-type="float">
            <text:p>2.46052328327149</text:p>
          </table:table-cell>
          <table:table-cell table:formula="of:=IF(1/(1+EXP(-[.A55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17872729599011" calcext:value-type="float">
            <text:p>-3.17872729599011</text:p>
          </table:table-cell>
          <table:table-cell table:formula="of:=IF(1/(1+EXP(-[.A55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10037689817552" calcext:value-type="float">
            <text:p>-3.10037689817552</text:p>
          </table:table-cell>
          <table:table-cell table:formula="of:=IF(1/(1+EXP(-[.A55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0720388860147" calcext:value-type="float">
            <text:p>-4.20720388860147</text:p>
          </table:table-cell>
          <table:table-cell table:formula="of:=IF(1/(1+EXP(-[.A55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49201883361336" calcext:value-type="float">
            <text:p>3.49201883361336</text:p>
          </table:table-cell>
          <table:table-cell table:formula="of:=IF(1/(1+EXP(-[.A55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09543416129978" calcext:value-type="float">
            <text:p>-2.09543416129978</text:p>
          </table:table-cell>
          <table:table-cell table:formula="of:=IF(1/(1+EXP(-[.A55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7166787100784" calcext:value-type="float">
            <text:p>-2.67166787100784</text:p>
          </table:table-cell>
          <table:table-cell table:formula="of:=IF(1/(1+EXP(-[.A55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871726479814487" calcext:value-type="float">
            <text:p>0.871726479814487</text:p>
          </table:table-cell>
          <table:table-cell table:formula="of:=IF(1/(1+EXP(-[.A55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38850288176911" calcext:value-type="float">
            <text:p>3.38850288176911</text:p>
          </table:table-cell>
          <table:table-cell table:formula="of:=IF(1/(1+EXP(-[.A55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4017878822345" calcext:value-type="float">
            <text:p>3.4017878822345</text:p>
          </table:table-cell>
          <table:table-cell table:formula="of:=IF(1/(1+EXP(-[.A56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15340025509062" calcext:value-type="float">
            <text:p>-3.15340025509062</text:p>
          </table:table-cell>
          <table:table-cell table:formula="of:=IF(1/(1+EXP(-[.A56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0209869408747" calcext:value-type="float">
            <text:p>4.0209869408747</text:p>
          </table:table-cell>
          <table:table-cell table:formula="of:=IF(1/(1+EXP(-[.A56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78817568210574" calcext:value-type="float">
            <text:p>-2.78817568210574</text:p>
          </table:table-cell>
          <table:table-cell table:formula="of:=IF(1/(1+EXP(-[.A56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89345167882518" calcext:value-type="float">
            <text:p>-1.89345167882518</text:p>
          </table:table-cell>
          <table:table-cell table:formula="of:=IF(1/(1+EXP(-[.A56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11488625611535" calcext:value-type="float">
            <text:p>3.11488625611535</text:p>
          </table:table-cell>
          <table:table-cell table:formula="of:=IF(1/(1+EXP(-[.A56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43239578030245" calcext:value-type="float">
            <text:p>-4.43239578030245</text:p>
          </table:table-cell>
          <table:table-cell table:formula="of:=IF(1/(1+EXP(-[.A56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92870643352268" calcext:value-type="float">
            <text:p>-2.92870643352268</text:p>
          </table:table-cell>
          <table:table-cell table:formula="of:=IF(1/(1+EXP(-[.A56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23934290134608" calcext:value-type="float">
            <text:p>-2.23934290134608</text:p>
          </table:table-cell>
          <table:table-cell table:formula="of:=IF(1/(1+EXP(-[.A56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43076477702637" calcext:value-type="float">
            <text:p>0.243076477702637</text:p>
          </table:table-cell>
          <table:table-cell table:formula="of:=IF(1/(1+EXP(-[.A56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3522509571846" calcext:value-type="float">
            <text:p>1.83522509571846</text:p>
          </table:table-cell>
          <table:table-cell table:formula="of:=IF(1/(1+EXP(-[.A57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7494055801025" calcext:value-type="float">
            <text:p>-4.7494055801025</text:p>
          </table:table-cell>
          <table:table-cell table:formula="of:=IF(1/(1+EXP(-[.A57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6903735687124" calcext:value-type="float">
            <text:p>3.6903735687124</text:p>
          </table:table-cell>
          <table:table-cell table:formula="of:=IF(1/(1+EXP(-[.A57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193380974641312" calcext:value-type="float">
            <text:p>0.193380974641312</text:p>
          </table:table-cell>
          <table:table-cell table:formula="of:=IF(1/(1+EXP(-[.A57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51326583322288" calcext:value-type="float">
            <text:p>3.51326583322288</text:p>
          </table:table-cell>
          <table:table-cell table:formula="of:=IF(1/(1+EXP(-[.A57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538717676952944" calcext:value-type="float">
            <text:p>0.538717676952944</text:p>
          </table:table-cell>
          <table:table-cell table:formula="of:=IF(1/(1+EXP(-[.A57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87408358779947" calcext:value-type="float">
            <text:p>2.87408358779947</text:p>
          </table:table-cell>
          <table:table-cell table:formula="of:=IF(1/(1+EXP(-[.A57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60947747495243" calcext:value-type="float">
            <text:p>-1.60947747495243</text:p>
          </table:table-cell>
          <table:table-cell table:formula="of:=IF(1/(1+EXP(-[.A57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92558013213998" calcext:value-type="float">
            <text:p>1.92558013213998</text:p>
          </table:table-cell>
          <table:table-cell table:formula="of:=IF(1/(1+EXP(-[.A57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21040459915936" calcext:value-type="float">
            <text:p>-3.21040459915936</text:p>
          </table:table-cell>
          <table:table-cell table:formula="of:=IF(1/(1+EXP(-[.A57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407809954247687" calcext:value-type="float">
            <text:p>0.407809954247687</text:p>
          </table:table-cell>
          <table:table-cell table:formula="of:=IF(1/(1+EXP(-[.A58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1612513999479" calcext:value-type="float">
            <text:p>4.41612513999479</text:p>
          </table:table-cell>
          <table:table-cell table:formula="of:=IF(1/(1+EXP(-[.A58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0162667083401" calcext:value-type="float">
            <text:p>-3.0162667083401</text:p>
          </table:table-cell>
          <table:table-cell table:formula="of:=IF(1/(1+EXP(-[.A58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04910234608981" calcext:value-type="float">
            <text:p>-3.04910234608981</text:p>
          </table:table-cell>
          <table:table-cell table:formula="of:=IF(1/(1+EXP(-[.A58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2928520245378" calcext:value-type="float">
            <text:p>-0.12928520245378</text:p>
          </table:table-cell>
          <table:table-cell table:formula="of:=IF(1/(1+EXP(-[.A58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1757434544809" calcext:value-type="float">
            <text:p>2.41757434544809</text:p>
          </table:table-cell>
          <table:table-cell table:formula="of:=IF(1/(1+EXP(-[.A58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0178997191363" calcext:value-type="float">
            <text:p>2.0178997191363</text:p>
          </table:table-cell>
          <table:table-cell table:formula="of:=IF(1/(1+EXP(-[.A58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04248325604743" calcext:value-type="float">
            <text:p>1.04248325604743</text:p>
          </table:table-cell>
          <table:table-cell table:formula="of:=IF(1/(1+EXP(-[.A58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249704139072487" calcext:value-type="float">
            <text:p>-0.249704139072487</text:p>
          </table:table-cell>
          <table:table-cell table:formula="of:=IF(1/(1+EXP(-[.A58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97073128432765" calcext:value-type="float">
            <text:p>2.97073128432765</text:p>
          </table:table-cell>
          <table:table-cell table:formula="of:=IF(1/(1+EXP(-[.A58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31181706234654" calcext:value-type="float">
            <text:p>4.31181706234654</text:p>
          </table:table-cell>
          <table:table-cell table:formula="of:=IF(1/(1+EXP(-[.A59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83753226749733" calcext:value-type="float">
            <text:p>3.83753226749733</text:p>
          </table:table-cell>
          <table:table-cell table:formula="of:=IF(1/(1+EXP(-[.A59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68881980788843" calcext:value-type="float">
            <text:p>-3.68881980788843</text:p>
          </table:table-cell>
          <table:table-cell table:formula="of:=IF(1/(1+EXP(-[.A59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534391773439489" calcext:value-type="float">
            <text:p>0.534391773439489</text:p>
          </table:table-cell>
          <table:table-cell table:formula="of:=IF(1/(1+EXP(-[.A59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85174307358744" calcext:value-type="float">
            <text:p>-4.85174307358744</text:p>
          </table:table-cell>
          <table:table-cell table:formula="of:=IF(1/(1+EXP(-[.A59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48071720558044" calcext:value-type="float">
            <text:p>-1.48071720558044</text:p>
          </table:table-cell>
          <table:table-cell table:formula="of:=IF(1/(1+EXP(-[.A59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5080066505281" calcext:value-type="float">
            <text:p>1.85080066505281</text:p>
          </table:table-cell>
          <table:table-cell table:formula="of:=IF(1/(1+EXP(-[.A59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80342174664656" calcext:value-type="float">
            <text:p>1.80342174664656</text:p>
          </table:table-cell>
          <table:table-cell table:formula="of:=IF(1/(1+EXP(-[.A59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16384985291066" calcext:value-type="float">
            <text:p>1.16384985291066</text:p>
          </table:table-cell>
          <table:table-cell table:formula="of:=IF(1/(1+EXP(-[.A59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57223745549423" calcext:value-type="float">
            <text:p>-2.57223745549423</text:p>
          </table:table-cell>
          <table:table-cell table:formula="of:=IF(1/(1+EXP(-[.A59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24501138527807" calcext:value-type="float">
            <text:p>-3.24501138527807</text:p>
          </table:table-cell>
          <table:table-cell table:formula="of:=IF(1/(1+EXP(-[.A60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86680122315611" calcext:value-type="float">
            <text:p>0.286680122315611</text:p>
          </table:table-cell>
          <table:table-cell table:formula="of:=IF(1/(1+EXP(-[.A60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91771461178063" calcext:value-type="float">
            <text:p>-1.91771461178063</text:p>
          </table:table-cell>
          <table:table-cell table:formula="of:=IF(1/(1+EXP(-[.A60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38275345944792" calcext:value-type="float">
            <text:p>-1.38275345944792</text:p>
          </table:table-cell>
          <table:table-cell table:formula="of:=IF(1/(1+EXP(-[.A60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77784437796961" calcext:value-type="float">
            <text:p>0.677784437796961</text:p>
          </table:table-cell>
          <table:table-cell table:formula="of:=IF(1/(1+EXP(-[.A60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4527731674946" calcext:value-type="float">
            <text:p>-4.94527731674946</text:p>
          </table:table-cell>
          <table:table-cell table:formula="of:=IF(1/(1+EXP(-[.A60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9132232902108" calcext:value-type="float">
            <text:p>-4.99132232902108</text:p>
          </table:table-cell>
          <table:table-cell table:formula="of:=IF(1/(1+EXP(-[.A60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193044079837835" calcext:value-type="float">
            <text:p>-0.193044079837835</text:p>
          </table:table-cell>
          <table:table-cell table:formula="of:=IF(1/(1+EXP(-[.A60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96282268829963" calcext:value-type="float">
            <text:p>4.96282268829963</text:p>
          </table:table-cell>
          <table:table-cell table:formula="of:=IF(1/(1+EXP(-[.A60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17551085348024" calcext:value-type="float">
            <text:p>-1.17551085348024</text:p>
          </table:table-cell>
          <table:table-cell table:formula="of:=IF(1/(1+EXP(-[.A60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8295349361977" calcext:value-type="float">
            <text:p>3.8295349361977</text:p>
          </table:table-cell>
          <table:table-cell table:formula="of:=IF(1/(1+EXP(-[.A61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35874652804005" calcext:value-type="float">
            <text:p>2.35874652804005</text:p>
          </table:table-cell>
          <table:table-cell table:formula="of:=IF(1/(1+EXP(-[.A61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689266778225946" calcext:value-type="float">
            <text:p>-0.689266778225946</text:p>
          </table:table-cell>
          <table:table-cell table:formula="of:=IF(1/(1+EXP(-[.A61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44130135844971" calcext:value-type="float">
            <text:p>2.44130135844971</text:p>
          </table:table-cell>
          <table:table-cell table:formula="of:=IF(1/(1+EXP(-[.A61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46770730017513" calcext:value-type="float">
            <text:p>4.46770730017513</text:p>
          </table:table-cell>
          <table:table-cell table:formula="of:=IF(1/(1+EXP(-[.A61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78960983681861" calcext:value-type="float">
            <text:p>-3.78960983681861</text:p>
          </table:table-cell>
          <table:table-cell table:formula="of:=IF(1/(1+EXP(-[.A61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62174184352326" calcext:value-type="float">
            <text:p>-2.62174184352326</text:p>
          </table:table-cell>
          <table:table-cell table:formula="of:=IF(1/(1+EXP(-[.A61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89167745385214" calcext:value-type="float">
            <text:p>0.689167745385214</text:p>
          </table:table-cell>
          <table:table-cell table:formula="of:=IF(1/(1+EXP(-[.A61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13787213455437" calcext:value-type="float">
            <text:p>-2.13787213455437</text:p>
          </table:table-cell>
          <table:table-cell table:formula="of:=IF(1/(1+EXP(-[.A61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80449348941439" calcext:value-type="float">
            <text:p>4.80449348941439</text:p>
          </table:table-cell>
          <table:table-cell table:formula="of:=IF(1/(1+EXP(-[.A61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67156888077943" calcext:value-type="float">
            <text:p>-1.67156888077943</text:p>
          </table:table-cell>
          <table:table-cell table:formula="of:=IF(1/(1+EXP(-[.A62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88851648453309" calcext:value-type="float">
            <text:p>2.88851648453309</text:p>
          </table:table-cell>
          <table:table-cell table:formula="of:=IF(1/(1+EXP(-[.A62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05219325774461" calcext:value-type="float">
            <text:p>1.05219325774461</text:p>
          </table:table-cell>
          <table:table-cell table:formula="of:=IF(1/(1+EXP(-[.A62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37681168902148" calcext:value-type="float">
            <text:p>-1.37681168902148</text:p>
          </table:table-cell>
          <table:table-cell table:formula="of:=IF(1/(1+EXP(-[.A62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91642636267507" calcext:value-type="float">
            <text:p>-3.91642636267507</text:p>
          </table:table-cell>
          <table:table-cell table:formula="of:=IF(1/(1+EXP(-[.A62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63527410370858" calcext:value-type="float">
            <text:p>1.63527410370858</text:p>
          </table:table-cell>
          <table:table-cell table:formula="of:=IF(1/(1+EXP(-[.A62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87980782139727" calcext:value-type="float">
            <text:p>-2.87980782139727</text:p>
          </table:table-cell>
          <table:table-cell table:formula="of:=IF(1/(1+EXP(-[.A62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5323004536657" calcext:value-type="float">
            <text:p>-2.15323004536657</text:p>
          </table:table-cell>
          <table:table-cell table:formula="of:=IF(1/(1+EXP(-[.A62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0440469515207242" calcext:value-type="float">
            <text:p>0.044046951520724</text:p>
          </table:table-cell>
          <table:table-cell table:formula="of:=IF(1/(1+EXP(-[.A62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53095747305524" calcext:value-type="float">
            <text:p>-4.53095747305524</text:p>
          </table:table-cell>
          <table:table-cell table:formula="of:=IF(1/(1+EXP(-[.A62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9033437727946" calcext:value-type="float">
            <text:p>-4.99033437727946</text:p>
          </table:table-cell>
          <table:table-cell table:formula="of:=IF(1/(1+EXP(-[.A63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51737222694788" calcext:value-type="float">
            <text:p>-0.351737222694788</text:p>
          </table:table-cell>
          <table:table-cell table:formula="of:=IF(1/(1+EXP(-[.A63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377580309480936" calcext:value-type="float">
            <text:p>-0.377580309480936</text:p>
          </table:table-cell>
          <table:table-cell table:formula="of:=IF(1/(1+EXP(-[.A63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71944637127374" calcext:value-type="float">
            <text:p>-0.471944637127374</text:p>
          </table:table-cell>
          <table:table-cell table:formula="of:=IF(1/(1+EXP(-[.A63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82553714898251" calcext:value-type="float">
            <text:p>3.82553714898251</text:p>
          </table:table-cell>
          <table:table-cell table:formula="of:=IF(1/(1+EXP(-[.A63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70446147858019" calcext:value-type="float">
            <text:p>-1.70446147858019</text:p>
          </table:table-cell>
          <table:table-cell table:formula="of:=IF(1/(1+EXP(-[.A63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7836693810995" calcext:value-type="float">
            <text:p>-2.47836693810995</text:p>
          </table:table-cell>
          <table:table-cell table:formula="of:=IF(1/(1+EXP(-[.A63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22911744759297" calcext:value-type="float">
            <text:p>-4.22911744759297</text:p>
          </table:table-cell>
          <table:table-cell table:formula="of:=IF(1/(1+EXP(-[.A63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512636094794035" calcext:value-type="float">
            <text:p>-0.512636094794035</text:p>
          </table:table-cell>
          <table:table-cell table:formula="of:=IF(1/(1+EXP(-[.A63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06249296005688" calcext:value-type="float">
            <text:p>3.06249296005688</text:p>
          </table:table-cell>
          <table:table-cell table:formula="of:=IF(1/(1+EXP(-[.A63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91322281009326" calcext:value-type="float">
            <text:p>4.91322281009326</text:p>
          </table:table-cell>
          <table:table-cell table:formula="of:=IF(1/(1+EXP(-[.A64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0228551688356" calcext:value-type="float">
            <text:p>4.0228551688356</text:p>
          </table:table-cell>
          <table:table-cell table:formula="of:=IF(1/(1+EXP(-[.A64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74841518335469" calcext:value-type="float">
            <text:p>-2.74841518335469</text:p>
          </table:table-cell>
          <table:table-cell table:formula="of:=IF(1/(1+EXP(-[.A64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80965731764478" calcext:value-type="float">
            <text:p>-3.80965731764478</text:p>
          </table:table-cell>
          <table:table-cell table:formula="of:=IF(1/(1+EXP(-[.A64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91826063733596" calcext:value-type="float">
            <text:p>-4.91826063733596</text:p>
          </table:table-cell>
          <table:table-cell table:formula="of:=IF(1/(1+EXP(-[.A64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41003951603405" calcext:value-type="float">
            <text:p>4.41003951603405</text:p>
          </table:table-cell>
          <table:table-cell table:formula="of:=IF(1/(1+EXP(-[.A64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78061438968106" calcext:value-type="float">
            <text:p>3.78061438968106</text:p>
          </table:table-cell>
          <table:table-cell table:formula="of:=IF(1/(1+EXP(-[.A64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3.78441192348006" calcext:value-type="float">
            <text:p>-3.78441192348006</text:p>
          </table:table-cell>
          <table:table-cell table:formula="of:=IF(1/(1+EXP(-[.A64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51591404208275" calcext:value-type="float">
            <text:p>-3.51591404208275</text:p>
          </table:table-cell>
          <table:table-cell table:formula="of:=IF(1/(1+EXP(-[.A64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530191454213" calcext:value-type="float">
            <text:p>-4.530191454213</text:p>
          </table:table-cell>
          <table:table-cell table:formula="of:=IF(1/(1+EXP(-[.A64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210135491163" calcext:value-type="float">
            <text:p>4.6210135491163</text:p>
          </table:table-cell>
          <table:table-cell table:formula="of:=IF(1/(1+EXP(-[.A65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65068615923281" calcext:value-type="float">
            <text:p>3.65068615923281</text:p>
          </table:table-cell>
          <table:table-cell table:formula="of:=IF(1/(1+EXP(-[.A65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56654909551936" calcext:value-type="float">
            <text:p>-2.56654909551936</text:p>
          </table:table-cell>
          <table:table-cell table:formula="of:=IF(1/(1+EXP(-[.A65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4.65003211159663" calcext:value-type="float">
            <text:p>4.65003211159663</text:p>
          </table:table-cell>
          <table:table-cell table:formula="of:=IF(1/(1+EXP(-[.A653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87346469170128" calcext:value-type="float">
            <text:p>-1.87346469170128</text:p>
          </table:table-cell>
          <table:table-cell table:formula="of:=IF(1/(1+EXP(-[.A65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30531270527947" calcext:value-type="float">
            <text:p>3.30531270527947</text:p>
          </table:table-cell>
          <table:table-cell table:formula="of:=IF(1/(1+EXP(-[.A65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87586635755471" calcext:value-type="float">
            <text:p>2.87586635755471</text:p>
          </table:table-cell>
          <table:table-cell table:formula="of:=IF(1/(1+EXP(-[.A65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3.53987002444617" calcext:value-type="float">
            <text:p>3.53987002444617</text:p>
          </table:table-cell>
          <table:table-cell table:formula="of:=IF(1/(1+EXP(-[.A65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6960911490319" calcext:value-type="float">
            <text:p>1.6960911490319</text:p>
          </table:table-cell>
          <table:table-cell table:formula="of:=IF(1/(1+EXP(-[.A65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4.03581600788478" calcext:value-type="float">
            <text:p>4.03581600788478</text:p>
          </table:table-cell>
          <table:table-cell table:formula="of:=IF(1/(1+EXP(-[.A659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72464405488781" calcext:value-type="float">
            <text:p>2.72464405488781</text:p>
          </table:table-cell>
          <table:table-cell table:formula="of:=IF(1/(1+EXP(-[.A66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4.70574924696204" calcext:value-type="float">
            <text:p>-4.70574924696204</text:p>
          </table:table-cell>
          <table:table-cell table:formula="of:=IF(1/(1+EXP(-[.A66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09555288369345" calcext:value-type="float">
            <text:p>-1.09555288369345</text:p>
          </table:table-cell>
          <table:table-cell table:formula="of:=IF(1/(1+EXP(-[.A66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35403415391186" calcext:value-type="float">
            <text:p>-4.35403415391186</text:p>
          </table:table-cell>
          <table:table-cell table:formula="of:=IF(1/(1+EXP(-[.A66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82955163813646" calcext:value-type="float">
            <text:p>3.82955163813646</text:p>
          </table:table-cell>
          <table:table-cell table:formula="of:=IF(1/(1+EXP(-[.A66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94092644264796" calcext:value-type="float">
            <text:p>-2.94092644264796</text:p>
          </table:table-cell>
          <table:table-cell table:formula="of:=IF(1/(1+EXP(-[.A66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02753880765655" calcext:value-type="float">
            <text:p>-1.02753880765655</text:p>
          </table:table-cell>
          <table:table-cell table:formula="of:=IF(1/(1+EXP(-[.A66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72279394241488" calcext:value-type="float">
            <text:p>-3.72279394241488</text:p>
          </table:table-cell>
          <table:table-cell table:formula="of:=IF(1/(1+EXP(-[.A66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911783528517134" calcext:value-type="float">
            <text:p>-0.091178352851713</text:p>
          </table:table-cell>
          <table:table-cell table:formula="of:=IF(1/(1+EXP(-[.A66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34773717349869" calcext:value-type="float">
            <text:p>-3.34773717349869</text:p>
          </table:table-cell>
          <table:table-cell table:formula="of:=IF(1/(1+EXP(-[.A66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1.86116780689342" calcext:value-type="float">
            <text:p>1.86116780689342</text:p>
          </table:table-cell>
          <table:table-cell table:formula="of:=IF(1/(1+EXP(-[.A670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75125656217673" calcext:value-type="float">
            <text:p>1.75125656217673</text:p>
          </table:table-cell>
          <table:table-cell table:formula="of:=IF(1/(1+EXP(-[.A67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90424235339012" calcext:value-type="float">
            <text:p>2.90424235339012</text:p>
          </table:table-cell>
          <table:table-cell table:formula="of:=IF(1/(1+EXP(-[.A672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2.75807282000007" calcext:value-type="float">
            <text:p>-2.75807282000007</text:p>
          </table:table-cell>
          <table:table-cell table:formula="of:=IF(1/(1+EXP(-[.A67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2.54190759319736" calcext:value-type="float">
            <text:p>2.54190759319736</text:p>
          </table:table-cell>
          <table:table-cell table:formula="of:=IF(1/(1+EXP(-[.A674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2.16991592465981" calcext:value-type="float">
            <text:p>2.16991592465981</text:p>
          </table:table-cell>
          <table:table-cell table:formula="of:=IF(1/(1+EXP(-[.A675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97783865162832" calcext:value-type="float">
            <text:p>1.97783865162832</text:p>
          </table:table-cell>
          <table:table-cell table:formula="of:=IF(1/(1+EXP(-[.A67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86230181721805" calcext:value-type="float">
            <text:p>-1.86230181721805</text:p>
          </table:table-cell>
          <table:table-cell table:formula="of:=IF(1/(1+EXP(-[.A67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886874051474345" calcext:value-type="float">
            <text:p>0.886874051474345</text:p>
          </table:table-cell>
          <table:table-cell table:formula="of:=IF(1/(1+EXP(-[.A678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0.286309945560218" calcext:value-type="float">
            <text:p>-0.286309945560218</text:p>
          </table:table-cell>
          <table:table-cell table:formula="of:=IF(1/(1+EXP(-[.A67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66695984889245" calcext:value-type="float">
            <text:p>-1.66695984889245</text:p>
          </table:table-cell>
          <table:table-cell table:formula="of:=IF(1/(1+EXP(-[.A68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52583702351008" calcext:value-type="float">
            <text:p>0.252583702351008</text:p>
          </table:table-cell>
          <table:table-cell table:formula="of:=IF(1/(1+EXP(-[.A681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0757104702634459" calcext:value-type="float">
            <text:p>-0.075710470263446</text:p>
          </table:table-cell>
          <table:table-cell table:formula="of:=IF(1/(1+EXP(-[.A68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31589395899566" calcext:value-type="float">
            <text:p>-2.31589395899566</text:p>
          </table:table-cell>
          <table:table-cell table:formula="of:=IF(1/(1+EXP(-[.A68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40164688054521" calcext:value-type="float">
            <text:p>-3.40164688054521</text:p>
          </table:table-cell>
          <table:table-cell table:formula="of:=IF(1/(1+EXP(-[.A68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46484185628216" calcext:value-type="float">
            <text:p>-2.46484185628216</text:p>
          </table:table-cell>
          <table:table-cell table:formula="of:=IF(1/(1+EXP(-[.A68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479686390297806" calcext:value-type="float">
            <text:p>-0.479686390297806</text:p>
          </table:table-cell>
          <table:table-cell table:formula="of:=IF(1/(1+EXP(-[.A686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3.5301654569942" calcext:value-type="float">
            <text:p>-3.5301654569942</text:p>
          </table:table-cell>
          <table:table-cell table:formula="of:=IF(1/(1+EXP(-[.A687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72828994977221" calcext:value-type="float">
            <text:p>-2.72828994977221</text:p>
          </table:table-cell>
          <table:table-cell table:formula="of:=IF(1/(1+EXP(-[.A68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628988151762957" calcext:value-type="float">
            <text:p>0.628988151762957</text:p>
          </table:table-cell>
          <table:table-cell table:formula="of:=IF(1/(1+EXP(-[.A68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0.232823398989624" calcext:value-type="float">
            <text:p>-0.232823398989624</text:p>
          </table:table-cell>
          <table:table-cell table:formula="of:=IF(1/(1+EXP(-[.A690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52362237664325" calcext:value-type="float">
            <text:p>3.52362237664325</text:p>
          </table:table-cell>
          <table:table-cell table:formula="of:=IF(1/(1+EXP(-[.A691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-1.94814395977763" calcext:value-type="float">
            <text:p>-1.94814395977763</text:p>
          </table:table-cell>
          <table:table-cell table:formula="of:=IF(1/(1+EXP(-[.A692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53083538401178" calcext:value-type="float">
            <text:p>-1.53083538401178</text:p>
          </table:table-cell>
          <table:table-cell table:formula="of:=IF(1/(1+EXP(-[.A693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4.41337156151169" calcext:value-type="float">
            <text:p>-4.41337156151169</text:p>
          </table:table-cell>
          <table:table-cell table:formula="of:=IF(1/(1+EXP(-[.A694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0.290505567800015" calcext:value-type="float">
            <text:p>0.290505567800015</text:p>
          </table:table-cell>
          <table:table-cell table:formula="of:=IF(1/(1+EXP(-[.A695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3.71892975758112" calcext:value-type="float">
            <text:p>3.71892975758112</text:p>
          </table:table-cell>
          <table:table-cell table:formula="of:=IF(1/(1+EXP(-[.A696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1.1635581120358" calcext:value-type="float">
            <text:p>1.1635581120358</text:p>
          </table:table-cell>
          <table:table-cell table:formula="of:=IF(1/(1+EXP(-[.A697]*1.5+0.8+RAND()*2)) &gt; 0.5; &quot;ACCEPT&quot;; &quot;REJECT&quot;)" office:value-type="string" office:string-value="ACCEPT" calcext:value-type="string">
            <text:p>ACCEPT</text:p>
          </table:table-cell>
        </table:table-row>
        <table:table-row table:style-name="ro1">
          <table:table-cell table:formula="of:=RAND()*10-5" office:value-type="float" office:value="0.68990368480938" calcext:value-type="float">
            <text:p>0.68990368480938</text:p>
          </table:table-cell>
          <table:table-cell table:formula="of:=IF(1/(1+EXP(-[.A698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2.14349342968813" calcext:value-type="float">
            <text:p>-2.14349342968813</text:p>
          </table:table-cell>
          <table:table-cell table:formula="of:=IF(1/(1+EXP(-[.A699]*1.5+0.8+RAND()*2)) &gt; 0.5; &quot;ACCEPT&quot;; &quot;REJECT&quot;)" office:value-type="string" office:string-value="REJECT" calcext:value-type="string">
            <text:p>REJECT</text:p>
          </table:table-cell>
        </table:table-row>
        <table:table-row table:style-name="ro1">
          <table:table-cell table:formula="of:=RAND()*10-5" office:value-type="float" office:value="-1.10464346073843" calcext:value-type="float">
            <text:p>-1.10464346073843</text:p>
          </table:table-cell>
          <table:table-cell table:formula="of:=IF(1/(1+EXP(-[.A700]*1.5+0.8+RAND()*2)) &gt; 0.5; &quot;ACCEPT&quot;; &quot;REJECT&quot;)" office:value-type="string" office:string-value="REJECT" calcext:value-type="string">
            <text:p>REJECT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tableooo="http://openoffice.org/2009/table" xmlns:draw="urn:oasis:names:tc:opendocument:xmlns:drawing:1.0" xmlns:rpt="http://openoffice.org/2005/report" xmlns:dr3d="urn:oasis:names:tc:opendocument:xmlns:dr3d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drawooo="http://openoffice.org/2010/draw" xmlns:xlink="http://www.w3.org/1999/xlink" xmlns:ooo="http://openoffice.org/2004/office" xmlns:ooow="http://openoffice.org/2004/writer" xmlns:fo="urn:oasis:names:tc:opendocument:xmlns:xsl-fo-compatible:1.0" xmlns:svg="urn:oasis:names:tc:opendocument:xmlns:svg-compatible:1.0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7-30">00/00/0000</text:date>, <text:time style:data-style-name="N2" text:time-value="14:16:43.211277597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oo="http://openoffice.org/2004/office" xmlns:dc="http://purl.org/dc/elements/1.1/" xmlns:xlink="http://www.w3.org/1999/xlink" xmlns:office="urn:oasis:names:tc:opendocument:xmlns:office:1.0" office:version="1.3">
  <office:meta>
    <meta:creation-date>2021-07-30T12:40:15.936186492</meta:creation-date>
    <dc:date>2021-07-30T14:17:18.341246741</dc:date>
    <meta:editing-duration>PT8M57S</meta:editing-duration>
    <meta:editing-cycles>9</meta:editing-cycles>
    <meta:generator>LibreOfficeDev/7.2.0.0.alpha1$MacOSX_AARCH64 LibreOffice_project/1070cd26d80399036ae11d81ddb62c0c5601b315</meta:generator>
    <meta:document-statistic meta:table-count="2" meta:cell-count="2800" meta:object-count="0"/>
  </office:meta>
</office:document-meta>
</file>